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14">
      <style:table-cell-properties fo:border-bottom="none" fo:border-left="0.06pt solid #000000" fo:border-right="none" fo:border-top="0.06pt solid #000000"/>
    </style:style>
    <style:style style:name="ce9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14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114"/>
    <style:style style:name="ce13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14">
      <style:table-cell-properties fo:border-bottom="none" fo:border-left="none" fo:border-right="0.06pt solid #000000" fo:border-top="0.06pt solid #000000"/>
    </style:style>
    <style:style style:name="ce15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4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60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1" style:family="table-cell" style:parent-style-name="Default" style:data-style-name="N11"/>
    <style:style style:name="ce22" style:family="table-cell" style:parent-style-name="Default">
      <style:text-properties style:font-name="Liberation Sans" style:font-name-asian="Droid Sans Fallback" style:font-name-complex="Lohit Devanagari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peedup_tabelle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6" table:default-cell-style-name="Default"/>
        <table:table-column table:style-name="co2" table:default-cell-style-name="ce18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>
            <text:p>#N</text:p>
          </table:table-cell>
          <table:table-cell table:style-name="ce3" office:value-type="string" calcext:value-type="string">
            <text:p>OCV E</text:p>
          </table:table-cell>
          <table:table-cell table:style-name="ce3" office:value-type="string" calcext:value-type="string">
            <text:p>V1 E</text:p>
          </table:table-cell>
          <table:table-cell table:style-name="ce3" office:value-type="string" calcext:value-type="string">
            <text:p>V4 E</text:p>
          </table:table-cell>
          <table:table-cell table:style-name="ce3" office:value-type="string" calcext:value-type="string">
            <text:p>V1T0E</text:p>
          </table:table-cell>
          <table:table-cell table:style-name="ce3" office:value-type="string" calcext:value-type="string">
            <text:p>V4T0E</text:p>
          </table:table-cell>
          <table:table-cell table:style-name="ce3" office:value-type="string" calcext:value-type="string">
            <text:p>OCV-V1</text:p>
          </table:table-cell>
          <table:table-cell table:style-name="ce3" office:value-type="string" calcext:value-type="string">
            <text:p>OCV-V4</text:p>
          </table:table-cell>
          <table:table-cell table:style-name="ce3" office:value-type="string" calcext:value-type="string">
            <text:p>OCV-V1T0</text:p>
          </table:table-cell>
          <table:table-cell table:style-name="ce3" office:value-type="string" calcext:value-type="string">
            <text:p>V1T0-V1</text:p>
          </table:table-cell>
          <table:table-cell table:style-name="ce3" office:value-type="string" calcext:value-type="string">
            <text:p>V1T0-V4T0</text:p>
          </table:table-cell>
          <table:table-cell table:style-name="ce3" office:value-type="string" calcext:value-type="string">
            <text:p>V4T0-V4</text:p>
          </table:table-cell>
          <table:table-cell table:style-name="ce17" office:value-type="string" calcext:value-type="string">
            <text:p>OCV H</text:p>
          </table:table-cell>
          <table:table-cell table:style-name="ce3" office:value-type="string" calcext:value-type="string">
            <text:p>V1 H</text:p>
          </table:table-cell>
          <table:table-cell table:style-name="ce3" office:value-type="string" calcext:value-type="string">
            <text:p>V4 H</text:p>
          </table:table-cell>
          <table:table-cell table:style-name="ce3" office:value-type="string" calcext:value-type="string">
            <text:p>V1T0H</text:p>
          </table:table-cell>
          <table:table-cell table:style-name="ce3" office:value-type="string" calcext:value-type="string">
            <text:p>V4T0H</text:p>
          </table:table-cell>
          <table:table-cell table:style-name="ce3" office:value-type="string" calcext:value-type="string">
            <text:p>OCV-V1</text:p>
          </table:table-cell>
          <table:table-cell table:style-name="ce3" office:value-type="string" calcext:value-type="string">
            <text:p>OCV-V4</text:p>
          </table:table-cell>
          <table:table-cell table:style-name="ce3" office:value-type="string" calcext:value-type="string">
            <text:p>OCV-V1T0</text:p>
          </table:table-cell>
          <table:table-cell table:style-name="ce3" office:value-type="string" calcext:value-type="string">
            <text:p>V1T0-V1</text:p>
          </table:table-cell>
          <table:table-cell table:style-name="ce3" office:value-type="string" calcext:value-type="string">
            <text:p>V1T0-V4T0</text:p>
          </table:table-cell>
          <table:table-cell table:style-name="ce3" office:value-type="string" calcext:value-type="string">
            <text:p>V4T0-V4</text:p>
          </table:table-cell>
          <table:table-cell table:style-name="ce3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0000431957" calcext:value-type="float">
            <text:p>4,32E-005</text:p>
          </table:table-cell>
          <table:table-cell office:value-type="float" office:value="0.000061517" calcext:value-type="float">
            <text:p>0,000061517</text:p>
          </table:table-cell>
          <table:table-cell office:value-type="float" office:value="0.000062462" calcext:value-type="float">
            <text:p>0,000062462</text:p>
          </table:table-cell>
          <table:table-cell office:value-type="float" office:value="0.000045469" calcext:value-type="float">
            <text:p>0,000045469</text:p>
          </table:table-cell>
          <table:table-cell office:value-type="float" office:value="0.000040714" calcext:value-type="float">
            <text:p>0,000040714</text:p>
          </table:table-cell>
          <table:table-cell table:formula="of:=[.B2]/[.C2]" office:value-type="float" office:value="0.702175008534226" calcext:value-type="float">
            <text:p>0,7021750085</text:p>
          </table:table-cell>
          <table:table-cell table:formula="of:=[.B2]/[.D2]" office:value-type="float" office:value="0.691551663411354" calcext:value-type="float">
            <text:p>0,6915516634</text:p>
          </table:table-cell>
          <table:table-cell table:formula="of:=[.B2]/[.E2]" office:value-type="float" office:value="0.950003298950934" calcext:value-type="float">
            <text:p>0,950003299</text:p>
          </table:table-cell>
          <table:table-cell table:formula="of:=[.E2]/[.C2]" office:value-type="float" office:value="0.73912902124616" calcext:value-type="float">
            <text:p>0,7391290212</text:p>
          </table:table-cell>
          <table:table-cell table:formula="of:=[.E2]/[.F2]" office:value-type="float" office:value="1.11679029326522" calcext:value-type="float">
            <text:p>1,1167902933</text:p>
          </table:table-cell>
          <table:table-cell table:formula="of:=[.F2]/[.D2]" office:value-type="float" office:value="0.651820306746502" calcext:value-type="float">
            <text:p>0,6518203067</text:p>
          </table:table-cell>
          <table:table-cell office:value-type="float" office:value="0.00003995" calcext:value-type="float">
            <text:p>0,00003995</text:p>
          </table:table-cell>
          <table:table-cell table:style-name="ce4" office:value-type="float" office:value="0.0000623004" calcext:value-type="float">
            <text:p>6,23E-005</text:p>
          </table:table-cell>
          <table:table-cell table:style-name="ce4" office:value-type="float" office:value="0.0000707061" calcext:value-type="float">
            <text:p>7,07E-005</text:p>
          </table:table-cell>
          <table:table-cell table:style-name="ce4" office:value-type="float" office:value="0.0000442738" calcext:value-type="float">
            <text:p>4,43E-005</text:p>
          </table:table-cell>
          <table:table-cell table:style-name="ce4" office:value-type="float" office:value="0.0000410384" calcext:value-type="float">
            <text:p>4,10E-005</text:p>
          </table:table-cell>
          <table:table-cell table:formula="of:=[.M2]/[.N2]" office:value-type="float" office:value="0.641247889259138" calcext:value-type="float">
            <text:p>0,6412478893</text:p>
          </table:table-cell>
          <table:table-cell table:formula="of:=[.M2]/[.O2]" office:value-type="float" office:value="0.565014899704552" calcext:value-type="float">
            <text:p>0,5650148997</text:p>
          </table:table-cell>
          <table:table-cell table:formula="of:=[.M2]/[.P2]" office:value-type="float" office:value="0.902339532635554" calcext:value-type="float">
            <text:p>0,9023395326</text:p>
          </table:table-cell>
          <table:table-cell table:formula="of:=[.P2]/[.N2]" office:value-type="float" office:value="0.71065033290316" calcext:value-type="float">
            <text:p>0,7106503329</text:p>
          </table:table-cell>
          <table:table-cell table:formula="of:=[.P2]/[.Q2]" office:value-type="float" office:value="1.0788383562712" calcext:value-type="float">
            <text:p>1,0788383563</text:p>
          </table:table-cell>
          <table:table-cell table:formula="of:=[.Q2]/[.O2]" office:value-type="float" office:value="0.580408196746815" calcext:value-type="float">
            <text:p>0,5804081967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0000618713" calcext:value-type="float">
            <text:p>6,19E-005</text:p>
          </table:table-cell>
          <table:table-cell office:value-type="float" office:value="0.000070748" calcext:value-type="float">
            <text:p>0,000070748</text:p>
          </table:table-cell>
          <table:table-cell office:value-type="float" office:value="0.000069905" calcext:value-type="float">
            <text:p>0,000069905</text:p>
          </table:table-cell>
          <table:table-cell office:value-type="float" office:value="0.000056185" calcext:value-type="float">
            <text:p>0,000056185</text:p>
          </table:table-cell>
          <table:table-cell office:value-type="float" office:value="0.000048703" calcext:value-type="float">
            <text:p>0,000048703</text:p>
          </table:table-cell>
          <table:table-cell table:formula="of:=[.B3]/[.C3]" office:value-type="float" office:value="0.874530728783852" calcext:value-type="float">
            <text:p>0,8745307288</text:p>
          </table:table-cell>
          <table:table-cell table:formula="of:=[.B3]/[.D3]" office:value-type="float" office:value="0.885076890065088" calcext:value-type="float">
            <text:p>0,8850768901</text:p>
          </table:table-cell>
          <table:table-cell table:formula="of:=[.B3]/[.E3]" office:value-type="float" office:value="1.10120672777432" calcext:value-type="float">
            <text:p>1,1012067278</text:p>
          </table:table-cell>
          <table:table-cell table:formula="of:=[.E3]/[.C3]" office:value-type="float" office:value="0.794156725278453" calcext:value-type="float">
            <text:p>0,7941567253</text:p>
          </table:table-cell>
          <table:table-cell table:formula="of:=[.E3]/[.F3]" office:value-type="float" office:value="1.1536250333655" calcext:value-type="float">
            <text:p>1,1536250334</text:p>
          </table:table-cell>
          <table:table-cell table:formula="of:=[.F3]/[.D3]" office:value-type="float" office:value="0.696702667906445" calcext:value-type="float">
            <text:p>0,6967026679</text:p>
          </table:table-cell>
          <table:table-cell table:style-name="ce19" office:value-type="float" office:value="0.0000616147" calcext:value-type="float">
            <text:p>6,16E-005</text:p>
          </table:table-cell>
          <table:table-cell table:style-name="ce4" office:value-type="float" office:value="0.0000706584" calcext:value-type="float">
            <text:p>7,07E-005</text:p>
          </table:table-cell>
          <table:table-cell table:style-name="ce4" office:value-type="float" office:value="0.0000720273" calcext:value-type="float">
            <text:p>7,20E-005</text:p>
          </table:table-cell>
          <table:table-cell table:style-name="ce4" office:value-type="float" office:value="0.0000558023" calcext:value-type="float">
            <text:p>5,58E-005</text:p>
          </table:table-cell>
          <table:table-cell table:style-name="ce4" office:value-type="float" office:value="0.0000497895" calcext:value-type="float">
            <text:p>4,98E-005</text:p>
          </table:table-cell>
          <table:table-cell table:formula="of:=[.M3]/[.N3]" office:value-type="float" office:value="0.872008140574935" calcext:value-type="float">
            <text:p>0,8720081406</text:p>
          </table:table-cell>
          <table:table-cell table:formula="of:=[.M3]/[.O3]" office:value-type="float" office:value="0.855435369644565" calcext:value-type="float">
            <text:p>0,8554353696</text:p>
          </table:table-cell>
          <table:table-cell table:formula="of:=[.M3]/[.P3]" office:value-type="float" office:value="1.10416058119468" calcext:value-type="float">
            <text:p>1,1041605812</text:p>
          </table:table-cell>
          <table:table-cell table:formula="of:=[.P3]/[.N3]" office:value-type="float" office:value="0.789747574244534" calcext:value-type="float">
            <text:p>0,7897475742</text:p>
          </table:table-cell>
          <table:table-cell table:formula="of:=[.P3]/[.Q3]" office:value-type="float" office:value="1.12076441820062" calcext:value-type="float">
            <text:p>1,1207644182</text:p>
          </table:table-cell>
          <table:table-cell table:formula="of:=[.Q3]/[.O3]" office:value-type="float" office:value="0.691258731064471" calcext:value-type="float">
            <text:p>0,6912587311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050439" calcext:value-type="float">
            <text:p>0,0001050439</text:p>
          </table:table-cell>
          <table:table-cell office:value-type="float" office:value="0.000094512" calcext:value-type="float">
            <text:p>0,000094512</text:p>
          </table:table-cell>
          <table:table-cell office:value-type="float" office:value="0.000086205" calcext:value-type="float">
            <text:p>0,000086205</text:p>
          </table:table-cell>
          <table:table-cell office:value-type="float" office:value="0.000077145" calcext:value-type="float">
            <text:p>0,000077145</text:p>
          </table:table-cell>
          <table:table-cell office:value-type="float" office:value="0.000066021" calcext:value-type="float">
            <text:p>0,000066021</text:p>
          </table:table-cell>
          <table:table-cell table:formula="of:=[.B4]/[.C4]" office:value-type="float" office:value="1.11143452683257" calcext:value-type="float">
            <text:p>1,1114345268</text:p>
          </table:table-cell>
          <table:table-cell table:formula="of:=[.B4]/[.D4]" office:value-type="float" office:value="1.21853604779305" calcext:value-type="float">
            <text:p>1,2185360478</text:p>
          </table:table-cell>
          <table:table-cell table:formula="of:=[.B4]/[.E4]" office:value-type="float" office:value="1.36164236178625" calcext:value-type="float">
            <text:p>1,3616423618</text:p>
          </table:table-cell>
          <table:table-cell table:formula="of:=[.E4]/[.C4]" office:value-type="float" office:value="0.816245556119858" calcext:value-type="float">
            <text:p>0,8162455561</text:p>
          </table:table-cell>
          <table:table-cell table:formula="of:=[.E4]/[.F4]" office:value-type="float" office:value="1.16849184350434" calcext:value-type="float">
            <text:p>1,1684918435</text:p>
          </table:table-cell>
          <table:table-cell table:formula="of:=[.F4]/[.D4]" office:value-type="float" office:value="0.765860448929876" calcext:value-type="float">
            <text:p>0,7658604489</text:p>
          </table:table-cell>
          <table:table-cell table:style-name="ce19" office:value-type="float" office:value="0.0000979922" calcext:value-type="float">
            <text:p>9,80E-005</text:p>
          </table:table-cell>
          <table:table-cell table:style-name="ce4" office:value-type="float" office:value="0.0000917645" calcext:value-type="float">
            <text:p>9,18E-005</text:p>
          </table:table-cell>
          <table:table-cell table:style-name="ce4" office:value-type="float" office:value="0.0000868813" calcext:value-type="float">
            <text:p>8,69E-005</text:p>
          </table:table-cell>
          <table:table-cell table:style-name="ce4" office:value-type="float" office:value="0.0000755935" calcext:value-type="float">
            <text:p>7,56E-005</text:p>
          </table:table-cell>
          <table:table-cell table:style-name="ce4" office:value-type="float" office:value="0.0000659736" calcext:value-type="float">
            <text:p>6,60E-005</text:p>
          </table:table-cell>
          <table:table-cell table:formula="of:=[.M4]/[.N4]" office:value-type="float" office:value="1.06786611380218" calcext:value-type="float">
            <text:p>1,0678661138</text:p>
          </table:table-cell>
          <table:table-cell table:formula="of:=[.M4]/[.O4]" office:value-type="float" office:value="1.12788597776507" calcext:value-type="float">
            <text:p>1,1278859778</text:p>
          </table:table-cell>
          <table:table-cell table:formula="of:=[.M4]/[.P4]" office:value-type="float" office:value="1.29630457645168" calcext:value-type="float">
            <text:p>1,2963045765</text:p>
          </table:table-cell>
          <table:table-cell table:formula="of:=[.P4]/[.N4]" office:value-type="float" office:value="0.823777168730827" calcext:value-type="float">
            <text:p>0,8237771687</text:p>
          </table:table-cell>
          <table:table-cell table:formula="of:=[.P4]/[.Q4]" office:value-type="float" office:value="1.14581438636061" calcext:value-type="float">
            <text:p>1,1458143864</text:p>
          </table:table-cell>
          <table:table-cell table:formula="of:=[.Q4]/[.O4]" office:value-type="float" office:value="0.759353278553613" calcext:value-type="float">
            <text:p>0,7593532786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54203" calcext:value-type="float">
            <text:p>0,0001454203</text:p>
          </table:table-cell>
          <table:table-cell office:value-type="float" office:value="0.000113314" calcext:value-type="float">
            <text:p>0,000113314</text:p>
          </table:table-cell>
          <table:table-cell office:value-type="float" office:value="0.000102719" calcext:value-type="float">
            <text:p>0,000102719</text:p>
          </table:table-cell>
          <table:table-cell office:value-type="float" office:value="0.000099083" calcext:value-type="float">
            <text:p>0,000099083</text:p>
          </table:table-cell>
          <table:table-cell office:value-type="float" office:value="0.000082287" calcext:value-type="float">
            <text:p>0,000082287</text:p>
          </table:table-cell>
          <table:table-cell table:formula="of:=[.B5]/[.C5]" office:value-type="float" office:value="1.28333921668991" calcext:value-type="float">
            <text:p>1,2833392167</text:p>
          </table:table-cell>
          <table:table-cell table:formula="of:=[.B5]/[.D5]" office:value-type="float" office:value="1.41570984920025" calcext:value-type="float">
            <text:p>1,4157098492</text:p>
          </table:table-cell>
          <table:table-cell table:formula="of:=[.B5]/[.E5]" office:value-type="float" office:value="1.46766145554737" calcext:value-type="float">
            <text:p>1,4676614555</text:p>
          </table:table-cell>
          <table:table-cell table:formula="of:=[.E5]/[.C5]" office:value-type="float" office:value="0.874410928923169" calcext:value-type="float">
            <text:p>0,8744109289</text:p>
          </table:table-cell>
          <table:table-cell table:formula="of:=[.E5]/[.F5]" office:value-type="float" office:value="1.20411486626077" calcext:value-type="float">
            <text:p>1,2041148663</text:p>
          </table:table-cell>
          <table:table-cell table:formula="of:=[.F5]/[.D5]" office:value-type="float" office:value="0.801088406234484" calcext:value-type="float">
            <text:p>0,8010884062</text:p>
          </table:table-cell>
          <table:table-cell office:value-type="float" office:value="0.0001379182" calcext:value-type="float">
            <text:p>0,0001379182</text:p>
          </table:table-cell>
          <table:table-cell office:value-type="float" office:value="0.0001092281" calcext:value-type="float">
            <text:p>0,0001092281</text:p>
          </table:table-cell>
          <table:table-cell table:style-name="ce4" office:value-type="float" office:value="0.0000990948" calcext:value-type="float">
            <text:p>9,91E-005</text:p>
          </table:table-cell>
          <table:table-cell office:value-type="float" office:value="0.000095058" calcext:value-type="float">
            <text:p>0,000095058</text:p>
          </table:table-cell>
          <table:table-cell table:style-name="ce4" office:value-type="float" office:value="0.0000788289" calcext:value-type="float">
            <text:p>7,88E-005</text:p>
          </table:table-cell>
          <table:table-cell table:formula="of:=[.M5]/[.N5]" office:value-type="float" office:value="1.26266226364827" calcext:value-type="float">
            <text:p>1,2626622636</text:p>
          </table:table-cell>
          <table:table-cell table:formula="of:=[.M5]/[.O5]" office:value-type="float" office:value="1.39178039614591" calcext:value-type="float">
            <text:p>1,3917803961</text:p>
          </table:table-cell>
          <table:table-cell table:formula="of:=[.M5]/[.P5]" office:value-type="float" office:value="1.45088472301121" calcext:value-type="float">
            <text:p>1,450884723</text:p>
          </table:table-cell>
          <table:table-cell table:formula="of:=[.P5]/[.N5]" office:value-type="float" office:value="0.87027056224543" calcext:value-type="float">
            <text:p>0,8702705622</text:p>
          </table:table-cell>
          <table:table-cell table:formula="of:=[.P5]/[.Q5]" office:value-type="float" office:value="1.20587753983628" calcext:value-type="float">
            <text:p>1,2058775398</text:p>
          </table:table-cell>
          <table:table-cell table:formula="of:=[.Q5]/[.O5]" office:value-type="float" office:value="0.79548977342908" calcext:value-type="float">
            <text:p>0,7954897734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890753" calcext:value-type="float">
            <text:p>0,0001890753</text:p>
          </table:table-cell>
          <table:table-cell office:value-type="float" office:value="0.000133905" calcext:value-type="float">
            <text:p>0,000133905</text:p>
          </table:table-cell>
          <table:table-cell office:value-type="float" office:value="0.000111679" calcext:value-type="float">
            <text:p>0,000111679</text:p>
          </table:table-cell>
          <table:table-cell office:value-type="float" office:value="0.000120871" calcext:value-type="float">
            <text:p>0,000120871</text:p>
          </table:table-cell>
          <table:table-cell office:value-type="float" office:value="0.000097959" calcext:value-type="float">
            <text:p>0,000097959</text:p>
          </table:table-cell>
          <table:table-cell table:formula="of:=[.B6]/[.C6]" office:value-type="float" office:value="1.41201075389269" calcext:value-type="float">
            <text:p>1,4120107539</text:p>
          </table:table-cell>
          <table:table-cell table:formula="of:=[.B6]/[.D6]" office:value-type="float" office:value="1.69302465100869" calcext:value-type="float">
            <text:p>1,693024651</text:p>
          </table:table-cell>
          <table:table-cell table:formula="of:=[.B6]/[.E6]" office:value-type="float" office:value="1.56427348164572" calcext:value-type="float">
            <text:p>1,5642734816</text:p>
          </table:table-cell>
          <table:table-cell table:formula="of:=[.E6]/[.C6]" office:value-type="float" office:value="0.902662335237669" calcext:value-type="float">
            <text:p>0,9026623352</text:p>
          </table:table-cell>
          <table:table-cell table:formula="of:=[.E6]/[.F6]" office:value-type="float" office:value="1.23389377188416" calcext:value-type="float">
            <text:p>1,2338937719</text:p>
          </table:table-cell>
          <table:table-cell table:formula="of:=[.F6]/[.D6]" office:value-type="float" office:value="0.877147897097932" calcext:value-type="float">
            <text:p>0,8771478971</text:p>
          </table:table-cell>
          <table:table-cell office:value-type="float" office:value="0.0001739882" calcext:value-type="float">
            <text:p>0,0001739882</text:p>
          </table:table-cell>
          <table:table-cell office:value-type="float" office:value="0.0001280318" calcext:value-type="float">
            <text:p>0,0001280318</text:p>
          </table:table-cell>
          <table:table-cell office:value-type="float" office:value="0.0001079556" calcext:value-type="float">
            <text:p>0,0001079556</text:p>
          </table:table-cell>
          <table:table-cell office:value-type="float" office:value="0.0001128683" calcext:value-type="float">
            <text:p>0,0001128683</text:p>
          </table:table-cell>
          <table:table-cell office:value-type="float" office:value="0.000092771" calcext:value-type="float">
            <text:p>0,000092771</text:p>
          </table:table-cell>
          <table:table-cell table:formula="of:=[.M6]/[.N6]" office:value-type="float" office:value="1.35894519955199" calcext:value-type="float">
            <text:p>1,3589451996</text:p>
          </table:table-cell>
          <table:table-cell table:formula="of:=[.M6]/[.O6]" office:value-type="float" office:value="1.61166442500435" calcext:value-type="float">
            <text:p>1,611664425</text:p>
          </table:table-cell>
          <table:table-cell table:formula="of:=[.M6]/[.P6]" office:value-type="float" office:value="1.54151519957331" calcext:value-type="float">
            <text:p>1,5415151996</text:p>
          </table:table-cell>
          <table:table-cell table:formula="of:=[.P6]/[.N6]" office:value-type="float" office:value="0.881564580049644" calcext:value-type="float">
            <text:p>0,88156458</text:p>
          </table:table-cell>
          <table:table-cell table:formula="of:=[.P6]/[.Q6]" office:value-type="float" office:value="1.21663343070572" calcext:value-type="float">
            <text:p>1,2166334307</text:p>
          </table:table-cell>
          <table:table-cell table:formula="of:=[.Q6]/[.O6]" office:value-type="float" office:value="0.859344026618351" calcext:value-type="float">
            <text:p>0,8593440266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28228" calcext:value-type="float">
            <text:p>0,000228228</text:p>
          </table:table-cell>
          <table:table-cell office:value-type="float" office:value="0.000154473" calcext:value-type="float">
            <text:p>0,000154473</text:p>
          </table:table-cell>
          <table:table-cell office:value-type="float" office:value="0.000126956" calcext:value-type="float">
            <text:p>0,000126956</text:p>
          </table:table-cell>
          <table:table-cell office:value-type="float" office:value="0.000143436" calcext:value-type="float">
            <text:p>0,000143436</text:p>
          </table:table-cell>
          <table:table-cell office:value-type="float" office:value="0.000117117" calcext:value-type="float">
            <text:p>0,000117117</text:p>
          </table:table-cell>
          <table:table-cell table:formula="of:=[.B7]/[.C7]" office:value-type="float" office:value="1.47746208075198" calcext:value-type="float">
            <text:p>1,4774620808</text:p>
          </table:table-cell>
          <table:table-cell table:formula="of:=[.B7]/[.D7]" office:value-type="float" office:value="1.79769368915215" calcext:value-type="float">
            <text:p>1,7976936892</text:p>
          </table:table-cell>
          <table:table-cell table:formula="of:=[.B7]/[.E7]" office:value-type="float" office:value="1.59114866560696" calcext:value-type="float">
            <text:p>1,5911486656</text:p>
          </table:table-cell>
          <table:table-cell table:formula="of:=[.E7]/[.C7]" office:value-type="float" office:value="0.928550620496786" calcext:value-type="float">
            <text:p>0,9285506205</text:p>
          </table:table-cell>
          <table:table-cell table:formula="of:=[.E7]/[.F7]" office:value-type="float" office:value="1.22472399395476" calcext:value-type="float">
            <text:p>1,224723994</text:p>
          </table:table-cell>
          <table:table-cell table:formula="of:=[.F7]/[.D7]" office:value-type="float" office:value="0.922500708907023" calcext:value-type="float">
            <text:p>0,9225007089</text:p>
          </table:table-cell>
          <table:table-cell office:value-type="float" office:value="0.000213908" calcext:value-type="float">
            <text:p>0,000213908</text:p>
          </table:table-cell>
          <table:table-cell office:value-type="float" office:value="0.0001455291" calcext:value-type="float">
            <text:p>0,0001455291</text:p>
          </table:table-cell>
          <table:table-cell office:value-type="float" office:value="0.0001220803" calcext:value-type="float">
            <text:p>0,0001220803</text:p>
          </table:table-cell>
          <table:table-cell office:value-type="float" office:value="0.0001326509" calcext:value-type="float">
            <text:p>0,0001326509</text:p>
          </table:table-cell>
          <table:table-cell office:value-type="float" office:value="0.0001087988" calcext:value-type="float">
            <text:p>0,0001087988</text:p>
          </table:table-cell>
          <table:table-cell table:formula="of:=[.M7]/[.N7]" office:value-type="float" office:value="1.46986410278082" calcext:value-type="float">
            <text:p>1,4698641028</text:p>
          </table:table-cell>
          <table:table-cell table:formula="of:=[.M7]/[.O7]" office:value-type="float" office:value="1.75219097593961" calcext:value-type="float">
            <text:p>1,7521909759</text:p>
          </table:table-cell>
          <table:table-cell table:formula="of:=[.M7]/[.P7]" office:value-type="float" office:value="1.61256350315" calcext:value-type="float">
            <text:p>1,6125635032</text:p>
          </table:table-cell>
          <table:table-cell table:formula="of:=[.P7]/[.N7]" office:value-type="float" office:value="0.911507732817698" calcext:value-type="float">
            <text:p>0,9115077328</text:p>
          </table:table-cell>
          <table:table-cell table:formula="of:=[.P7]/[.Q7]" office:value-type="float" office:value="1.21923127828616" calcext:value-type="float">
            <text:p>1,2192312783</text:p>
          </table:table-cell>
          <table:table-cell table:formula="of:=[.Q7]/[.O7]" office:value-type="float" office:value="0.891206853194168" calcext:value-type="float">
            <text:p>0,8912068532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33579" calcext:value-type="float">
            <text:p>0,000433579</text:p>
          </table:table-cell>
          <table:table-cell office:value-type="float" office:value="0.000251937" calcext:value-type="float">
            <text:p>0,000251937</text:p>
          </table:table-cell>
          <table:table-cell office:value-type="float" office:value="0.000191746" calcext:value-type="float">
            <text:p>0,000191746</text:p>
          </table:table-cell>
          <table:table-cell office:value-type="float" office:value="0.00025296" calcext:value-type="float">
            <text:p>0,00025296</text:p>
          </table:table-cell>
          <table:table-cell office:value-type="float" office:value="0.000202039" calcext:value-type="float">
            <text:p>0,000202039</text:p>
          </table:table-cell>
          <table:table-cell table:formula="of:=[.B8]/[.C8]" office:value-type="float" office:value="1.72098183275978" calcext:value-type="float">
            <text:p>1,7209818328</text:p>
          </table:table-cell>
          <table:table-cell table:formula="of:=[.B8]/[.D8]" office:value-type="float" office:value="2.26121535781711" calcext:value-type="float">
            <text:p>2,2612153578</text:p>
          </table:table-cell>
          <table:table-cell table:formula="of:=[.B8]/[.E8]" office:value-type="float" office:value="1.71402197975965" calcext:value-type="float">
            <text:p>1,7140219798</text:p>
          </table:table-cell>
          <table:table-cell table:formula="of:=[.E8]/[.C8]" office:value-type="float" office:value="1.00406053894426" calcext:value-type="float">
            <text:p>1,0040605389</text:p>
          </table:table-cell>
          <table:table-cell table:formula="of:=[.E8]/[.F8]" office:value-type="float" office:value="1.2520354980969" calcext:value-type="float">
            <text:p>1,2520354981</text:p>
          </table:table-cell>
          <table:table-cell table:formula="of:=[.F8]/[.D8]" office:value-type="float" office:value="1.05368038968218" calcext:value-type="float">
            <text:p>1,0536803897</text:p>
          </table:table-cell>
          <table:table-cell office:value-type="float" office:value="0.000400951" calcext:value-type="float">
            <text:p>0,000400951</text:p>
          </table:table-cell>
          <table:table-cell office:value-type="float" office:value="0.0002250244" calcext:value-type="float">
            <text:p>0,0002250244</text:p>
          </table:table-cell>
          <table:table-cell office:value-type="float" office:value="0.0001771212" calcext:value-type="float">
            <text:p>0,0001771212</text:p>
          </table:table-cell>
          <table:table-cell office:value-type="float" office:value="0.0002217227" calcext:value-type="float">
            <text:p>0,0002217227</text:p>
          </table:table-cell>
          <table:table-cell office:value-type="float" office:value="0.0001813094" calcext:value-type="float">
            <text:p>0,0001813094</text:p>
          </table:table-cell>
          <table:table-cell table:formula="of:=[.M8]/[.N8]" office:value-type="float" office:value="1.78181121691692" calcext:value-type="float">
            <text:p>1,7818112169</text:p>
          </table:table-cell>
          <table:table-cell table:formula="of:=[.M8]/[.O8]" office:value-type="float" office:value="2.26370982129751" calcext:value-type="float">
            <text:p>2,2637098213</text:p>
          </table:table-cell>
          <table:table-cell table:formula="of:=[.M8]/[.P8]" office:value-type="float" office:value="1.80834438693016" calcext:value-type="float">
            <text:p>1,8083443869</text:p>
          </table:table-cell>
          <table:table-cell table:formula="of:=[.P8]/[.N8]" office:value-type="float" office:value="0.985327368943101" calcext:value-type="float">
            <text:p>0,9853273689</text:p>
          </table:table-cell>
          <table:table-cell table:formula="of:=[.P8]/[.Q8]" office:value-type="float" office:value="1.22289688234587" calcext:value-type="float">
            <text:p>1,2228968823</text:p>
          </table:table-cell>
          <table:table-cell table:formula="of:=[.Q8]/[.O8]" office:value-type="float" office:value="1.02364595542487" calcext:value-type="float">
            <text:p>1,0236459554</text:p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643305" calcext:value-type="float">
            <text:p>0,000643305</text:p>
          </table:table-cell>
          <table:table-cell office:value-type="float" office:value="0.000352936" calcext:value-type="float">
            <text:p>0,000352936</text:p>
          </table:table-cell>
          <table:table-cell office:value-type="float" office:value="0.000262525" calcext:value-type="float">
            <text:p>0,000262525</text:p>
          </table:table-cell>
          <table:table-cell office:value-type="float" office:value="0.000361521" calcext:value-type="float">
            <text:p>0,000361521</text:p>
          </table:table-cell>
          <table:table-cell office:value-type="float" office:value="0.000289483" calcext:value-type="float">
            <text:p>0,000289483</text:p>
          </table:table-cell>
          <table:table-cell table:formula="of:=[.B9]/[.C9]" office:value-type="float" office:value="1.82272423328875" calcext:value-type="float">
            <text:p>1,8227242333</text:p>
          </table:table-cell>
          <table:table-cell table:formula="of:=[.B9]/[.D9]" office:value-type="float" office:value="2.45045233787258" calcext:value-type="float">
            <text:p>2,4504523379</text:p>
          </table:table-cell>
          <table:table-cell table:formula="of:=[.B9]/[.E9]" office:value-type="float" office:value="1.77944019849469" calcext:value-type="float">
            <text:p>1,7794401985</text:p>
          </table:table-cell>
          <table:table-cell table:formula="of:=[.E9]/[.C9]" office:value-type="float" office:value="1.02432452342634" calcext:value-type="float">
            <text:p>1,0243245234</text:p>
          </table:table-cell>
          <table:table-cell table:formula="of:=[.E9]/[.F9]" office:value-type="float" office:value="1.24885053699181" calcext:value-type="float">
            <text:p>1,248850537</text:p>
          </table:table-cell>
          <table:table-cell table:formula="of:=[.F9]/[.D9]" office:value-type="float" office:value="1.10268736310828" calcext:value-type="float">
            <text:p>1,1026873631</text:p>
          </table:table-cell>
          <table:table-cell office:value-type="float" office:value="0.000590826" calcext:value-type="float">
            <text:p>0,000590826</text:p>
          </table:table-cell>
          <table:table-cell office:value-type="float" office:value="0.0003163173" calcext:value-type="float">
            <text:p>0,0003163173</text:p>
          </table:table-cell>
          <table:table-cell office:value-type="float" office:value="0.0002392642" calcext:value-type="float">
            <text:p>0,0002392642</text:p>
          </table:table-cell>
          <table:table-cell office:value-type="float" office:value="0.000327457" calcext:value-type="float">
            <text:p>0,000327457</text:p>
          </table:table-cell>
          <table:table-cell office:value-type="float" office:value="0.0002655013" calcext:value-type="float">
            <text:p>0,0002655013</text:p>
          </table:table-cell>
          <table:table-cell table:formula="of:=[.M9]/[.N9]" office:value-type="float" office:value="1.86782702052654" calcext:value-type="float">
            <text:p>1,8678270205</text:p>
          </table:table-cell>
          <table:table-cell table:formula="of:=[.M9]/[.O9]" office:value-type="float" office:value="2.46934560205831" calcext:value-type="float">
            <text:p>2,4693456021</text:p>
          </table:table-cell>
          <table:table-cell table:formula="of:=[.M9]/[.P9]" office:value-type="float" office:value="1.80428575354932" calcext:value-type="float">
            <text:p>1,8042857535</text:p>
          </table:table-cell>
          <table:table-cell table:formula="of:=[.P9]/[.N9]" office:value-type="float" office:value="1.03521685345696" calcext:value-type="float">
            <text:p>1,0352168535</text:p>
          </table:table-cell>
          <table:table-cell table:formula="of:=[.P9]/[.Q9]" office:value-type="float" office:value="1.23335365966193" calcext:value-type="float">
            <text:p>1,2333536597</text:p>
          </table:table-cell>
          <table:table-cell table:formula="of:=[.Q9]/[.O9]" office:value-type="float" office:value="1.10965744143921" calcext:value-type="float">
            <text:p>1,1096574414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849695" calcext:value-type="float">
            <text:p>0,000849695</text:p>
          </table:table-cell>
          <table:table-cell office:value-type="float" office:value="0.000448322" calcext:value-type="float">
            <text:p>0,000448322</text:p>
          </table:table-cell>
          <table:table-cell office:value-type="float" office:value="0.000333391" calcext:value-type="float">
            <text:p>0,000333391</text:p>
          </table:table-cell>
          <table:table-cell office:value-type="float" office:value="0.000473991" calcext:value-type="float">
            <text:p>0,000473991</text:p>
          </table:table-cell>
          <table:table-cell office:value-type="float" office:value="0.000373071" calcext:value-type="float">
            <text:p>0,000373071</text:p>
          </table:table-cell>
          <table:table-cell table:formula="of:=[.B10]/[.C10]" office:value-type="float" office:value="1.89527839365456" calcext:value-type="float">
            <text:p>1,8952783937</text:p>
          </table:table-cell>
          <table:table-cell table:formula="of:=[.B10]/[.D10]" office:value-type="float" office:value="2.54864408457337" calcext:value-type="float">
            <text:p>2,5486440846</text:p>
          </table:table-cell>
          <table:table-cell table:formula="of:=[.B10]/[.E10]" office:value-type="float" office:value="1.79263952269136" calcext:value-type="float">
            <text:p>1,7926395227</text:p>
          </table:table-cell>
          <table:table-cell table:formula="of:=[.E10]/[.C10]" office:value-type="float" office:value="1.05725572244949" calcext:value-type="float">
            <text:p>1,0572557224</text:p>
          </table:table-cell>
          <table:table-cell table:formula="of:=[.E10]/[.F10]" office:value-type="float" office:value="1.27051151121368" calcext:value-type="float">
            <text:p>1,2705115112</text:p>
          </table:table-cell>
          <table:table-cell table:formula="of:=[.F10]/[.D10]" office:value-type="float" office:value="1.11901940964213" calcext:value-type="float">
            <text:p>1,1190194096</text:p>
          </table:table-cell>
          <table:table-cell office:value-type="float" office:value="0.000782953" calcext:value-type="float">
            <text:p>0,000782953</text:p>
          </table:table-cell>
          <table:table-cell office:value-type="float" office:value="0.0003965652" calcext:value-type="float">
            <text:p>0,0003965652</text:p>
          </table:table-cell>
          <table:table-cell office:value-type="float" office:value="0.0002937122" calcext:value-type="float">
            <text:p>0,0002937122</text:p>
          </table:table-cell>
          <table:table-cell office:value-type="float" office:value="0.0004100856" calcext:value-type="float">
            <text:p>0,0004100856</text:p>
          </table:table-cell>
          <table:table-cell office:value-type="float" office:value="0.0003292691" calcext:value-type="float">
            <text:p>0,0003292691</text:p>
          </table:table-cell>
          <table:table-cell table:formula="of:=[.M10]/[.N10]" office:value-type="float" office:value="1.97433612429936" calcext:value-type="float">
            <text:p>1,9743361243</text:p>
          </table:table-cell>
          <table:table-cell table:formula="of:=[.M10]/[.O10]" office:value-type="float" office:value="2.66571494136096" calcext:value-type="float">
            <text:p>2,6657149414</text:p>
          </table:table-cell>
          <table:table-cell table:formula="of:=[.M10]/[.P10]" office:value-type="float" office:value="1.90924285076091" calcext:value-type="float">
            <text:p>1,9092428508</text:p>
          </table:table-cell>
          <table:table-cell table:formula="of:=[.P10]/[.N10]" office:value-type="float" office:value="1.03409376314412" calcext:value-type="float">
            <text:p>1,0340937631</text:p>
          </table:table-cell>
          <table:table-cell table:formula="of:=[.P10]/[.Q10]" office:value-type="float" office:value="1.24544210191603" calcext:value-type="float">
            <text:p>1,2454421019</text:p>
          </table:table-cell>
          <table:table-cell table:formula="of:=[.Q10]/[.O10]" office:value-type="float" office:value="1.12106034410556" calcext:value-type="float">
            <text:p>1,1210603441</text:p>
          </table:table-cell>
          <table:table-cell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05731" calcext:value-type="float">
            <text:p>0,00105731</text:p>
          </table:table-cell>
          <table:table-cell office:value-type="float" office:value="0.000580334" calcext:value-type="float">
            <text:p>0,000580334</text:p>
          </table:table-cell>
          <table:table-cell office:value-type="float" office:value="0.00039761" calcext:value-type="float">
            <text:p>0,00039761</text:p>
          </table:table-cell>
          <table:table-cell office:value-type="float" office:value="0.000603926" calcext:value-type="float">
            <text:p>0,000603926</text:p>
          </table:table-cell>
          <table:table-cell office:value-type="float" office:value="0.000465149" calcext:value-type="float">
            <text:p>0,000465149</text:p>
          </table:table-cell>
          <table:table-cell table:formula="of:=[.B11]/[.C11]" office:value-type="float" office:value="1.82189911326926" calcext:value-type="float">
            <text:p>1,8218991133</text:p>
          </table:table-cell>
          <table:table-cell table:formula="of:=[.B11]/[.D11]" office:value-type="float" office:value="2.659163501924" calcext:value-type="float">
            <text:p>2,6591635019</text:p>
          </table:table-cell>
          <table:table-cell table:formula="of:=[.B11]/[.E11]" office:value-type="float" office:value="1.7507277381666" calcext:value-type="float">
            <text:p>1,7507277382</text:p>
          </table:table-cell>
          <table:table-cell table:formula="of:=[.E11]/[.C11]" office:value-type="float" office:value="1.04065245186393" calcext:value-type="float">
            <text:p>1,0406524519</text:p>
          </table:table-cell>
          <table:table-cell table:formula="of:=[.E11]/[.F11]" office:value-type="float" office:value="1.29834956110838" calcext:value-type="float">
            <text:p>1,2983495611</text:p>
          </table:table-cell>
          <table:table-cell table:formula="of:=[.F11]/[.D11]" office:value-type="float" office:value="1.16986242800734" calcext:value-type="float">
            <text:p>1,169862428</text:p>
          </table:table-cell>
          <table:table-cell office:value-type="float" office:value="0.000973949" calcext:value-type="float">
            <text:p>0,000973949</text:p>
          </table:table-cell>
          <table:table-cell office:value-type="float" office:value="0.0004817635" calcext:value-type="float">
            <text:p>0,0004817635</text:p>
          </table:table-cell>
          <table:table-cell office:value-type="float" office:value="0.0003546643" calcext:value-type="float">
            <text:p>0,0003546643</text:p>
          </table:table-cell>
          <table:table-cell office:value-type="float" office:value="0.000518603" calcext:value-type="float">
            <text:p>0,000518603</text:p>
          </table:table-cell>
          <table:table-cell office:value-type="float" office:value="0.0004081754" calcext:value-type="float">
            <text:p>0,0004081754</text:p>
          </table:table-cell>
          <table:table-cell table:formula="of:=[.M11]/[.N11]" office:value-type="float" office:value="2.02163302118155" calcext:value-type="float">
            <text:p>2,0216330212</text:p>
          </table:table-cell>
          <table:table-cell table:formula="of:=[.M11]/[.O11]" office:value-type="float" office:value="2.74611512915171" calcext:value-type="float">
            <text:p>2,7461151292</text:p>
          </table:table-cell>
          <table:table-cell table:formula="of:=[.M11]/[.P11]" office:value-type="float" office:value="1.87802423048073" calcext:value-type="float">
            <text:p>1,8780242305</text:p>
          </table:table-cell>
          <table:table-cell table:formula="of:=[.P11]/[.N11]" office:value-type="float" office:value="1.07646801802129" calcext:value-type="float">
            <text:p>1,076468018</text:p>
          </table:table-cell>
          <table:table-cell table:formula="of:=[.P11]/[.Q11]" office:value-type="float" office:value="1.27053957685838" calcext:value-type="float">
            <text:p>1,2705395769</text:p>
          </table:table-cell>
          <table:table-cell table:formula="of:=[.Q11]/[.O11]" office:value-type="float" office:value="1.15087816845394" calcext:value-type="float">
            <text:p>1,1508781685</text:p>
          </table:table-cell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288917" calcext:value-type="float">
            <text:p>0,001288917</text:p>
          </table:table-cell>
          <table:table-cell office:value-type="float" office:value="0.000645955" calcext:value-type="float">
            <text:p>0,000645955</text:p>
          </table:table-cell>
          <table:table-cell office:value-type="float" office:value="0.000455833" calcext:value-type="float">
            <text:p>0,000455833</text:p>
          </table:table-cell>
          <table:table-cell office:value-type="float" office:value="0.000685121" calcext:value-type="float">
            <text:p>0,000685121</text:p>
          </table:table-cell>
          <table:table-cell office:value-type="float" office:value="0.000555042" calcext:value-type="float">
            <text:p>0,000555042</text:p>
          </table:table-cell>
          <table:table-cell table:formula="of:=[.B12]/[.C12]" office:value-type="float" office:value="1.99536655030149" calcext:value-type="float">
            <text:p>1,9953665503</text:p>
          </table:table-cell>
          <table:table-cell table:formula="of:=[.B12]/[.D12]" office:value-type="float" office:value="2.82760791781201" calcext:value-type="float">
            <text:p>2,8276079178</text:p>
          </table:table-cell>
          <table:table-cell table:formula="of:=[.B12]/[.E12]" office:value-type="float" office:value="1.88129834000126" calcext:value-type="float">
            <text:p>1,88129834</text:p>
          </table:table-cell>
          <table:table-cell table:formula="of:=[.E12]/[.C12]" office:value-type="float" office:value="1.06063270661269" calcext:value-type="float">
            <text:p>1,0606327066</text:p>
          </table:table-cell>
          <table:table-cell table:formula="of:=[.E12]/[.F12]" office:value-type="float" office:value="1.23435884131291" calcext:value-type="float">
            <text:p>1,2343588413</text:p>
          </table:table-cell>
          <table:table-cell table:formula="of:=[.F12]/[.D12]" office:value-type="float" office:value="1.21764330357828" calcext:value-type="float">
            <text:p>1,2176433036</text:p>
          </table:table-cell>
          <table:table-cell office:value-type="float" office:value="0.001237994" calcext:value-type="float">
            <text:p>0,001237994</text:p>
          </table:table-cell>
          <table:table-cell office:value-type="float" office:value="0.0005643337" calcext:value-type="float">
            <text:p>0,0005643337</text:p>
          </table:table-cell>
          <table:table-cell office:value-type="float" office:value="0.0004086094" calcext:value-type="float">
            <text:p>0,0004086094</text:p>
          </table:table-cell>
          <table:table-cell office:value-type="float" office:value="0.0006002836" calcext:value-type="float">
            <text:p>0,0006002836</text:p>
          </table:table-cell>
          <table:table-cell office:value-type="float" office:value="0.0004783995" calcext:value-type="float">
            <text:p>0,0004783995</text:p>
          </table:table-cell>
          <table:table-cell table:formula="of:=[.M12]/[.N12]" office:value-type="float" office:value="2.19372686763169" calcext:value-type="float">
            <text:p>2,1937268676</text:p>
          </table:table-cell>
          <table:table-cell table:formula="of:=[.M12]/[.O12]" office:value-type="float" office:value="3.02977366648932" calcext:value-type="float">
            <text:p>3,0297736665</text:p>
          </table:table-cell>
          <table:table-cell table:formula="of:=[.M12]/[.P12]" office:value-type="float" office:value="2.06234852992819" calcext:value-type="float">
            <text:p>2,0623485299</text:p>
          </table:table-cell>
          <table:table-cell table:formula="of:=[.P12]/[.N12]" office:value-type="float" office:value="1.06370326634755" calcext:value-type="float">
            <text:p>1,0637032663</text:p>
          </table:table-cell>
          <table:table-cell table:formula="of:=[.P12]/[.Q12]" office:value-type="float" office:value="1.25477472279967" calcext:value-type="float">
            <text:p>1,2547747228</text:p>
          </table:table-cell>
          <table:table-cell table:formula="of:=[.Q12]/[.O12]" office:value-type="float" office:value="1.17079905650727" calcext:value-type="float">
            <text:p>1,1707990565</text:p>
          </table:table-cell>
          <table:table-cell table:number-columns-repeated="100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488165" calcext:value-type="float">
            <text:p>0,001488165</text:p>
          </table:table-cell>
          <table:table-cell office:value-type="float" office:value="0.000750022" calcext:value-type="float">
            <text:p>0,000750022</text:p>
          </table:table-cell>
          <table:table-cell office:value-type="float" office:value="0.000530217" calcext:value-type="float">
            <text:p>0,000530217</text:p>
          </table:table-cell>
          <table:table-cell office:value-type="float" office:value="0.000803955" calcext:value-type="float">
            <text:p>0,000803955</text:p>
          </table:table-cell>
          <table:table-cell office:value-type="float" office:value="0.000648854" calcext:value-type="float">
            <text:p>0,000648854</text:p>
          </table:table-cell>
          <table:table-cell table:formula="of:=[.B13]/[.C13]" office:value-type="float" office:value="1.98416179792059" calcext:value-type="float">
            <text:p>1,9841617979</text:p>
          </table:table-cell>
          <table:table-cell table:formula="of:=[.B13]/[.D13]" office:value-type="float" office:value="2.80670932844477" calcext:value-type="float">
            <text:p>2,8067093284</text:p>
          </table:table-cell>
          <table:table-cell table:formula="of:=[.B13]/[.E13]" office:value-type="float" office:value="1.85105509636733" calcext:value-type="float">
            <text:p>1,8510550964</text:p>
          </table:table-cell>
          <table:table-cell table:formula="of:=[.E13]/[.C13]" office:value-type="float" office:value="1.07190855734898" calcext:value-type="float">
            <text:p>1,0719085573</text:p>
          </table:table-cell>
          <table:table-cell table:formula="of:=[.E13]/[.F13]" office:value-type="float" office:value="1.23903836610393" calcext:value-type="float">
            <text:p>1,2390383661</text:p>
          </table:table-cell>
          <table:table-cell table:formula="of:=[.F13]/[.D13]" office:value-type="float" office:value="1.22375178464666" calcext:value-type="float">
            <text:p>1,2237517846</text:p>
          </table:table-cell>
          <table:table-cell office:value-type="float" office:value="0.001393075" calcext:value-type="float">
            <text:p>0,001393075</text:p>
          </table:table-cell>
          <table:table-cell office:value-type="float" office:value="0.0006608595" calcext:value-type="float">
            <text:p>0,0006608595</text:p>
          </table:table-cell>
          <table:table-cell office:value-type="float" office:value="0.0004656509" calcext:value-type="float">
            <text:p>0,0004656509</text:p>
          </table:table-cell>
          <table:table-cell office:value-type="float" office:value="0.000695939" calcext:value-type="float">
            <text:p>0,000695939</text:p>
          </table:table-cell>
          <table:table-cell office:value-type="float" office:value="0.0005529389" calcext:value-type="float">
            <text:p>0,0005529389</text:p>
          </table:table-cell>
          <table:table-cell table:formula="of:=[.M13]/[.N13]" office:value-type="float" office:value="2.10797453921749" calcext:value-type="float">
            <text:p>2,1079745392</text:p>
          </table:table-cell>
          <table:table-cell table:formula="of:=[.M13]/[.O13]" office:value-type="float" office:value="2.99167251690054" calcext:value-type="float">
            <text:p>2,9916725169</text:p>
          </table:table-cell>
          <table:table-cell table:formula="of:=[.M13]/[.P13]" office:value-type="float" office:value="2.00171997833143" calcext:value-type="float">
            <text:p>2,0017199783</text:p>
          </table:table-cell>
          <table:table-cell table:formula="of:=[.P13]/[.N13]" office:value-type="float" office:value="1.05308163081563" calcext:value-type="float">
            <text:p>1,0530816308</text:p>
          </table:table-cell>
          <table:table-cell table:formula="of:=[.P13]/[.Q13]" office:value-type="float" office:value="1.25861826686457" calcext:value-type="float">
            <text:p>1,2586182669</text:p>
          </table:table-cell>
          <table:table-cell table:formula="of:=[.Q13]/[.O13]" office:value-type="float" office:value="1.18745373411713" calcext:value-type="float">
            <text:p>1,1874537341</text:p>
          </table:table-cell>
          <table:table-cell table:number-columns-repeated="100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705277" calcext:value-type="float">
            <text:p>0,001705277</text:p>
          </table:table-cell>
          <table:table-cell office:value-type="float" office:value="0.000853126" calcext:value-type="float">
            <text:p>0,000853126</text:p>
          </table:table-cell>
          <table:table-cell office:value-type="float" office:value="0.000588467" calcext:value-type="float">
            <text:p>0,000588467</text:p>
          </table:table-cell>
          <table:table-cell office:value-type="float" office:value="0.000900435" calcext:value-type="float">
            <text:p>0,000900435</text:p>
          </table:table-cell>
          <table:table-cell office:value-type="float" office:value="0.000732891" calcext:value-type="float">
            <text:p>0,000732891</text:p>
          </table:table-cell>
          <table:table-cell table:formula="of:=[.B14]/[.C14]" office:value-type="float" office:value="1.99885714419675" calcext:value-type="float">
            <text:p>1,9988571442</text:p>
          </table:table-cell>
          <table:table-cell table:formula="of:=[.B14]/[.D14]" office:value-type="float" office:value="2.89782944498162" calcext:value-type="float">
            <text:p>2,897829445</text:p>
          </table:table-cell>
          <table:table-cell table:formula="of:=[.B14]/[.E14]" office:value-type="float" office:value="1.89383686773615" calcext:value-type="float">
            <text:p>1,8938368677</text:p>
          </table:table-cell>
          <table:table-cell table:formula="of:=[.E14]/[.C14]" office:value-type="float" office:value="1.05545370789309" calcext:value-type="float">
            <text:p>1,0554537079</text:p>
          </table:table-cell>
          <table:table-cell table:formula="of:=[.E14]/[.F14]" office:value-type="float" office:value="1.22860698248444" calcext:value-type="float">
            <text:p>1,2286069825</text:p>
          </table:table-cell>
          <table:table-cell table:formula="of:=[.F14]/[.D14]" office:value-type="float" office:value="1.2454241274362" calcext:value-type="float">
            <text:p>1,2454241274</text:p>
          </table:table-cell>
          <table:table-cell office:value-type="float" office:value="0.001596294" calcext:value-type="float">
            <text:p>0,001596294</text:p>
          </table:table-cell>
          <table:table-cell office:value-type="float" office:value="0.0007375014" calcext:value-type="float">
            <text:p>0,0007375014</text:p>
          </table:table-cell>
          <table:table-cell office:value-type="float" office:value="0.0005241675" calcext:value-type="float">
            <text:p>0,0005241675</text:p>
          </table:table-cell>
          <table:table-cell office:value-type="float" office:value="0.0008000258" calcext:value-type="float">
            <text:p>0,0008000258</text:p>
          </table:table-cell>
          <table:table-cell office:value-type="float" office:value="0.0006366025" calcext:value-type="float">
            <text:p>0,0006366025</text:p>
          </table:table-cell>
          <table:table-cell table:formula="of:=[.M14]/[.N14]" office:value-type="float" office:value="2.16446233186812" calcext:value-type="float">
            <text:p>2,1644623319</text:p>
          </table:table-cell>
          <table:table-cell table:formula="of:=[.M14]/[.O14]" office:value-type="float" office:value="3.04538911702843" calcext:value-type="float">
            <text:p>3,045389117</text:p>
          </table:table-cell>
          <table:table-cell table:formula="of:=[.M14]/[.P14]" office:value-type="float" office:value="1.99530315147337" calcext:value-type="float">
            <text:p>1,9953031515</text:p>
          </table:table-cell>
          <table:table-cell table:formula="of:=[.P14]/[.N14]" office:value-type="float" office:value="1.08477868652182" calcext:value-type="float">
            <text:p>1,0847786865</text:p>
          </table:table-cell>
          <table:table-cell table:formula="of:=[.P14]/[.Q14]" office:value-type="float" office:value="1.25671168429279" calcext:value-type="float">
            <text:p>1,2567116843</text:p>
          </table:table-cell>
          <table:table-cell table:formula="of:=[.Q14]/[.O14]" office:value-type="float" office:value="1.21450204371694" calcext:value-type="float">
            <text:p>1,2145020437</text:p>
          </table:table-cell>
          <table:table-cell table:number-columns-repeated="100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947578" calcext:value-type="float">
            <text:p>0,001947578</text:p>
          </table:table-cell>
          <table:table-cell office:value-type="float" office:value="0.000968376" calcext:value-type="float">
            <text:p>0,000968376</text:p>
          </table:table-cell>
          <table:table-cell office:value-type="float" office:value="0.000680873" calcext:value-type="float">
            <text:p>0,000680873</text:p>
          </table:table-cell>
          <table:table-cell office:value-type="float" office:value="0.001032596" calcext:value-type="float">
            <text:p>0,001032596</text:p>
          </table:table-cell>
          <table:table-cell office:value-type="float" office:value="0.000799912" calcext:value-type="float">
            <text:p>0,000799912</text:p>
          </table:table-cell>
          <table:table-cell table:formula="of:=[.B15]/[.C15]" office:value-type="float" office:value="2.01117954183086" calcext:value-type="float">
            <text:p>2,0111795418</text:p>
          </table:table-cell>
          <table:table-cell table:formula="of:=[.B15]/[.D15]" office:value-type="float" office:value="2.86041302856774" calcext:value-type="float">
            <text:p>2,8604130286</text:p>
          </table:table-cell>
          <table:table-cell table:formula="of:=[.B15]/[.E15]" office:value-type="float" office:value="1.8860987259296" calcext:value-type="float">
            <text:p>1,8860987259</text:p>
          </table:table-cell>
          <table:table-cell table:formula="of:=[.E15]/[.C15]" office:value-type="float" office:value="1.06631721562699" calcext:value-type="float">
            <text:p>1,0663172156</text:p>
          </table:table-cell>
          <table:table-cell table:formula="of:=[.E15]/[.F15]" office:value-type="float" office:value="1.29088699756973" calcext:value-type="float">
            <text:p>1,2908869976</text:p>
          </table:table-cell>
          <table:table-cell table:formula="of:=[.F15]/[.D15]" office:value-type="float" office:value="1.17483289835256" calcext:value-type="float">
            <text:p>1,1748328984</text:p>
          </table:table-cell>
          <table:table-cell office:value-type="float" office:value="0.001769439" calcext:value-type="float">
            <text:p>0,001769439</text:p>
          </table:table-cell>
          <table:table-cell office:value-type="float" office:value="0.0008321754" calcext:value-type="float">
            <text:p>0,0008321754</text:p>
          </table:table-cell>
          <table:table-cell office:value-type="float" office:value="0.0005955716" calcext:value-type="float">
            <text:p>0,0005955716</text:p>
          </table:table-cell>
          <table:table-cell office:value-type="float" office:value="0.0009642001" calcext:value-type="float">
            <text:p>0,0009642001</text:p>
          </table:table-cell>
          <table:table-cell office:value-type="float" office:value="0.0007356126" calcext:value-type="float">
            <text:p>0,0007356126</text:p>
          </table:table-cell>
          <table:table-cell table:formula="of:=[.M15]/[.N15]" office:value-type="float" office:value="2.12628131040644" calcext:value-type="float">
            <text:p>2,1262813104</text:p>
          </table:table-cell>
          <table:table-cell table:formula="of:=[.M15]/[.O15]" office:value-type="float" office:value="2.97099290832538" calcext:value-type="float">
            <text:p>2,9709929083</text:p>
          </table:table-cell>
          <table:table-cell table:formula="of:=[.M15]/[.P15]" office:value-type="float" office:value="1.83513671073048" calcext:value-type="float">
            <text:p>1,8351367107</text:p>
          </table:table-cell>
          <table:table-cell table:formula="of:=[.P15]/[.N15]" office:value-type="float" office:value="1.15865008746954" calcext:value-type="float">
            <text:p>1,1586500875</text:p>
          </table:table-cell>
          <table:table-cell table:formula="of:=[.P15]/[.Q15]" office:value-type="float" office:value="1.31074440541122" calcext:value-type="float">
            <text:p>1,3107444054</text:p>
          </table:table-cell>
          <table:table-cell table:formula="of:=[.Q15]/[.O15]" office:value-type="float" office:value="1.23513713548463" calcext:value-type="float">
            <text:p>1,2351371355</text:p>
          </table:table-cell>
          <table:table-cell table:number-columns-repeated="100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30384" calcext:value-type="float">
            <text:p>0,00230384</text:p>
          </table:table-cell>
          <table:table-cell office:value-type="float" office:value="0.001037482" calcext:value-type="float">
            <text:p>0,001037482</text:p>
          </table:table-cell>
          <table:table-cell office:value-type="float" office:value="0.000751817" calcext:value-type="float">
            <text:p>0,000751817</text:p>
          </table:table-cell>
          <table:table-cell office:value-type="float" office:value="0.001152146" calcext:value-type="float">
            <text:p>0,001152146</text:p>
          </table:table-cell>
          <table:table-cell office:value-type="float" office:value="0.00093076" calcext:value-type="float">
            <text:p>0,00093076</text:p>
          </table:table-cell>
          <table:table-cell table:formula="of:=[.B16]/[.C16]" office:value-type="float" office:value="2.22060720089602" calcext:value-type="float">
            <text:p>2,2206072009</text:p>
          </table:table-cell>
          <table:table-cell table:formula="of:=[.B16]/[.D16]" office:value-type="float" office:value="3.06436273720866" calcext:value-type="float">
            <text:p>3,0643627372</text:p>
          </table:table-cell>
          <table:table-cell table:formula="of:=[.B16]/[.E16]" office:value-type="float" office:value="1.99960768860891" calcext:value-type="float">
            <text:p>1,9996076886</text:p>
          </table:table-cell>
          <table:table-cell table:formula="of:=[.E16]/[.C16]" office:value-type="float" office:value="1.11052143555262" calcext:value-type="float">
            <text:p>1,1105214356</text:p>
          </table:table-cell>
          <table:table-cell table:formula="of:=[.E16]/[.F16]" office:value-type="float" office:value="1.23785508616614" calcext:value-type="float">
            <text:p>1,2378550862</text:p>
          </table:table-cell>
          <table:table-cell table:formula="of:=[.F16]/[.D16]" office:value-type="float" office:value="1.23801403799063" calcext:value-type="float">
            <text:p>1,238014038</text:p>
          </table:table-cell>
          <table:table-cell office:value-type="float" office:value="0.00218224" calcext:value-type="float">
            <text:p>0,00218224</text:p>
          </table:table-cell>
          <table:table-cell office:value-type="float" office:value="0.0010651934" calcext:value-type="float">
            <text:p>0,0010651934</text:p>
          </table:table-cell>
          <table:table-cell office:value-type="float" office:value="0.0007292469" calcext:value-type="float">
            <text:p>0,0007292469</text:p>
          </table:table-cell>
          <table:table-cell office:value-type="float" office:value="0.0010082704" calcext:value-type="float">
            <text:p>0,0010082704</text:p>
          </table:table-cell>
          <table:table-cell office:value-type="float" office:value="0.0008187353" calcext:value-type="float">
            <text:p>0,0008187353</text:p>
          </table:table-cell>
          <table:table-cell table:formula="of:=[.M16]/[.N16]" office:value-type="float" office:value="2.04867961066976" calcext:value-type="float">
            <text:p>2,0486796107</text:p>
          </table:table-cell>
          <table:table-cell table:formula="of:=[.M16]/[.O16]" office:value-type="float" office:value="2.99245701284435" calcext:value-type="float">
            <text:p>2,9924570128</text:p>
          </table:table-cell>
          <table:table-cell table:formula="of:=[.M16]/[.P16]" office:value-type="float" office:value="2.16434004211569" calcext:value-type="float">
            <text:p>2,1643400421</text:p>
          </table:table-cell>
          <table:table-cell table:formula="of:=[.P16]/[.N16]" office:value-type="float" office:value="0.946560878052756" calcext:value-type="float">
            <text:p>0,9465608781</text:p>
          </table:table-cell>
          <table:table-cell table:formula="of:=[.P16]/[.Q16]" office:value-type="float" office:value="1.23149740825881" calcext:value-type="float">
            <text:p>1,2314974083</text:p>
          </table:table-cell>
          <table:table-cell table:formula="of:=[.Q16]/[.O16]" office:value-type="float" office:value="1.12271344588506" calcext:value-type="float">
            <text:p>1,1227134459</text:p>
          </table:table-cell>
          <table:table-cell table:number-columns-repeated="100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45231" calcext:value-type="float">
            <text:p>0,00445231</text:p>
          </table:table-cell>
          <table:table-cell office:value-type="float" office:value="0.002049355" calcext:value-type="float">
            <text:p>0,002049355</text:p>
          </table:table-cell>
          <table:table-cell office:value-type="float" office:value="0.001475932" calcext:value-type="float">
            <text:p>0,001475932</text:p>
          </table:table-cell>
          <table:table-cell office:value-type="float" office:value="0.0023515" calcext:value-type="float">
            <text:p>0,0023515</text:p>
          </table:table-cell>
          <table:table-cell office:value-type="float" office:value="0.001887229" calcext:value-type="float">
            <text:p>0,001887229</text:p>
          </table:table-cell>
          <table:table-cell table:formula="of:=[.B17]/[.C17]" office:value-type="float" office:value="2.17254209251203" calcext:value-type="float">
            <text:p>2,1725420925</text:p>
          </table:table-cell>
          <table:table-cell table:formula="of:=[.B17]/[.D17]" office:value-type="float" office:value="3.01660916627595" calcext:value-type="float">
            <text:p>3,0166091663</text:p>
          </table:table-cell>
          <table:table-cell table:formula="of:=[.B17]/[.E17]" office:value-type="float" office:value="1.89339145226451" calcext:value-type="float">
            <text:p>1,8933914523</text:p>
          </table:table-cell>
          <table:table-cell table:formula="of:=[.E17]/[.C17]" office:value-type="float" office:value="1.14743419270941" calcext:value-type="float">
            <text:p>1,1474341927</text:p>
          </table:table-cell>
          <table:table-cell table:formula="of:=[.E17]/[.F17]" office:value-type="float" office:value="1.24600671142718" calcext:value-type="float">
            <text:p>1,2460067114</text:p>
          </table:table-cell>
          <table:table-cell table:formula="of:=[.F17]/[.D17]" office:value-type="float" office:value="1.27866934249003" calcext:value-type="float">
            <text:p>1,2786693425</text:p>
          </table:table-cell>
          <table:table-cell office:value-type="float" office:value="0.00410168" calcext:value-type="float">
            <text:p>0,00410168</text:p>
          </table:table-cell>
          <table:table-cell office:value-type="float" office:value="0.002011117" calcext:value-type="float">
            <text:p>0,002011117</text:p>
          </table:table-cell>
          <table:table-cell office:value-type="float" office:value="0.0013038237" calcext:value-type="float">
            <text:p>0,0013038237</text:p>
          </table:table-cell>
          <table:table-cell office:value-type="float" office:value="0.0020788182" calcext:value-type="float">
            <text:p>0,0020788182</text:p>
          </table:table-cell>
          <table:table-cell office:value-type="float" office:value="0.0016023949" calcext:value-type="float">
            <text:p>0,0016023949</text:p>
          </table:table-cell>
          <table:table-cell table:formula="of:=[.M17]/[.N17]" office:value-type="float" office:value="2.0395034202386" calcext:value-type="float">
            <text:p>2,0395034202</text:p>
          </table:table-cell>
          <table:table-cell table:formula="of:=[.M17]/[.O17]" office:value-type="float" office:value="3.14588544448149" calcext:value-type="float">
            <text:p>3,1458854445</text:p>
          </table:table-cell>
          <table:table-cell table:formula="of:=[.M17]/[.P17]" office:value-type="float" office:value="1.97308259086822" calcext:value-type="float">
            <text:p>1,9730825909</text:p>
          </table:table-cell>
          <table:table-cell table:formula="of:=[.P17]/[.N17]" office:value-type="float" office:value="1.03366348153787" calcext:value-type="float">
            <text:p>1,0336634815</text:p>
          </table:table-cell>
          <table:table-cell table:formula="of:=[.P17]/[.Q17]" office:value-type="float" office:value="1.29731953090964" calcext:value-type="float">
            <text:p>1,2973195309</text:p>
          </table:table-cell>
          <table:table-cell table:formula="of:=[.Q17]/[.O17]" office:value-type="float" office:value="1.2289966043722" calcext:value-type="float">
            <text:p>1,2289966044</text:p>
          </table:table-cell>
          <table:table-cell table:number-columns-repeated="100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653257" calcext:value-type="float">
            <text:p>0,00653257</text:p>
          </table:table-cell>
          <table:table-cell office:value-type="float" office:value="0.003827292" calcext:value-type="float">
            <text:p>0,003827292</text:p>
          </table:table-cell>
          <table:table-cell office:value-type="float" office:value="0.00212857" calcext:value-type="float">
            <text:p>0,00212857</text:p>
          </table:table-cell>
          <table:table-cell office:value-type="float" office:value="0.003861899" calcext:value-type="float">
            <text:p>0,003861899</text:p>
          </table:table-cell>
          <table:table-cell office:value-type="float" office:value="0.002932859" calcext:value-type="float">
            <text:p>0,002932859</text:p>
          </table:table-cell>
          <table:table-cell table:formula="of:=[.B18]/[.C18]" office:value-type="float" office:value="1.70683867340145" calcext:value-type="float">
            <text:p>1,7068386734</text:p>
          </table:table-cell>
          <table:table-cell table:formula="of:=[.B18]/[.D18]" office:value-type="float" office:value="3.06899467717764" calcext:value-type="float">
            <text:p>3,0689946772</text:p>
          </table:table-cell>
          <table:table-cell table:formula="of:=[.B18]/[.E18]" office:value-type="float" office:value="1.69154346087249" calcext:value-type="float">
            <text:p>1,6915434609</text:p>
          </table:table-cell>
          <table:table-cell table:formula="of:=[.E18]/[.C18]" office:value-type="float" office:value="1.00904216349314" calcext:value-type="float">
            <text:p>1,0090421635</text:p>
          </table:table-cell>
          <table:table-cell table:formula="of:=[.E18]/[.F18]" office:value-type="float" office:value="1.31676940487081" calcext:value-type="float">
            <text:p>1,3167694049</text:p>
          </table:table-cell>
          <table:table-cell table:formula="of:=[.F18]/[.D18]" office:value-type="float" office:value="1.37785414621084" calcext:value-type="float">
            <text:p>1,3778541462</text:p>
          </table:table-cell>
          <table:table-cell office:value-type="float" office:value="0.00600393" calcext:value-type="float">
            <text:p>0,00600393</text:p>
          </table:table-cell>
          <table:table-cell office:value-type="float" office:value="0.0027956332" calcext:value-type="float">
            <text:p>0,0027956332</text:p>
          </table:table-cell>
          <table:table-cell office:value-type="float" office:value="0.0024062167" calcext:value-type="float">
            <text:p>0,0024062167</text:p>
          </table:table-cell>
          <table:table-cell office:value-type="float" office:value="0.0031005821" calcext:value-type="float">
            <text:p>0,0031005821</text:p>
          </table:table-cell>
          <table:table-cell office:value-type="float" office:value="0.0023690947" calcext:value-type="float">
            <text:p>0,0023690947</text:p>
          </table:table-cell>
          <table:table-cell table:formula="of:=[.M18]/[.N18]" office:value-type="float" office:value="2.14761006558371" calcext:value-type="float">
            <text:p>2,1476100656</text:p>
          </table:table-cell>
          <table:table-cell table:formula="of:=[.M18]/[.O18]" office:value-type="float" office:value="2.49517427087926" calcext:value-type="float">
            <text:p>2,4951742709</text:p>
          </table:table-cell>
          <table:table-cell table:formula="of:=[.M18]/[.P18]" office:value-type="float" office:value="1.9363880092064" calcext:value-type="float">
            <text:p>1,9363880092</text:p>
          </table:table-cell>
          <table:table-cell table:formula="of:=[.P18]/[.N18]" office:value-type="float" office:value="1.10908044016647" calcext:value-type="float">
            <text:p>1,1090804402</text:p>
          </table:table-cell>
          <table:table-cell table:formula="of:=[.P18]/[.Q18]" office:value-type="float" office:value="1.30876241460504" calcext:value-type="float">
            <text:p>1,3087624146</text:p>
          </table:table-cell>
          <table:table-cell table:formula="of:=[.Q18]/[.O18]" office:value-type="float" office:value="0.984572461823576" calcext:value-type="float">
            <text:p>0,9845724618</text:p>
          </table:table-cell>
          <table:table-cell table:number-columns-repeated="100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854636" calcext:value-type="float">
            <text:p>0,00854636</text:p>
          </table:table-cell>
          <table:table-cell office:value-type="float" office:value="0.004193841" calcext:value-type="float">
            <text:p>0,004193841</text:p>
          </table:table-cell>
          <table:table-cell office:value-type="float" office:value="0.003652131" calcext:value-type="float">
            <text:p>0,003652131</text:p>
          </table:table-cell>
          <table:table-cell office:value-type="float" office:value="0.00498818" calcext:value-type="float">
            <text:p>0,00498818</text:p>
          </table:table-cell>
          <table:table-cell office:value-type="float" office:value="0.004649863" calcext:value-type="float">
            <text:p>0,004649863</text:p>
          </table:table-cell>
          <table:table-cell table:formula="of:=[.B19]/[.C19]" office:value-type="float" office:value="2.03783595992313" calcext:value-type="float">
            <text:p>2,0378359599</text:p>
          </table:table-cell>
          <table:table-cell table:formula="of:=[.B19]/[.D19]" office:value-type="float" office:value="2.34010225810629" calcext:value-type="float">
            <text:p>2,3401022581</text:p>
          </table:table-cell>
          <table:table-cell table:formula="of:=[.B19]/[.E19]" office:value-type="float" office:value="1.71332229390279" calcext:value-type="float">
            <text:p>1,7133222939</text:p>
          </table:table-cell>
          <table:table-cell table:formula="of:=[.E19]/[.C19]" office:value-type="float" office:value="1.18940608382626" calcext:value-type="float">
            <text:p>1,1894060838</text:p>
          </table:table-cell>
          <table:table-cell table:formula="of:=[.E19]/[.F19]" office:value-type="float" office:value="1.07275848772319" calcext:value-type="float">
            <text:p>1,0727584877</text:p>
          </table:table-cell>
          <table:table-cell table:formula="of:=[.F19]/[.D19]" office:value-type="float" office:value="1.2731917338124" calcext:value-type="float">
            <text:p>1,2731917338</text:p>
          </table:table-cell>
          <table:table-cell office:value-type="float" office:value="0.00819441" calcext:value-type="float">
            <text:p>0,00819441</text:p>
          </table:table-cell>
          <table:table-cell office:value-type="float" office:value="0.0046452943" calcext:value-type="float">
            <text:p>0,0046452943</text:p>
          </table:table-cell>
          <table:table-cell office:value-type="float" office:value="0.0025364175" calcext:value-type="float">
            <text:p>0,0025364175</text:p>
          </table:table-cell>
          <table:table-cell office:value-type="float" office:value="0.003960994" calcext:value-type="float">
            <text:p>0,003960994</text:p>
          </table:table-cell>
          <table:table-cell office:value-type="float" office:value="0.0036149182" calcext:value-type="float">
            <text:p>0,0036149182</text:p>
          </table:table-cell>
          <table:table-cell table:formula="of:=[.M19]/[.N19]" office:value-type="float" office:value="1.76402386389168" calcext:value-type="float">
            <text:p>1,7640238639</text:p>
          </table:table-cell>
          <table:table-cell table:formula="of:=[.M19]/[.O19]" office:value-type="float" office:value="3.23070235874023" calcext:value-type="float">
            <text:p>3,2307023587</text:p>
          </table:table-cell>
          <table:table-cell table:formula="of:=[.M19]/[.P19]" office:value-type="float" office:value="2.06877617082985" calcext:value-type="float">
            <text:p>2,0687761708</text:p>
          </table:table-cell>
          <table:table-cell table:formula="of:=[.P19]/[.N19]" office:value-type="float" office:value="0.852689570174273" calcext:value-type="float">
            <text:p>0,8526895702</text:p>
          </table:table-cell>
          <table:table-cell table:formula="of:=[.P19]/[.Q19]" office:value-type="float" office:value="1.09573544430411" calcext:value-type="float">
            <text:p>1,0957354443</text:p>
          </table:table-cell>
          <table:table-cell table:formula="of:=[.Q19]/[.O19]" office:value-type="float" office:value="1.42520629983037" calcext:value-type="float">
            <text:p>1,4252062998</text:p>
          </table:table-cell>
          <table:table-cell table:number-columns-repeated="100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054495" calcext:value-type="float">
            <text:p>0,01054495</text:p>
          </table:table-cell>
          <table:table-cell office:value-type="float" office:value="0.005603982" calcext:value-type="float">
            <text:p>0,005603982</text:p>
          </table:table-cell>
          <table:table-cell office:value-type="float" office:value="0.00394311" calcext:value-type="float">
            <text:p>0,00394311</text:p>
          </table:table-cell>
          <table:table-cell office:value-type="float" office:value="0.005924041" calcext:value-type="float">
            <text:p>0,005924041</text:p>
          </table:table-cell>
          <table:table-cell office:value-type="float" office:value="0.004644944" calcext:value-type="float">
            <text:p>0,004644944</text:p>
          </table:table-cell>
          <table:table-cell table:formula="of:=[.B20]/[.C20]" office:value-type="float" office:value="1.88168877059205" calcext:value-type="float">
            <text:p>1,8816887706</text:p>
          </table:table-cell>
          <table:table-cell table:formula="of:=[.B20]/[.D20]" office:value-type="float" office:value="2.67427233833193" calcext:value-type="float">
            <text:p>2,6742723383</text:p>
          </table:table-cell>
          <table:table-cell table:formula="of:=[.B20]/[.E20]" office:value-type="float" office:value="1.78002650555592" calcext:value-type="float">
            <text:p>1,7800265056</text:p>
          </table:table-cell>
          <table:table-cell table:formula="of:=[.E20]/[.C20]" office:value-type="float" office:value="1.05711278158995" calcext:value-type="float">
            <text:p>1,0571127816</text:p>
          </table:table-cell>
          <table:table-cell table:formula="of:=[.E20]/[.F20]" office:value-type="float" office:value="1.27537404110792" calcext:value-type="float">
            <text:p>1,2753740411</text:p>
          </table:table-cell>
          <table:table-cell table:formula="of:=[.F20]/[.D20]" office:value-type="float" office:value="1.17798996223793" calcext:value-type="float">
            <text:p>1,1779899622</text:p>
          </table:table-cell>
          <table:table-cell office:value-type="float" office:value="0.0098841" calcext:value-type="float">
            <text:p>0,0098841</text:p>
          </table:table-cell>
          <table:table-cell office:value-type="float" office:value="0.0051288921" calcext:value-type="float">
            <text:p>0,0051288921</text:p>
          </table:table-cell>
          <table:table-cell office:value-type="float" office:value="0.0031439239" calcext:value-type="float">
            <text:p>0,0031439239</text:p>
          </table:table-cell>
          <table:table-cell office:value-type="float" office:value="0.0057818201" calcext:value-type="float">
            <text:p>0,0057818201</text:p>
          </table:table-cell>
          <table:table-cell office:value-type="float" office:value="0.00495171" calcext:value-type="float">
            <text:p>0,00495171</text:p>
          </table:table-cell>
          <table:table-cell table:formula="of:=[.M20]/[.N20]" office:value-type="float" office:value="1.92714134110952" calcext:value-type="float">
            <text:p>1,9271413411</text:p>
          </table:table-cell>
          <table:table-cell table:formula="of:=[.M20]/[.O20]" office:value-type="float" office:value="3.14387380686918" calcext:value-type="float">
            <text:p>3,1438738069</text:p>
          </table:table-cell>
          <table:table-cell table:formula="of:=[.M20]/[.P20]" office:value-type="float" office:value="1.70951358379345" calcext:value-type="float">
            <text:p>1,7095135838</text:p>
          </table:table-cell>
          <table:table-cell table:formula="of:=[.P20]/[.N20]" office:value-type="float" office:value="1.12730390643235" calcext:value-type="float">
            <text:p>1,1273039064</text:p>
          </table:table-cell>
          <table:table-cell table:formula="of:=[.P20]/[.Q20]" office:value-type="float" office:value="1.1676410977218" calcext:value-type="float">
            <text:p>1,1676410977</text:p>
          </table:table-cell>
          <table:table-cell table:formula="of:=[.Q20]/[.O20]" office:value-type="float" office:value="1.57500949689018" calcext:value-type="float">
            <text:p>1,5750094969</text:p>
          </table:table-cell>
          <table:table-cell table:number-columns-repeated="100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286677" calcext:value-type="float">
            <text:p>0,01286677</text:p>
          </table:table-cell>
          <table:table-cell office:value-type="float" office:value="0.007716496" calcext:value-type="float">
            <text:p>0,007716496</text:p>
          </table:table-cell>
          <table:table-cell office:value-type="float" office:value="0.004856087" calcext:value-type="float">
            <text:p>0,004856087</text:p>
          </table:table-cell>
          <table:table-cell office:value-type="float" office:value="0.006905259" calcext:value-type="float">
            <text:p>0,006905259</text:p>
          </table:table-cell>
          <table:table-cell office:value-type="float" office:value="0.005995153" calcext:value-type="float">
            <text:p>0,005995153</text:p>
          </table:table-cell>
          <table:table-cell table:formula="of:=[.B21]/[.C21]" office:value-type="float" office:value="1.6674368780856" calcext:value-type="float">
            <text:p>1,6674368781</text:p>
          </table:table-cell>
          <table:table-cell table:formula="of:=[.B21]/[.D21]" office:value-type="float" office:value="2.64961686230086" calcext:value-type="float">
            <text:p>2,6496168623</text:p>
          </table:table-cell>
          <table:table-cell table:formula="of:=[.B21]/[.E21]" office:value-type="float" office:value="1.86332909453505" calcext:value-type="float">
            <text:p>1,8633290945</text:p>
          </table:table-cell>
          <table:table-cell table:formula="of:=[.E21]/[.C21]" office:value-type="float" office:value="0.894869769905926" calcext:value-type="float">
            <text:p>0,8948697699</text:p>
          </table:table-cell>
          <table:table-cell table:formula="of:=[.E21]/[.F21]" office:value-type="float" office:value="1.15180696806237" calcext:value-type="float">
            <text:p>1,1518069681</text:p>
          </table:table-cell>
          <table:table-cell table:formula="of:=[.F21]/[.D21]" office:value-type="float" office:value="1.23456457843527" calcext:value-type="float">
            <text:p>1,2345645784</text:p>
          </table:table-cell>
          <table:table-cell office:value-type="float" office:value="0.01180873" calcext:value-type="float">
            <text:p>0,01180873</text:p>
          </table:table-cell>
          <table:table-cell office:value-type="float" office:value="0.0063875086" calcext:value-type="float">
            <text:p>0,0063875086</text:p>
          </table:table-cell>
          <table:table-cell office:value-type="float" office:value="0.0046078209" calcext:value-type="float">
            <text:p>0,0046078209</text:p>
          </table:table-cell>
          <table:table-cell office:value-type="float" office:value="0.0073097491" calcext:value-type="float">
            <text:p>0,0073097491</text:p>
          </table:table-cell>
          <table:table-cell office:value-type="float" office:value="0.0059337262" calcext:value-type="float">
            <text:p>0,0059337262</text:p>
          </table:table-cell>
          <table:table-cell table:formula="of:=[.M21]/[.N21]" office:value-type="float" office:value="1.8487223641468" calcext:value-type="float">
            <text:p>1,8487223641</text:p>
          </table:table-cell>
          <table:table-cell table:formula="of:=[.M21]/[.O21]" office:value-type="float" office:value="2.56275802733565" calcext:value-type="float">
            <text:p>2,5627580273</text:p>
          </table:table-cell>
          <table:table-cell table:formula="of:=[.M21]/[.P21]" office:value-type="float" office:value="1.61547678838936" calcext:value-type="float">
            <text:p>1,6154767884</text:p>
          </table:table-cell>
          <table:table-cell table:formula="of:=[.P21]/[.N21]" office:value-type="float" office:value="1.14438187997117" calcext:value-type="float">
            <text:p>1,14438188</text:p>
          </table:table-cell>
          <table:table-cell table:formula="of:=[.P21]/[.Q21]" office:value-type="float" office:value="1.23189861709494" calcext:value-type="float">
            <text:p>1,2318986171</text:p>
          </table:table-cell>
          <table:table-cell table:formula="of:=[.Q21]/[.O21]" office:value-type="float" office:value="1.28775104952538" calcext:value-type="float">
            <text:p>1,2877510495</text:p>
          </table:table-cell>
          <table:table-cell table:number-columns-repeated="100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505646" calcext:value-type="float">
            <text:p>0,01505646</text:p>
          </table:table-cell>
          <table:table-cell office:value-type="float" office:value="0.007715689" calcext:value-type="float">
            <text:p>0,007715689</text:p>
          </table:table-cell>
          <table:table-cell office:value-type="float" office:value="0.005262049" calcext:value-type="float">
            <text:p>0,005262049</text:p>
          </table:table-cell>
          <table:table-cell office:value-type="float" office:value="0.009507345" calcext:value-type="float">
            <text:p>0,009507345</text:p>
          </table:table-cell>
          <table:table-cell office:value-type="float" office:value="0.007202144" calcext:value-type="float">
            <text:p>0,007202144</text:p>
          </table:table-cell>
          <table:table-cell table:formula="of:=[.B22]/[.C22]" office:value-type="float" office:value="1.95140835769819" calcext:value-type="float">
            <text:p>1,9514083577</text:p>
          </table:table-cell>
          <table:table-cell table:formula="of:=[.B22]/[.D22]" office:value-type="float" office:value="2.86133025367115" calcext:value-type="float">
            <text:p>2,8613302537</text:p>
          </table:table-cell>
          <table:table-cell table:formula="of:=[.B22]/[.E22]" office:value-type="float" office:value="1.58366610236612" calcext:value-type="float">
            <text:p>1,5836661024</text:p>
          </table:table-cell>
          <table:table-cell table:formula="of:=[.E22]/[.C22]" office:value-type="float" office:value="1.2322094630823" calcext:value-type="float">
            <text:p>1,2322094631</text:p>
          </table:table-cell>
          <table:table-cell table:formula="of:=[.E22]/[.F22]" office:value-type="float" office:value="1.32007149537693" calcext:value-type="float">
            <text:p>1,3200714954</text:p>
          </table:table-cell>
          <table:table-cell table:formula="of:=[.F22]/[.D22]" office:value-type="float" office:value="1.36869573050346" calcext:value-type="float">
            <text:p>1,3686957305</text:p>
          </table:table-cell>
          <table:table-cell office:value-type="float" office:value="0.01385433" calcext:value-type="float">
            <text:p>0,01385433</text:p>
          </table:table-cell>
          <table:table-cell office:value-type="float" office:value="0.007471611" calcext:value-type="float">
            <text:p>0,007471611</text:p>
          </table:table-cell>
          <table:table-cell office:value-type="float" office:value="0.00481875" calcext:value-type="float">
            <text:p>0,00481875</text:p>
          </table:table-cell>
          <table:table-cell office:value-type="float" office:value="0.0075791382" calcext:value-type="float">
            <text:p>0,0075791382</text:p>
          </table:table-cell>
          <table:table-cell office:value-type="float" office:value="0.0069615237" calcext:value-type="float">
            <text:p>0,0069615237</text:p>
          </table:table-cell>
          <table:table-cell table:formula="of:=[.M22]/[.N22]" office:value-type="float" office:value="1.85426275538167" calcext:value-type="float">
            <text:p>1,8542627554</text:p>
          </table:table-cell>
          <table:table-cell table:formula="of:=[.M22]/[.O22]" office:value-type="float" office:value="2.87508793774319" calcext:value-type="float">
            <text:p>2,8750879377</text:p>
          </table:table-cell>
          <table:table-cell table:formula="of:=[.M22]/[.P22]" office:value-type="float" office:value="1.82795584859503" calcext:value-type="float">
            <text:p>1,8279558486</text:p>
          </table:table-cell>
          <table:table-cell table:formula="of:=[.P22]/[.N22]" office:value-type="float" office:value="1.01439143445771" calcext:value-type="float">
            <text:p>1,0143914345</text:p>
          </table:table-cell>
          <table:table-cell table:formula="of:=[.P22]/[.Q22]" office:value-type="float" office:value="1.08871829309437" calcext:value-type="float">
            <text:p>1,0887182931</text:p>
          </table:table-cell>
          <table:table-cell table:formula="of:=[.Q22]/[.O22]" office:value-type="float" office:value="1.44467417898833" calcext:value-type="float">
            <text:p>1,444674179</text:p>
          </table:table-cell>
          <table:table-cell table:number-columns-repeated="100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703228" calcext:value-type="float">
            <text:p>0,01703228</text:p>
          </table:table-cell>
          <table:table-cell office:value-type="float" office:value="0.009219168" calcext:value-type="float">
            <text:p>0,009219168</text:p>
          </table:table-cell>
          <table:table-cell office:value-type="float" office:value="0.006649726" calcext:value-type="float">
            <text:p>0,006649726</text:p>
          </table:table-cell>
          <table:table-cell office:value-type="float" office:value="0.009810562" calcext:value-type="float">
            <text:p>0,009810562</text:p>
          </table:table-cell>
          <table:table-cell office:value-type="float" office:value="0.007847465" calcext:value-type="float">
            <text:p>0,007847465</text:p>
          </table:table-cell>
          <table:table-cell table:formula="of:=[.B23]/[.C23]" office:value-type="float" office:value="1.84748558655185" calcext:value-type="float">
            <text:p>1,8474855866</text:p>
          </table:table-cell>
          <table:table-cell table:formula="of:=[.B23]/[.D23]" office:value-type="float" office:value="2.56135064813197" calcext:value-type="float">
            <text:p>2,5613506481</text:p>
          </table:table-cell>
          <table:table-cell table:formula="of:=[.B23]/[.E23]" office:value-type="float" office:value="1.73611664652851" calcext:value-type="float">
            <text:p>1,7361166465</text:p>
          </table:table-cell>
          <table:table-cell table:formula="of:=[.E23]/[.C23]" office:value-type="float" office:value="1.06414830492296" calcext:value-type="float">
            <text:p>1,0641483049</text:p>
          </table:table-cell>
          <table:table-cell table:formula="of:=[.E23]/[.F23]" office:value-type="float" office:value="1.25015683408591" calcext:value-type="float">
            <text:p>1,2501568341</text:p>
          </table:table-cell>
          <table:table-cell table:formula="of:=[.F23]/[.D23]" office:value-type="float" office:value="1.18011854924549" calcext:value-type="float">
            <text:p>1,1801185492</text:p>
          </table:table-cell>
          <table:table-cell office:value-type="float" office:value="0.01560318" calcext:value-type="float">
            <text:p>0,01560318</text:p>
          </table:table-cell>
          <table:table-cell office:value-type="float" office:value="0.0082066554" calcext:value-type="float">
            <text:p>0,0082066554</text:p>
          </table:table-cell>
          <table:table-cell office:value-type="float" office:value="0.0051423344" calcext:value-type="float">
            <text:p>0,0051423344</text:p>
          </table:table-cell>
          <table:table-cell office:value-type="float" office:value="0.0088687096" calcext:value-type="float">
            <text:p>0,0088687096</text:p>
          </table:table-cell>
          <table:table-cell office:value-type="float" office:value="0.0080881843" calcext:value-type="float">
            <text:p>0,0080881843</text:p>
          </table:table-cell>
          <table:table-cell table:formula="of:=[.M23]/[.N23]" office:value-type="float" office:value="1.90128368250969" calcext:value-type="float">
            <text:p>1,9012836825</text:p>
          </table:table-cell>
          <table:table-cell table:formula="of:=[.M23]/[.O23]" office:value-type="float" office:value="3.03426008234704" calcext:value-type="float">
            <text:p>3,0342600823</text:p>
          </table:table-cell>
          <table:table-cell table:formula="of:=[.M23]/[.P23]" office:value-type="float" office:value="1.75935177762501" calcext:value-type="float">
            <text:p>1,7593517776</text:p>
          </table:table-cell>
          <table:table-cell table:formula="of:=[.P23]/[.N23]" office:value-type="float" office:value="1.08067284024135" calcext:value-type="float">
            <text:p>1,0806728402</text:p>
          </table:table-cell>
          <table:table-cell table:formula="of:=[.P23]/[.Q23]" office:value-type="float" office:value="1.09650191823646" calcext:value-type="float">
            <text:p>1,0965019182</text:p>
          </table:table-cell>
          <table:table-cell table:formula="of:=[.Q23]/[.O23]" office:value-type="float" office:value="1.57286237550012" calcext:value-type="float">
            <text:p>1,5728623755</text:p>
          </table:table-cell>
          <table:table-cell table:number-columns-repeated="100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91473" calcext:value-type="float">
            <text:p>0,0191473</text:p>
          </table:table-cell>
          <table:table-cell office:value-type="float" office:value="0.010485536" calcext:value-type="float">
            <text:p>0,010485536</text:p>
          </table:table-cell>
          <table:table-cell office:value-type="float" office:value="0.006728164" calcext:value-type="float">
            <text:p>0,006728164</text:p>
          </table:table-cell>
          <table:table-cell office:value-type="float" office:value="0.010682944" calcext:value-type="float">
            <text:p>0,010682944</text:p>
          </table:table-cell>
          <table:table-cell office:value-type="float" office:value="0.010734386" calcext:value-type="float">
            <text:p>0,010734386</text:p>
          </table:table-cell>
          <table:table-cell table:formula="of:=[.B24]/[.C24]" office:value-type="float" office:value="1.82606783286996" calcext:value-type="float">
            <text:p>1,8260678329</text:p>
          </table:table-cell>
          <table:table-cell table:formula="of:=[.B24]/[.D24]" office:value-type="float" office:value="2.84584323449904" calcext:value-type="float">
            <text:p>2,8458432345</text:p>
          </table:table-cell>
          <table:table-cell table:formula="of:=[.B24]/[.E24]" office:value-type="float" office:value="1.7923242881363" calcext:value-type="float">
            <text:p>1,7923242881</text:p>
          </table:table-cell>
          <table:table-cell table:formula="of:=[.E24]/[.C24]" office:value-type="float" office:value="1.01882669612693" calcext:value-type="float">
            <text:p>1,0188266961</text:p>
          </table:table-cell>
          <table:table-cell table:formula="of:=[.E24]/[.F24]" office:value-type="float" office:value="0.995207737079699" calcext:value-type="float">
            <text:p>0,9952077371</text:p>
          </table:table-cell>
          <table:table-cell table:formula="of:=[.F24]/[.D24]" office:value-type="float" office:value="1.59544059865366" calcext:value-type="float">
            <text:p>1,5954405987</text:p>
          </table:table-cell>
          <table:table-cell office:value-type="float" office:value="0.01749183" calcext:value-type="float">
            <text:p>0,01749183</text:p>
          </table:table-cell>
          <table:table-cell office:value-type="float" office:value="0.0088916313" calcext:value-type="float">
            <text:p>0,0088916313</text:p>
          </table:table-cell>
          <table:table-cell office:value-type="float" office:value="0.0069881214" calcext:value-type="float">
            <text:p>0,0069881214</text:p>
          </table:table-cell>
          <table:table-cell office:value-type="float" office:value="0.0101001608" calcext:value-type="float">
            <text:p>0,0101001608</text:p>
          </table:table-cell>
          <table:table-cell office:value-type="float" office:value="0.009157324" calcext:value-type="float">
            <text:p>0,009157324</text:p>
          </table:table-cell>
          <table:table-cell table:formula="of:=[.M24]/[.N24]" office:value-type="float" office:value="1.96722394460958" calcext:value-type="float">
            <text:p>1,9672239446</text:p>
          </table:table-cell>
          <table:table-cell table:formula="of:=[.M24]/[.O24]" office:value-type="float" office:value="2.50308044161912" calcext:value-type="float">
            <text:p>2,5030804416</text:p>
          </table:table-cell>
          <table:table-cell table:formula="of:=[.M24]/[.P24]" office:value-type="float" office:value="1.73183678422229" calcext:value-type="float">
            <text:p>1,7318367842</text:p>
          </table:table-cell>
          <table:table-cell table:formula="of:=[.P24]/[.N24]" office:value-type="float" office:value="1.13591763527127" calcext:value-type="float">
            <text:p>1,1359176353</text:p>
          </table:table-cell>
          <table:table-cell table:formula="of:=[.P24]/[.Q24]" office:value-type="float" office:value="1.10295986032601" calcext:value-type="float">
            <text:p>1,1029598603</text:p>
          </table:table-cell>
          <table:table-cell table:formula="of:=[.Q24]/[.O24]" office:value-type="float" office:value="1.31041283856345" calcext:value-type="float">
            <text:p>1,3104128386</text:p>
          </table:table-cell>
          <table:table-cell table:number-columns-repeated="100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12785" calcext:value-type="float">
            <text:p>0,0212785</text:p>
          </table:table-cell>
          <table:table-cell office:value-type="float" office:value="0.01066718" calcext:value-type="float">
            <text:p>0,01066718</text:p>
          </table:table-cell>
          <table:table-cell office:value-type="float" office:value="0.007243225" calcext:value-type="float">
            <text:p>0,007243225</text:p>
          </table:table-cell>
          <table:table-cell office:value-type="float" office:value="0.012652798" calcext:value-type="float">
            <text:p>0,012652798</text:p>
          </table:table-cell>
          <table:table-cell office:value-type="float" office:value="0.009703696" calcext:value-type="float">
            <text:p>0,009703696</text:p>
          </table:table-cell>
          <table:table-cell table:formula="of:=[.B25]/[.C25]" office:value-type="float" office:value="1.99476337701248" calcext:value-type="float">
            <text:p>1,994763377</text:p>
          </table:table-cell>
          <table:table-cell table:formula="of:=[.B25]/[.D25]" office:value-type="float" office:value="2.93771075729388" calcext:value-type="float">
            <text:p>2,9377107573</text:p>
          </table:table-cell>
          <table:table-cell table:formula="of:=[.B25]/[.E25]" office:value-type="float" office:value="1.6817228884868" calcext:value-type="float">
            <text:p>1,6817228885</text:p>
          </table:table-cell>
          <table:table-cell table:formula="of:=[.E25]/[.C25]" office:value-type="float" office:value="1.18614272938115" calcext:value-type="float">
            <text:p>1,1861427294</text:p>
          </table:table-cell>
          <table:table-cell table:formula="of:=[.E25]/[.F25]" office:value-type="float" office:value="1.30391533287935" calcext:value-type="float">
            <text:p>1,3039153329</text:p>
          </table:table-cell>
          <table:table-cell table:formula="of:=[.F25]/[.D25]" office:value-type="float" office:value="1.33969274736046" calcext:value-type="float">
            <text:p>1,3396927474</text:p>
          </table:table-cell>
          <table:table-cell office:value-type="float" office:value="0.0194968" calcext:value-type="float">
            <text:p>0,0194968</text:p>
          </table:table-cell>
          <table:table-cell office:value-type="float" office:value="0.0099748555" calcext:value-type="float">
            <text:p>0,0099748555</text:p>
          </table:table-cell>
          <table:table-cell office:value-type="float" office:value="0.007313049" calcext:value-type="float">
            <text:p>0,007313049</text:p>
          </table:table-cell>
          <table:table-cell office:value-type="float" office:value="0.0109444949" calcext:value-type="float">
            <text:p>0,0109444949</text:p>
          </table:table-cell>
          <table:table-cell office:value-type="float" office:value="0.0089420428" calcext:value-type="float">
            <text:p>0,0089420428</text:p>
          </table:table-cell>
          <table:table-cell table:formula="of:=[.M25]/[.N25]" office:value-type="float" office:value="1.95459473072066" calcext:value-type="float">
            <text:p>1,9545947307</text:p>
          </table:table-cell>
          <table:table-cell table:formula="of:=[.M25]/[.O25]" office:value-type="float" office:value="2.66602890258222" calcext:value-type="float">
            <text:p>2,6660289026</text:p>
          </table:table-cell>
          <table:table-cell table:formula="of:=[.M25]/[.P25]" office:value-type="float" office:value="1.7814252898962" calcext:value-type="float">
            <text:p>1,7814252899</text:p>
          </table:table-cell>
          <table:table-cell table:formula="of:=[.P25]/[.N25]" office:value-type="float" office:value="1.09720836557482" calcext:value-type="float">
            <text:p>1,0972083656</text:p>
          </table:table-cell>
          <table:table-cell table:formula="of:=[.P25]/[.Q25]" office:value-type="float" office:value="1.22393676084843" calcext:value-type="float">
            <text:p>1,2239367608</text:p>
          </table:table-cell>
          <table:table-cell table:formula="of:=[.Q25]/[.O25]" office:value-type="float" office:value="1.22275165939679" calcext:value-type="float">
            <text:p>1,2227516594</text:p>
          </table:table-cell>
          <table:table-cell table:number-columns-repeated="100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22804" calcext:value-type="float">
            <text:p>0,0422804</text:p>
          </table:table-cell>
          <table:table-cell office:value-type="float" office:value="0.021659458" calcext:value-type="float">
            <text:p>0,021659458</text:p>
          </table:table-cell>
          <table:table-cell office:value-type="float" office:value="0.014602806" calcext:value-type="float">
            <text:p>0,014602806</text:p>
          </table:table-cell>
          <table:table-cell office:value-type="float" office:value="0.02382912" calcext:value-type="float">
            <text:p>0,02382912</text:p>
          </table:table-cell>
          <table:table-cell office:value-type="float" office:value="0.018777492" calcext:value-type="float">
            <text:p>0,018777492</text:p>
          </table:table-cell>
          <table:table-cell table:formula="of:=[.B26]/[.C26]" office:value-type="float" office:value="1.95205253981886" calcext:value-type="float">
            <text:p>1,9520525398</text:p>
          </table:table-cell>
          <table:table-cell table:formula="of:=[.B26]/[.D26]" office:value-type="float" office:value="2.89536134356643" calcext:value-type="float">
            <text:p>2,8953613436</text:p>
          </table:table-cell>
          <table:table-cell table:formula="of:=[.B26]/[.E26]" office:value-type="float" office:value="1.77431646657535" calcext:value-type="float">
            <text:p>1,7743164666</text:p>
          </table:table-cell>
          <table:table-cell table:formula="of:=[.E26]/[.C26]" office:value-type="float" office:value="1.10017157400707" calcext:value-type="float">
            <text:p>1,100171574</text:p>
          </table:table-cell>
          <table:table-cell table:formula="of:=[.E26]/[.F26]" office:value-type="float" office:value="1.26902570375213" calcext:value-type="float">
            <text:p>1,2690257038</text:p>
          </table:table-cell>
          <table:table-cell table:formula="of:=[.F26]/[.D26]" office:value-type="float" office:value="1.28588245300253" calcext:value-type="float">
            <text:p>1,285882453</text:p>
          </table:table-cell>
          <table:table-cell office:value-type="float" office:value="0.0387843" calcext:value-type="float">
            <text:p>0,0387843</text:p>
          </table:table-cell>
          <table:table-cell office:value-type="float" office:value="0.0198719461" calcext:value-type="float">
            <text:p>0,0198719461</text:p>
          </table:table-cell>
          <table:table-cell office:value-type="float" office:value="0.0144474214" calcext:value-type="float">
            <text:p>0,0144474214</text:p>
          </table:table-cell>
          <table:table-cell office:value-type="float" office:value="0.021976388" calcext:value-type="float">
            <text:p>0,021976388</text:p>
          </table:table-cell>
          <table:table-cell office:value-type="float" office:value="0.0168229927" calcext:value-type="float">
            <text:p>0,0168229927</text:p>
          </table:table-cell>
          <table:table-cell table:formula="of:=[.M26]/[.N26]" office:value-type="float" office:value="1.95171121161606" calcext:value-type="float">
            <text:p>1,9517112116</text:p>
          </table:table-cell>
          <table:table-cell table:formula="of:=[.M26]/[.O26]" office:value-type="float" office:value="2.68451365307307" calcext:value-type="float">
            <text:p>2,6845136531</text:p>
          </table:table-cell>
          <table:table-cell table:formula="of:=[.M26]/[.P26]" office:value-type="float" office:value="1.76481685707406" calcext:value-type="float">
            <text:p>1,7648168571</text:p>
          </table:table-cell>
          <table:table-cell table:formula="of:=[.P26]/[.N26]" office:value-type="float" office:value="1.10590014130523" calcext:value-type="float">
            <text:p>1,1059001413</text:p>
          </table:table-cell>
          <table:table-cell table:formula="of:=[.P26]/[.Q26]" office:value-type="float" office:value="1.30633047234218" calcext:value-type="float">
            <text:p>1,3063304723</text:p>
          </table:table-cell>
          <table:table-cell table:formula="of:=[.Q26]/[.O26]" office:value-type="float" office:value="1.16442874020412" calcext:value-type="float">
            <text:p>1,1644287402</text:p>
          </table:table-cell>
          <table:table-cell table:number-columns-repeated="100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6326" calcext:value-type="float">
            <text:p>0,06326</text:p>
          </table:table-cell>
          <table:table-cell office:value-type="float" office:value="0.031775512" calcext:value-type="float">
            <text:p>0,031775512</text:p>
          </table:table-cell>
          <table:table-cell office:value-type="float" office:value="0.022967867" calcext:value-type="float">
            <text:p>0,022967867</text:p>
          </table:table-cell>
          <table:table-cell office:value-type="float" office:value="0.034677317" calcext:value-type="float">
            <text:p>0,034677317</text:p>
          </table:table-cell>
          <table:table-cell office:value-type="float" office:value="0.027860558" calcext:value-type="float">
            <text:p>0,027860558</text:p>
          </table:table-cell>
          <table:table-cell table:formula="of:=[.B27]/[.C27]" office:value-type="float" office:value="1.99084124907256" calcext:value-type="float">
            <text:p>1,9908412491</text:p>
          </table:table-cell>
          <table:table-cell table:formula="of:=[.B27]/[.D27]" office:value-type="float" office:value="2.75428275512045" calcext:value-type="float">
            <text:p>2,7542827551</text:p>
          </table:table-cell>
          <table:table-cell table:formula="of:=[.B27]/[.E27]" office:value-type="float" office:value="1.82424724496419" calcext:value-type="float">
            <text:p>1,824247245</text:p>
          </table:table-cell>
          <table:table-cell table:formula="of:=[.E27]/[.C27]" office:value-type="float" office:value="1.0913220532843" calcext:value-type="float">
            <text:p>1,0913220533</text:p>
          </table:table-cell>
          <table:table-cell table:formula="of:=[.E27]/[.F27]" office:value-type="float" office:value="1.24467417343185" calcext:value-type="float">
            <text:p>1,2446741734</text:p>
          </table:table-cell>
          <table:table-cell table:formula="of:=[.F27]/[.D27]" office:value-type="float" office:value="1.21302330773685" calcext:value-type="float">
            <text:p>1,2130233077</text:p>
          </table:table-cell>
          <table:table-cell office:value-type="float" office:value="0.0580509" calcext:value-type="float">
            <text:p>0,0580509</text:p>
          </table:table-cell>
          <table:table-cell office:value-type="float" office:value="0.0290109167" calcext:value-type="float">
            <text:p>0,0290109167</text:p>
          </table:table-cell>
          <table:table-cell office:value-type="float" office:value="0.0206287914" calcext:value-type="float">
            <text:p>0,0206287914</text:p>
          </table:table-cell>
          <table:table-cell office:value-type="float" office:value="0.0327330532" calcext:value-type="float">
            <text:p>0,0327330532</text:p>
          </table:table-cell>
          <table:table-cell office:value-type="float" office:value="0.0259526485" calcext:value-type="float">
            <text:p>0,0259526485</text:p>
          </table:table-cell>
          <table:table-cell table:formula="of:=[.M27]/[.N27]" office:value-type="float" office:value="2.00100191939126" calcext:value-type="float">
            <text:p>2,0010019194</text:p>
          </table:table-cell>
          <table:table-cell table:formula="of:=[.M27]/[.O27]" office:value-type="float" office:value="2.81407179288264" calcext:value-type="float">
            <text:p>2,8140717929</text:p>
          </table:table-cell>
          <table:table-cell table:formula="of:=[.M27]/[.P27]" office:value-type="float" office:value="1.77346426088966" calcext:value-type="float">
            <text:p>1,7734642609</text:p>
          </table:table-cell>
          <table:table-cell table:formula="of:=[.P27]/[.N27]" office:value-type="float" office:value="1.12830123703054" calcext:value-type="float">
            <text:p>1,128301237</text:p>
          </table:table-cell>
          <table:table-cell table:formula="of:=[.P27]/[.Q27]" office:value-type="float" office:value="1.26126060698583" calcext:value-type="float">
            <text:p>1,261260607</text:p>
          </table:table-cell>
          <table:table-cell table:formula="of:=[.Q27]/[.O27]" office:value-type="float" office:value="1.25807896336574" calcext:value-type="float">
            <text:p>1,2580789634</text:p>
          </table:table-cell>
          <table:table-cell table:number-columns-repeated="100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41363" calcext:value-type="float">
            <text:p>0,0841363</text:p>
          </table:table-cell>
          <table:table-cell office:value-type="float" office:value="0.043304412" calcext:value-type="float">
            <text:p>0,043304412</text:p>
          </table:table-cell>
          <table:table-cell office:value-type="float" office:value="0.030408484" calcext:value-type="float">
            <text:p>0,030408484</text:p>
          </table:table-cell>
          <table:table-cell office:value-type="float" office:value="0.046475295" calcext:value-type="float">
            <text:p>0,046475295</text:p>
          </table:table-cell>
          <table:table-cell office:value-type="float" office:value="0.037735377" calcext:value-type="float">
            <text:p>0,037735377</text:p>
          </table:table-cell>
          <table:table-cell table:formula="of:=[.B28]/[.C28]" office:value-type="float" office:value="1.94290364686166" calcext:value-type="float">
            <text:p>1,9429036469</text:p>
          </table:table-cell>
          <table:table-cell table:formula="of:=[.B28]/[.D28]" office:value-type="float" office:value="2.76686927240437" calcext:value-type="float">
            <text:p>2,7668692724</text:p>
          </table:table-cell>
          <table:table-cell table:formula="of:=[.B28]/[.E28]" office:value-type="float" office:value="1.81034461427302" calcext:value-type="float">
            <text:p>1,8103446143</text:p>
          </table:table-cell>
          <table:table-cell table:formula="of:=[.E28]/[.C28]" office:value-type="float" office:value="1.0732230932959" calcext:value-type="float">
            <text:p>1,0732230933</text:p>
          </table:table-cell>
          <table:table-cell table:formula="of:=[.E28]/[.F28]" office:value-type="float" office:value="1.23161072433436" calcext:value-type="float">
            <text:p>1,2316107243</text:p>
          </table:table-cell>
          <table:table-cell table:formula="of:=[.F28]/[.D28]" office:value-type="float" office:value="1.24094897331942" calcext:value-type="float">
            <text:p>1,2409489733</text:p>
          </table:table-cell>
          <table:table-cell office:value-type="float" office:value="0.0775862" calcext:value-type="float">
            <text:p>0,0775862</text:p>
          </table:table-cell>
          <table:table-cell office:value-type="float" office:value="0.0377930225" calcext:value-type="float">
            <text:p>0,0377930225</text:p>
          </table:table-cell>
          <table:table-cell office:value-type="float" office:value="0.0274072471" calcext:value-type="float">
            <text:p>0,0274072471</text:p>
          </table:table-cell>
          <table:table-cell office:value-type="float" office:value="0.0423896929" calcext:value-type="float">
            <text:p>0,0423896929</text:p>
          </table:table-cell>
          <table:table-cell office:value-type="float" office:value="0.034559432" calcext:value-type="float">
            <text:p>0,034559432</text:p>
          </table:table-cell>
          <table:table-cell table:formula="of:=[.M28]/[.N28]" office:value-type="float" office:value="2.05292392266324" calcext:value-type="float">
            <text:p>2,0529239227</text:p>
          </table:table-cell>
          <table:table-cell table:formula="of:=[.M28]/[.O28]" office:value-type="float" office:value="2.83086439571671" calcext:value-type="float">
            <text:p>2,8308643957</text:p>
          </table:table-cell>
          <table:table-cell table:formula="of:=[.M28]/[.P28]" office:value-type="float" office:value="1.83030814077919" calcext:value-type="float">
            <text:p>1,8303081408</text:p>
          </table:table-cell>
          <table:table-cell table:formula="of:=[.P28]/[.N28]" office:value-type="float" office:value="1.12162748824866" calcext:value-type="float">
            <text:p>1,1216274882</text:p>
          </table:table-cell>
          <table:table-cell table:formula="of:=[.P28]/[.Q28]" office:value-type="float" office:value="1.22657377297173" calcext:value-type="float">
            <text:p>1,226573773</text:p>
          </table:table-cell>
          <table:table-cell table:formula="of:=[.Q28]/[.O28]" office:value-type="float" office:value="1.26095962406965" calcext:value-type="float">
            <text:p>1,2609596241</text:p>
          </table:table-cell>
          <table:table-cell table:number-columns-repeated="100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055877" calcext:value-type="float">
            <text:p>0,1055877</text:p>
          </table:table-cell>
          <table:table-cell office:value-type="float" office:value="0.053667543" calcext:value-type="float">
            <text:p>0,053667543</text:p>
          </table:table-cell>
          <table:table-cell office:value-type="float" office:value="0.037457052" calcext:value-type="float">
            <text:p>0,037457052</text:p>
          </table:table-cell>
          <table:table-cell office:value-type="float" office:value="0.058773973" calcext:value-type="float">
            <text:p>0,058773973</text:p>
          </table:table-cell>
          <table:table-cell office:value-type="float" office:value="0.04793084" calcext:value-type="float">
            <text:p>0,04793084</text:p>
          </table:table-cell>
          <table:table-cell table:formula="of:=[.B29]/[.C29]" office:value-type="float" office:value="1.96744054409198" calcext:value-type="float">
            <text:p>1,9674405441</text:p>
          </table:table-cell>
          <table:table-cell table:formula="of:=[.B29]/[.D29]" office:value-type="float" office:value="2.8189004302848" calcext:value-type="float">
            <text:p>2,8189004303</text:p>
          </table:table-cell>
          <table:table-cell table:formula="of:=[.B29]/[.E29]" office:value-type="float" office:value="1.79650438128455" calcext:value-type="float">
            <text:p>1,7965043813</text:p>
          </table:table-cell>
          <table:table-cell table:formula="of:=[.E29]/[.C29]" office:value-type="float" office:value="1.09514931585372" calcext:value-type="float">
            <text:p>1,0951493159</text:p>
          </table:table-cell>
          <table:table-cell table:formula="of:=[.E29]/[.F29]" office:value-type="float" office:value="1.22622455604784" calcext:value-type="float">
            <text:p>1,226224556</text:p>
          </table:table-cell>
          <table:table-cell table:formula="of:=[.F29]/[.D29]" office:value-type="float" office:value="1.27962125796766" calcext:value-type="float">
            <text:p>1,279621258</text:p>
          </table:table-cell>
          <table:table-cell office:value-type="float" office:value="0.0964376" calcext:value-type="float">
            <text:p>0,0964376</text:p>
          </table:table-cell>
          <table:table-cell office:value-type="float" office:value="0.0475956653" calcext:value-type="float">
            <text:p>0,0475956653</text:p>
          </table:table-cell>
          <table:table-cell office:value-type="float" office:value="0.0336332448" calcext:value-type="float">
            <text:p>0,0336332448</text:p>
          </table:table-cell>
          <table:table-cell office:value-type="float" office:value="0.0522059683" calcext:value-type="float">
            <text:p>0,0522059683</text:p>
          </table:table-cell>
          <table:table-cell office:value-type="float" office:value="0.0436675898" calcext:value-type="float">
            <text:p>0,0436675898</text:p>
          </table:table-cell>
          <table:table-cell table:formula="of:=[.M29]/[.N29]" office:value-type="float" office:value="2.02618451474824" calcext:value-type="float">
            <text:p>2,0261845147</text:p>
          </table:table-cell>
          <table:table-cell table:formula="of:=[.M29]/[.O29]" office:value-type="float" office:value="2.86732964878845" calcext:value-type="float">
            <text:p>2,8673296488</text:p>
          </table:table-cell>
          <table:table-cell table:formula="of:=[.M29]/[.P29]" office:value-type="float" office:value="1.84725239546989" calcext:value-type="float">
            <text:p>1,8472523955</text:p>
          </table:table-cell>
          <table:table-cell table:formula="of:=[.P29]/[.N29]" office:value-type="float" office:value="1.09686392596765" calcext:value-type="float">
            <text:p>1,096863926</text:p>
          </table:table-cell>
          <table:table-cell table:formula="of:=[.P29]/[.Q29]" office:value-type="float" office:value="1.19553125187596" calcext:value-type="float">
            <text:p>1,1955312519</text:p>
          </table:table-cell>
          <table:table-cell table:formula="of:=[.Q29]/[.O29]" office:value-type="float" office:value="1.29834602815367" calcext:value-type="float">
            <text:p>1,2983460282</text:p>
          </table:table-cell>
          <table:table-cell table:number-columns-repeated="1001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267538" calcext:value-type="float">
            <text:p>0,1267538</text:p>
          </table:table-cell>
          <table:table-cell office:value-type="float" office:value="0.063811202" calcext:value-type="float">
            <text:p>0,063811202</text:p>
          </table:table-cell>
          <table:table-cell office:value-type="float" office:value="0.045091472" calcext:value-type="float">
            <text:p>0,045091472</text:p>
          </table:table-cell>
          <table:table-cell office:value-type="float" office:value="0.07031297" calcext:value-type="float">
            <text:p>0,07031297</text:p>
          </table:table-cell>
          <table:table-cell office:value-type="float" office:value="0.058397467" calcext:value-type="float">
            <text:p>0,058397467</text:p>
          </table:table-cell>
          <table:table-cell table:formula="of:=[.B30]/[.C30]" office:value-type="float" office:value="1.98638790725177" calcext:value-type="float">
            <text:p>1,9863879073</text:p>
          </table:table-cell>
          <table:table-cell table:formula="of:=[.B30]/[.D30]" office:value-type="float" office:value="2.8110370847951" calcext:value-type="float">
            <text:p>2,8110370848</text:p>
          </table:table-cell>
          <table:table-cell table:formula="of:=[.B30]/[.E30]" office:value-type="float" office:value="1.80270866100522" calcext:value-type="float">
            <text:p>1,802708661</text:p>
          </table:table-cell>
          <table:table-cell table:formula="of:=[.E30]/[.C30]" office:value-type="float" office:value="1.10189069937908" calcext:value-type="float">
            <text:p>1,1018906994</text:p>
          </table:table-cell>
          <table:table-cell table:formula="of:=[.E30]/[.F30]" office:value-type="float" office:value="1.20404143556432" calcext:value-type="float">
            <text:p>1,2040414356</text:p>
          </table:table-cell>
          <table:table-cell table:formula="of:=[.F30]/[.D30]" office:value-type="float" office:value="1.29508894719605" calcext:value-type="float">
            <text:p>1,2950889472</text:p>
          </table:table-cell>
          <table:table-cell office:value-type="float" office:value="0.1155578" calcext:value-type="float">
            <text:p>0,1155578</text:p>
          </table:table-cell>
          <table:table-cell office:value-type="float" office:value="0.0580466092" calcext:value-type="float">
            <text:p>0,0580466092</text:p>
          </table:table-cell>
          <table:table-cell office:value-type="float" office:value="0.0407294262" calcext:value-type="float">
            <text:p>0,0407294262</text:p>
          </table:table-cell>
          <table:table-cell office:value-type="float" office:value="0.0623628833" calcext:value-type="float">
            <text:p>0,0623628833</text:p>
          </table:table-cell>
          <table:table-cell office:value-type="float" office:value="0.0515474922" calcext:value-type="float">
            <text:p>0,0515474922</text:p>
          </table:table-cell>
          <table:table-cell table:formula="of:=[.M30]/[.N30]" office:value-type="float" office:value="1.9907760606971" calcext:value-type="float">
            <text:p>1,9907760607</text:p>
          </table:table-cell>
          <table:table-cell table:formula="of:=[.M30]/[.O30]" office:value-type="float" office:value="2.83720667785887" calcext:value-type="float">
            <text:p>2,8372066779</text:p>
          </table:table-cell>
          <table:table-cell table:formula="of:=[.M30]/[.P30]" office:value-type="float" office:value="1.85299001401367" calcext:value-type="float">
            <text:p>1,852990014</text:p>
          </table:table-cell>
          <table:table-cell table:formula="of:=[.P30]/[.N30]" office:value-type="float" office:value="1.07435876375015" calcext:value-type="float">
            <text:p>1,0743587638</text:p>
          </table:table-cell>
          <table:table-cell table:formula="of:=[.P30]/[.Q30]" office:value-type="float" office:value="1.20981410808575" calcext:value-type="float">
            <text:p>1,2098141081</text:p>
          </table:table-cell>
          <table:table-cell table:formula="of:=[.Q30]/[.O30]" office:value-type="float" office:value="1.2656081121025" calcext:value-type="float">
            <text:p>1,2656081121</text:p>
          </table:table-cell>
          <table:table-cell table:number-columns-repeated="1001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474178" calcext:value-type="float">
            <text:p>0,1474178</text:p>
          </table:table-cell>
          <table:table-cell office:value-type="float" office:value="0.075214582" calcext:value-type="float">
            <text:p>0,075214582</text:p>
          </table:table-cell>
          <table:table-cell office:value-type="float" office:value="0.053098313" calcext:value-type="float">
            <text:p>0,053098313</text:p>
          </table:table-cell>
          <table:table-cell office:value-type="float" office:value="0.083197239" calcext:value-type="float">
            <text:p>0,083197239</text:p>
          </table:table-cell>
          <table:table-cell office:value-type="float" office:value="0.067130267" calcext:value-type="float">
            <text:p>0,067130267</text:p>
          </table:table-cell>
          <table:table-cell table:formula="of:=[.B31]/[.C31]" office:value-type="float" office:value="1.95996302950936" calcext:value-type="float">
            <text:p>1,9599630295</text:p>
          </table:table-cell>
          <table:table-cell table:formula="of:=[.B31]/[.D31]" office:value-type="float" office:value="2.77631795948018" calcext:value-type="float">
            <text:p>2,7763179595</text:p>
          </table:table-cell>
          <table:table-cell table:formula="of:=[.B31]/[.E31]" office:value-type="float" office:value="1.77190735860838" calcext:value-type="float">
            <text:p>1,7719073586</text:p>
          </table:table-cell>
          <table:table-cell table:formula="of:=[.E31]/[.C31]" office:value-type="float" office:value="1.10613177375632" calcext:value-type="float">
            <text:p>1,1061317738</text:p>
          </table:table-cell>
          <table:table-cell table:formula="of:=[.E31]/[.F31]" office:value-type="float" office:value="1.23934020700379" calcext:value-type="float">
            <text:p>1,239340207</text:p>
          </table:table-cell>
          <table:table-cell table:formula="of:=[.F31]/[.D31]" office:value-type="float" office:value="1.26426364995814" calcext:value-type="float">
            <text:p>1,26426365</text:p>
          </table:table-cell>
          <table:table-cell office:value-type="float" office:value="0.1348567" calcext:value-type="float">
            <text:p>0,1348567</text:p>
          </table:table-cell>
          <table:table-cell office:value-type="float" office:value="0.066739639" calcext:value-type="float">
            <text:p>0,066739639</text:p>
          </table:table-cell>
          <table:table-cell office:value-type="float" office:value="0.0483458358" calcext:value-type="float">
            <text:p>0,0483458358</text:p>
          </table:table-cell>
          <table:table-cell office:value-type="float" office:value="0.0729966739" calcext:value-type="float">
            <text:p>0,0729966739</text:p>
          </table:table-cell>
          <table:table-cell office:value-type="float" office:value="0.0610158124" calcext:value-type="float">
            <text:p>0,0610158124</text:p>
          </table:table-cell>
          <table:table-cell table:formula="of:=[.M31]/[.N31]" office:value-type="float" office:value="2.02063873914571" calcext:value-type="float">
            <text:p>2,0206387391</text:p>
          </table:table-cell>
          <table:table-cell table:formula="of:=[.M31]/[.O31]" office:value-type="float" office:value="2.78941707736491" calcext:value-type="float">
            <text:p>2,7894170774</text:p>
          </table:table-cell>
          <table:table-cell table:formula="of:=[.M31]/[.P31]" office:value-type="float" office:value="1.84743622955676" calcext:value-type="float">
            <text:p>1,8474362296</text:p>
          </table:table-cell>
          <table:table-cell table:formula="of:=[.P31]/[.N31]" office:value-type="float" office:value="1.09375290297869" calcext:value-type="float">
            <text:p>1,093752903</text:p>
          </table:table-cell>
          <table:table-cell table:formula="of:=[.P31]/[.Q31]" office:value-type="float" office:value="1.19635666606317" calcext:value-type="float">
            <text:p>1,1963566661</text:p>
          </table:table-cell>
          <table:table-cell table:formula="of:=[.Q31]/[.O31]" office:value-type="float" office:value="1.26206965688656" calcext:value-type="float">
            <text:p>1,2620696569</text:p>
          </table:table-cell>
          <table:table-cell table:number-columns-repeated="1001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680279" calcext:value-type="float">
            <text:p>0,1680279</text:p>
          </table:table-cell>
          <table:table-cell office:value-type="float" office:value="0.086316653" calcext:value-type="float">
            <text:p>0,086316653</text:p>
          </table:table-cell>
          <table:table-cell office:value-type="float" office:value="0.060419121" calcext:value-type="float">
            <text:p>0,060419121</text:p>
          </table:table-cell>
          <table:table-cell office:value-type="float" office:value="0.095369603" calcext:value-type="float">
            <text:p>0,095369603</text:p>
          </table:table-cell>
          <table:table-cell office:value-type="float" office:value="0.077003214" calcext:value-type="float">
            <text:p>0,077003214</text:p>
          </table:table-cell>
          <table:table-cell table:formula="of:=[.B32]/[.C32]" office:value-type="float" office:value="1.9466452203609" calcext:value-type="float">
            <text:p>1,9466452204</text:p>
          </table:table-cell>
          <table:table-cell table:formula="of:=[.B32]/[.D32]" office:value-type="float" office:value="2.7810384729033" calcext:value-type="float">
            <text:p>2,7810384729</text:p>
          </table:table-cell>
          <table:table-cell table:formula="of:=[.B32]/[.E32]" office:value-type="float" office:value="1.7618601180504" calcext:value-type="float">
            <text:p>1,7618601181</text:p>
          </table:table-cell>
          <table:table-cell table:formula="of:=[.E32]/[.C32]" office:value-type="float" office:value="1.10488068855033" calcext:value-type="float">
            <text:p>1,1048806886</text:p>
          </table:table-cell>
          <table:table-cell table:formula="of:=[.E32]/[.F32]" office:value-type="float" office:value="1.23851457680714" calcext:value-type="float">
            <text:p>1,2385145768</text:p>
          </table:table-cell>
          <table:table-cell table:formula="of:=[.F32]/[.D32]" office:value-type="float" office:value="1.27448418191983" calcext:value-type="float">
            <text:p>1,2744841819</text:p>
          </table:table-cell>
          <table:table-cell office:value-type="float" office:value="0.1542369" calcext:value-type="float">
            <text:p>0,1542369</text:p>
          </table:table-cell>
          <table:table-cell office:value-type="float" office:value="0.0759312955" calcext:value-type="float">
            <text:p>0,0759312955</text:p>
          </table:table-cell>
          <table:table-cell office:value-type="float" office:value="0.0543256082" calcext:value-type="float">
            <text:p>0,0543256082</text:p>
          </table:table-cell>
          <table:table-cell office:value-type="float" office:value="0.0839186763" calcext:value-type="float">
            <text:p>0,0839186763</text:p>
          </table:table-cell>
          <table:table-cell office:value-type="float" office:value="0.069297428" calcext:value-type="float">
            <text:p>0,069297428</text:p>
          </table:table-cell>
          <table:table-cell table:formula="of:=[.M32]/[.N32]" office:value-type="float" office:value="2.03126917543505" calcext:value-type="float">
            <text:p>2,0312691754</text:p>
          </table:table-cell>
          <table:table-cell table:formula="of:=[.M32]/[.O32]" office:value-type="float" office:value="2.83911961799261" calcext:value-type="float">
            <text:p>2,839119618</text:p>
          </table:table-cell>
          <table:table-cell table:formula="of:=[.M32]/[.P32]" office:value-type="float" office:value="1.8379329465186" calcext:value-type="float">
            <text:p>1,8379329465</text:p>
          </table:table-cell>
          <table:table-cell table:formula="of:=[.P32]/[.N32]" office:value-type="float" office:value="1.10519221023958" calcext:value-type="float">
            <text:p>1,1051922102</text:p>
          </table:table-cell>
          <table:table-cell table:formula="of:=[.P32]/[.Q32]" office:value-type="float" office:value="1.2109926547346" calcext:value-type="float">
            <text:p>1,2109926547</text:p>
          </table:table-cell>
          <table:table-cell table:formula="of:=[.Q32]/[.O32]" office:value-type="float" office:value="1.27559414972183" calcext:value-type="float">
            <text:p>1,2755941497</text:p>
          </table:table-cell>
          <table:table-cell table:number-columns-repeated="1001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89521" calcext:value-type="float">
            <text:p>0,189521</text:p>
          </table:table-cell>
          <table:table-cell office:value-type="float" office:value="0.097712307" calcext:value-type="float">
            <text:p>0,097712307</text:p>
          </table:table-cell>
          <table:table-cell office:value-type="float" office:value="0.069145103" calcext:value-type="float">
            <text:p>0,069145103</text:p>
          </table:table-cell>
          <table:table-cell office:value-type="float" office:value="0.107501108" calcext:value-type="float">
            <text:p>0,107501108</text:p>
          </table:table-cell>
          <table:table-cell office:value-type="float" office:value="0.087910917" calcext:value-type="float">
            <text:p>0,087910917</text:p>
          </table:table-cell>
          <table:table-cell table:formula="of:=[.B33]/[.C33]" office:value-type="float" office:value="1.93958167418972" calcext:value-type="float">
            <text:p>1,9395816742</text:p>
          </table:table-cell>
          <table:table-cell table:formula="of:=[.B33]/[.D33]" office:value-type="float" office:value="2.74091716950657" calcext:value-type="float">
            <text:p>2,7409171695</text:p>
          </table:table-cell>
          <table:table-cell table:formula="of:=[.B33]/[.E33]" office:value-type="float" office:value="1.76296787564273" calcext:value-type="float">
            <text:p>1,7629678756</text:p>
          </table:table-cell>
          <table:table-cell table:formula="of:=[.E33]/[.C33]" office:value-type="float" office:value="1.10017981665298" calcext:value-type="float">
            <text:p>1,1001798167</text:p>
          </table:table-cell>
          <table:table-cell table:formula="of:=[.E33]/[.F33]" office:value-type="float" office:value="1.22284139067734" calcext:value-type="float">
            <text:p>1,2228413907</text:p>
          </table:table-cell>
          <table:table-cell table:formula="of:=[.F33]/[.D33]" office:value-type="float" office:value="1.27139758545157" calcext:value-type="float">
            <text:p>1,2713975855</text:p>
          </table:table-cell>
          <table:table-cell office:value-type="float" office:value="0.1735595" calcext:value-type="float">
            <text:p>0,1735595</text:p>
          </table:table-cell>
          <table:table-cell office:value-type="float" office:value="0.0861681989" calcext:value-type="float">
            <text:p>0,0861681989</text:p>
          </table:table-cell>
          <table:table-cell office:value-type="float" office:value="0.0613661201" calcext:value-type="float">
            <text:p>0,0613661201</text:p>
          </table:table-cell>
          <table:table-cell office:value-type="float" office:value="0.0936553434" calcext:value-type="float">
            <text:p>0,0936553434</text:p>
          </table:table-cell>
          <table:table-cell office:value-type="float" office:value="0.0775427561" calcext:value-type="float">
            <text:p>0,0775427561</text:p>
          </table:table-cell>
          <table:table-cell table:formula="of:=[.M33]/[.N33]" office:value-type="float" office:value="2.01419435726421" calcext:value-type="float">
            <text:p>2,0141943573</text:p>
          </table:table-cell>
          <table:table-cell table:formula="of:=[.M33]/[.O33]" office:value-type="float" office:value="2.82826256111962" calcext:value-type="float">
            <text:p>2,8282625611</text:p>
          </table:table-cell>
          <table:table-cell table:formula="of:=[.M33]/[.P33]" office:value-type="float" office:value="1.85317242667865" calcext:value-type="float">
            <text:p>1,8531724267</text:p>
          </table:table-cell>
          <table:table-cell table:formula="of:=[.P33]/[.N33]" office:value-type="float" office:value="1.08688988043825" calcext:value-type="float">
            <text:p>1,0868898804</text:p>
          </table:table-cell>
          <table:table-cell table:formula="of:=[.P33]/[.Q33]" office:value-type="float" office:value="1.20778971641427" calcext:value-type="float">
            <text:p>1,2077897164</text:p>
          </table:table-cell>
          <table:table-cell table:formula="of:=[.Q33]/[.O33]" office:value-type="float" office:value="1.26360858359041" calcext:value-type="float">
            <text:p>1,2636085836</text:p>
          </table:table-cell>
          <table:table-cell table:number-columns-repeated="100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10596" calcext:value-type="float">
            <text:p>0,210596</text:p>
          </table:table-cell>
          <table:table-cell office:value-type="float" office:value="0.107462698" calcext:value-type="float">
            <text:p>0,107462698</text:p>
          </table:table-cell>
          <table:table-cell office:value-type="float" office:value="0.075912322" calcext:value-type="float">
            <text:p>0,075912322</text:p>
          </table:table-cell>
          <table:table-cell office:value-type="float" office:value="0.119101776" calcext:value-type="float">
            <text:p>0,119101776</text:p>
          </table:table-cell>
          <table:table-cell office:value-type="float" office:value="0.09746914" calcext:value-type="float">
            <text:p>0,09746914</text:p>
          </table:table-cell>
          <table:table-cell table:formula="of:=[.B34]/[.C34]" office:value-type="float" office:value="1.95971256928613" calcext:value-type="float">
            <text:p>1,9597125693</text:p>
          </table:table-cell>
          <table:table-cell table:formula="of:=[.B34]/[.D34]" office:value-type="float" office:value="2.77420047828335" calcext:value-type="float">
            <text:p>2,7742004783</text:p>
          </table:table-cell>
          <table:table-cell table:formula="of:=[.B34]/[.E34]" office:value-type="float" office:value="1.76820201236966" calcext:value-type="float">
            <text:p>1,7682020124</text:p>
          </table:table-cell>
          <table:table-cell table:formula="of:=[.E34]/[.C34]" office:value-type="float" office:value="1.10830807542167" calcext:value-type="float">
            <text:p>1,1083080754</text:p>
          </table:table-cell>
          <table:table-cell table:formula="of:=[.E34]/[.F34]" office:value-type="float" office:value="1.22194343768705" calcext:value-type="float">
            <text:p>1,2219434377</text:p>
          </table:table-cell>
          <table:table-cell table:formula="of:=[.F34]/[.D34]" office:value-type="float" office:value="1.28396994627565" calcext:value-type="float">
            <text:p>1,2839699463</text:p>
          </table:table-cell>
          <table:table-cell office:value-type="float" office:value="0.192119" calcext:value-type="float">
            <text:p>0,192119</text:p>
          </table:table-cell>
          <table:table-cell office:value-type="float" office:value="0.0946108491" calcext:value-type="float">
            <text:p>0,0946108491</text:p>
          </table:table-cell>
          <table:table-cell office:value-type="float" office:value="0.0690940155" calcext:value-type="float">
            <text:p>0,0690940155</text:p>
          </table:table-cell>
          <table:table-cell office:value-type="float" office:value="0.104238486" calcext:value-type="float">
            <text:p>0,104238486</text:p>
          </table:table-cell>
          <table:table-cell office:value-type="float" office:value="0.0848127752" calcext:value-type="float">
            <text:p>0,0848127752</text:p>
          </table:table-cell>
          <table:table-cell table:formula="of:=[.M34]/[.N34]" office:value-type="float" office:value="2.03062335691478" calcext:value-type="float">
            <text:p>2,0306233569</text:p>
          </table:table-cell>
          <table:table-cell table:formula="of:=[.M34]/[.O34]" office:value-type="float" office:value="2.78054472025873" calcext:value-type="float">
            <text:p>2,7805447203</text:p>
          </table:table-cell>
          <table:table-cell table:formula="of:=[.M34]/[.P34]" office:value-type="float" office:value="1.84307166548831" calcext:value-type="float">
            <text:p>1,8430716655</text:p>
          </table:table-cell>
          <table:table-cell table:formula="of:=[.P34]/[.N34]" office:value-type="float" office:value="1.10176038997202" calcext:value-type="float">
            <text:p>1,10176039</text:p>
          </table:table-cell>
          <table:table-cell table:formula="of:=[.P34]/[.Q34]" office:value-type="float" office:value="1.2290422728674" calcext:value-type="float">
            <text:p>1,2290422729</text:p>
          </table:table-cell>
          <table:table-cell table:formula="of:=[.Q34]/[.O34]" office:value-type="float" office:value="1.22749813549337" calcext:value-type="float">
            <text:p>1,2274981355</text:p>
          </table:table-cell>
          <table:table-cell table:number-columns-repeated="1001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19757" calcext:value-type="float">
            <text:p>0,419757</text:p>
          </table:table-cell>
          <table:table-cell office:value-type="float" office:value="0.221840991" calcext:value-type="float">
            <text:p>0,221840991</text:p>
          </table:table-cell>
          <table:table-cell office:value-type="float" office:value="0.159096657" calcext:value-type="float">
            <text:p>0,159096657</text:p>
          </table:table-cell>
          <table:table-cell office:value-type="float" office:value="0.269917261" calcext:value-type="float">
            <text:p>0,269917261</text:p>
          </table:table-cell>
          <table:table-cell office:value-type="float" office:value="0.224140759" calcext:value-type="float">
            <text:p>0,224140759</text:p>
          </table:table-cell>
          <table:table-cell table:formula="of:=[.B35]/[.C35]" office:value-type="float" office:value="1.89215256435633" calcext:value-type="float">
            <text:p>1,8921525644</text:p>
          </table:table-cell>
          <table:table-cell table:formula="of:=[.B35]/[.D35]" office:value-type="float" office:value="2.63837724761244" calcext:value-type="float">
            <text:p>2,6383772476</text:p>
          </table:table-cell>
          <table:table-cell table:formula="of:=[.B35]/[.E35]" office:value-type="float" office:value="1.55513211139172" calcext:value-type="float">
            <text:p>1,5551321114</text:p>
          </table:table-cell>
          <table:table-cell table:formula="of:=[.E35]/[.C35]" office:value-type="float" office:value="1.21671499835664" calcext:value-type="float">
            <text:p>1,2167149984</text:p>
          </table:table-cell>
          <table:table-cell table:formula="of:=[.E35]/[.F35]" office:value-type="float" office:value="1.20423104750886" calcext:value-type="float">
            <text:p>1,2042310475</text:p>
          </table:table-cell>
          <table:table-cell table:formula="of:=[.F35]/[.D35]" office:value-type="float" office:value="1.40883387009194" calcext:value-type="float">
            <text:p>1,4088338701</text:p>
          </table:table-cell>
          <table:table-cell office:value-type="float" office:value="0.383682" calcext:value-type="float">
            <text:p>0,383682</text:p>
          </table:table-cell>
          <table:table-cell office:value-type="float" office:value="0.1998923178" calcext:value-type="float">
            <text:p>0,1998923178</text:p>
          </table:table-cell>
          <table:table-cell office:value-type="float" office:value="0.1453506374" calcext:value-type="float">
            <text:p>0,1453506374</text:p>
          </table:table-cell>
          <table:table-cell office:value-type="float" office:value="0.269626901" calcext:value-type="float">
            <text:p>0,269626901</text:p>
          </table:table-cell>
          <table:table-cell office:value-type="float" office:value="0.231985612" calcext:value-type="float">
            <text:p>0,231985612</text:p>
          </table:table-cell>
          <table:table-cell table:formula="of:=[.M35]/[.N35]" office:value-type="float" office:value="1.91944344946707" calcext:value-type="float">
            <text:p>1,9194434495</text:p>
          </table:table-cell>
          <table:table-cell table:formula="of:=[.M35]/[.O35]" office:value-type="float" office:value="2.63969946649852" calcext:value-type="float">
            <text:p>2,6396994665</text:p>
          </table:table-cell>
          <table:table-cell table:formula="of:=[.M35]/[.P35]" office:value-type="float" office:value="1.42301082932374" calcext:value-type="float">
            <text:p>1,4230108293</text:p>
          </table:table-cell>
          <table:table-cell table:formula="of:=[.P35]/[.N35]" office:value-type="float" office:value="1.34886074646336" calcext:value-type="float">
            <text:p>1,3488607465</text:p>
          </table:table-cell>
          <table:table-cell table:formula="of:=[.P35]/[.Q35]" office:value-type="float" office:value="1.16225699807624" calcext:value-type="float">
            <text:p>1,1622569981</text:p>
          </table:table-cell>
          <table:table-cell table:formula="of:=[.Q35]/[.O35]" office:value-type="float" office:value="1.59604124309124" calcext:value-type="float">
            <text:p>1,5960412431</text:p>
          </table:table-cell>
          <table:table-cell table:number-columns-repeated="1001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633097" calcext:value-type="float">
            <text:p>0,633097</text:p>
          </table:table-cell>
          <table:table-cell office:value-type="float" office:value="0.33440064" calcext:value-type="float">
            <text:p>0,33440064</text:p>
          </table:table-cell>
          <table:table-cell office:value-type="float" office:value="0.237272798" calcext:value-type="float">
            <text:p>0,237272798</text:p>
          </table:table-cell>
          <table:table-cell office:value-type="float" office:value="0.400227629" calcext:value-type="float">
            <text:p>0,400227629</text:p>
          </table:table-cell>
          <table:table-cell office:value-type="float" office:value="0.334221007" calcext:value-type="float">
            <text:p>0,334221007</text:p>
          </table:table-cell>
          <table:table-cell table:formula="of:=[.B36]/[.C36]" office:value-type="float" office:value="1.89322903209755" calcext:value-type="float">
            <text:p>1,8932290321</text:p>
          </table:table-cell>
          <table:table-cell table:formula="of:=[.B36]/[.D36]" office:value-type="float" office:value="2.66822410885887" calcext:value-type="float">
            <text:p>2,6682241089</text:p>
          </table:table-cell>
          <table:table-cell table:formula="of:=[.B36]/[.E36]" office:value-type="float" office:value="1.58184231703804" calcext:value-type="float">
            <text:p>1,581842317</text:p>
          </table:table-cell>
          <table:table-cell table:formula="of:=[.E36]/[.C36]" office:value-type="float" office:value="1.1968506669126" calcext:value-type="float">
            <text:p>1,1968506669</text:p>
          </table:table-cell>
          <table:table-cell table:formula="of:=[.E36]/[.F36]" office:value-type="float" office:value="1.19749393550238" calcext:value-type="float">
            <text:p>1,1974939355</text:p>
          </table:table-cell>
          <table:table-cell table:formula="of:=[.F36]/[.D36]" office:value-type="float" office:value="1.40859386249578" calcext:value-type="float">
            <text:p>1,4085938625</text:p>
          </table:table-cell>
          <table:table-cell office:value-type="float" office:value="0.578017" calcext:value-type="float">
            <text:p>0,578017</text:p>
          </table:table-cell>
          <table:table-cell office:value-type="float" office:value="0.2917196291" calcext:value-type="float">
            <text:p>0,2917196291</text:p>
          </table:table-cell>
          <table:table-cell office:value-type="float" office:value="0.2121345343" calcext:value-type="float">
            <text:p>0,2121345343</text:p>
          </table:table-cell>
          <table:table-cell office:value-type="float" office:value="0.3596877148" calcext:value-type="float">
            <text:p>0,3596877148</text:p>
          </table:table-cell>
          <table:table-cell office:value-type="float" office:value="0.3033369061" calcext:value-type="float">
            <text:p>0,3033369061</text:p>
          </table:table-cell>
          <table:table-cell table:formula="of:=[.M36]/[.N36]" office:value-type="float" office:value="1.98141277562731" calcext:value-type="float">
            <text:p>1,9814127756</text:p>
          </table:table-cell>
          <table:table-cell table:formula="of:=[.M36]/[.O36]" office:value-type="float" office:value="2.72476615798242" calcext:value-type="float">
            <text:p>2,724766158</text:p>
          </table:table-cell>
          <table:table-cell table:formula="of:=[.M36]/[.P36]" office:value-type="float" office:value="1.60699678142024" calcext:value-type="float">
            <text:p>1,6069967814</text:p>
          </table:table-cell>
          <table:table-cell table:formula="of:=[.P36]/[.N36]" office:value-type="float" office:value="1.23299112887841" calcext:value-type="float">
            <text:p>1,2329911289</text:p>
          </table:table-cell>
          <table:table-cell table:formula="of:=[.P36]/[.Q36]" office:value-type="float" office:value="1.18576970875223" calcext:value-type="float">
            <text:p>1,1857697088</text:p>
          </table:table-cell>
          <table:table-cell table:formula="of:=[.Q36]/[.O36]" office:value-type="float" office:value="1.42992703710855" calcext:value-type="float">
            <text:p>1,4299270371</text:p>
          </table:table-cell>
          <table:table-cell table:number-columns-repeated="1001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844509" calcext:value-type="float">
            <text:p>0,844509</text:p>
          </table:table-cell>
          <table:table-cell office:value-type="float" office:value="0.442914651" calcext:value-type="float">
            <text:p>0,442914651</text:p>
          </table:table-cell>
          <table:table-cell office:value-type="float" office:value="0.316983427" calcext:value-type="float">
            <text:p>0,316983427</text:p>
          </table:table-cell>
          <table:table-cell office:value-type="float" office:value="0.533536645" calcext:value-type="float">
            <text:p>0,533536645</text:p>
          </table:table-cell>
          <table:table-cell office:value-type="float" office:value="0.4427823" calcext:value-type="float">
            <text:p>0,4427823</text:p>
          </table:table-cell>
          <table:table-cell table:formula="of:=[.B37]/[.C37]" office:value-type="float" office:value="1.90670820685947" calcext:value-type="float">
            <text:p>1,9067082069</text:p>
          </table:table-cell>
          <table:table-cell table:formula="of:=[.B37]/[.D37]" office:value-type="float" office:value="2.6642055327391" calcext:value-type="float">
            <text:p>2,6642055327</text:p>
          </table:table-cell>
          <table:table-cell table:formula="of:=[.B37]/[.E37]" office:value-type="float" office:value="1.5828509773682" calcext:value-type="float">
            <text:p>1,5828509774</text:p>
          </table:table-cell>
          <table:table-cell table:formula="of:=[.E37]/[.C37]" office:value-type="float" office:value="1.20460373978462" calcext:value-type="float">
            <text:p>1,2046037398</text:p>
          </table:table-cell>
          <table:table-cell table:formula="of:=[.E37]/[.F37]" office:value-type="float" office:value="1.20496380501208" calcext:value-type="float">
            <text:p>1,204963805</text:p>
          </table:table-cell>
          <table:table-cell table:formula="of:=[.F37]/[.D37]" office:value-type="float" office:value="1.39686261894064" calcext:value-type="float">
            <text:p>1,3968626189</text:p>
          </table:table-cell>
          <table:table-cell office:value-type="float" office:value="0.772807" calcext:value-type="float">
            <text:p>0,772807</text:p>
          </table:table-cell>
          <table:table-cell office:value-type="float" office:value="0.3887835916" calcext:value-type="float">
            <text:p>0,3887835916</text:p>
          </table:table-cell>
          <table:table-cell office:value-type="float" office:value="0.2836779964" calcext:value-type="float">
            <text:p>0,2836779964</text:p>
          </table:table-cell>
          <table:table-cell office:value-type="float" office:value="0.4805223406" calcext:value-type="float">
            <text:p>0,4805223406</text:p>
          </table:table-cell>
          <table:table-cell office:value-type="float" office:value="0.4041861163" calcext:value-type="float">
            <text:p>0,4041861163</text:p>
          </table:table-cell>
          <table:table-cell table:formula="of:=[.M37]/[.N37]" office:value-type="float" office:value="1.98775621373214" calcext:value-type="float">
            <text:p>1,9877562137</text:p>
          </table:table-cell>
          <table:table-cell table:formula="of:=[.M37]/[.O37]" office:value-type="float" office:value="2.72424019418941" calcext:value-type="float">
            <text:p>2,7242401942</text:p>
          </table:table-cell>
          <table:table-cell table:formula="of:=[.M37]/[.P37]" office:value-type="float" office:value="1.60826445454137" calcext:value-type="float">
            <text:p>1,6082644545</text:p>
          </table:table-cell>
          <table:table-cell table:formula="of:=[.P37]/[.N37]" office:value-type="float" office:value="1.23596353082304" calcext:value-type="float">
            <text:p>1,2359635308</text:p>
          </table:table-cell>
          <table:table-cell table:formula="of:=[.P37]/[.Q37]" office:value-type="float" office:value="1.18886404362128" calcext:value-type="float">
            <text:p>1,1888640436</text:p>
          </table:table-cell>
          <table:table-cell table:formula="of:=[.Q37]/[.O37]" office:value-type="float" office:value="1.4248060174892" calcext:value-type="float">
            <text:p>1,4248060175</text:p>
          </table:table-cell>
          <table:table-cell table:number-columns-repeated="100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050733" calcext:value-type="float">
            <text:p>1,050733</text:p>
          </table:table-cell>
          <table:table-cell office:value-type="float" office:value="0.554331373" calcext:value-type="float">
            <text:p>0,554331373</text:p>
          </table:table-cell>
          <table:table-cell office:value-type="float" office:value="0.395716603" calcext:value-type="float">
            <text:p>0,395716603</text:p>
          </table:table-cell>
          <table:table-cell office:value-type="float" office:value="0.667257087" calcext:value-type="float">
            <text:p>0,667257087</text:p>
          </table:table-cell>
          <table:table-cell office:value-type="float" office:value="0.554026053" calcext:value-type="float">
            <text:p>0,554026053</text:p>
          </table:table-cell>
          <table:table-cell table:formula="of:=[.B38]/[.C38]" office:value-type="float" office:value="1.89549618004392" calcext:value-type="float">
            <text:p>1,89549618</text:p>
          </table:table-cell>
          <table:table-cell table:formula="of:=[.B38]/[.D38]" office:value-type="float" office:value="2.65526640033347" calcext:value-type="float">
            <text:p>2,6552664003</text:p>
          </table:table-cell>
          <table:table-cell table:formula="of:=[.B38]/[.E38]" office:value-type="float" office:value="1.57470489331798" calcext:value-type="float">
            <text:p>1,5747048933</text:p>
          </table:table-cell>
          <table:table-cell table:formula="of:=[.E38]/[.C38]" office:value-type="float" office:value="1.2037151774197" calcext:value-type="float">
            <text:p>1,2037151774</text:p>
          </table:table-cell>
          <table:table-cell table:formula="of:=[.E38]/[.F38]" office:value-type="float" office:value="1.2043785366895" calcext:value-type="float">
            <text:p>1,2043785367</text:p>
          </table:table-cell>
          <table:table-cell table:formula="of:=[.F38]/[.D38]" office:value-type="float" office:value="1.40005763922925" calcext:value-type="float">
            <text:p>1,4000576392</text:p>
          </table:table-cell>
          <table:table-cell office:value-type="float" office:value="0.96429" calcext:value-type="float">
            <text:p>0,96429</text:p>
          </table:table-cell>
          <table:table-cell office:value-type="float" office:value="0.484985893" calcext:value-type="float">
            <text:p>0,484985893</text:p>
          </table:table-cell>
          <table:table-cell office:value-type="float" office:value="0.3539569544" calcext:value-type="float">
            <text:p>0,3539569544</text:p>
          </table:table-cell>
          <table:table-cell office:value-type="float" office:value="0.5982736032" calcext:value-type="float">
            <text:p>0,5982736032</text:p>
          </table:table-cell>
          <table:table-cell office:value-type="float" office:value="0.5028507451" calcext:value-type="float">
            <text:p>0,5028507451</text:p>
          </table:table-cell>
          <table:table-cell table:formula="of:=[.M38]/[.N38]" office:value-type="float" office:value="1.98828463655952" calcext:value-type="float">
            <text:p>1,9882846366</text:p>
          </table:table-cell>
          <table:table-cell table:formula="of:=[.M38]/[.O38]" office:value-type="float" office:value="2.72431432131229" calcext:value-type="float">
            <text:p>2,7243143213</text:p>
          </table:table-cell>
          <table:table-cell table:formula="of:=[.M38]/[.P38]" office:value-type="float" office:value="1.61178764171155" calcext:value-type="float">
            <text:p>1,6117876417</text:p>
          </table:table-cell>
          <table:table-cell table:formula="of:=[.P38]/[.N38]" office:value-type="float" office:value="1.23358970195861" calcext:value-type="float">
            <text:p>1,233589702</text:p>
          </table:table-cell>
          <table:table-cell table:formula="of:=[.P38]/[.Q38]" office:value-type="float" office:value="1.18976377986876" calcext:value-type="float">
            <text:p>1,1897637799</text:p>
          </table:table-cell>
          <table:table-cell table:formula="of:=[.Q38]/[.O38]" office:value-type="float" office:value="1.42065507923808" calcext:value-type="float">
            <text:p>1,4206550792</text:p>
          </table:table-cell>
          <table:table-cell table:number-columns-repeated="1001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261598" calcext:value-type="float">
            <text:p>1,261598</text:p>
          </table:table-cell>
          <table:table-cell office:value-type="float" office:value="0.665474741" calcext:value-type="float">
            <text:p>0,665474741</text:p>
          </table:table-cell>
          <table:table-cell office:value-type="float" office:value="0.475950257" calcext:value-type="float">
            <text:p>0,475950257</text:p>
          </table:table-cell>
          <table:table-cell office:value-type="float" office:value="0.802309263" calcext:value-type="float">
            <text:p>0,802309263</text:p>
          </table:table-cell>
          <table:table-cell office:value-type="float" office:value="0.665224573" calcext:value-type="float">
            <text:p>0,665224573</text:p>
          </table:table-cell>
          <table:table-cell table:formula="of:=[.B39]/[.C39]" office:value-type="float" office:value="1.89578645480099" calcext:value-type="float">
            <text:p>1,8957864548</text:p>
          </table:table-cell>
          <table:table-cell table:formula="of:=[.B39]/[.D39]" office:value-type="float" office:value="2.65069296937054" calcext:value-type="float">
            <text:p>2,6506929694</text:p>
          </table:table-cell>
          <table:table-cell table:formula="of:=[.B39]/[.E39]" office:value-type="float" office:value="1.57245847478144" calcext:value-type="float">
            <text:p>1,5724584748</text:p>
          </table:table-cell>
          <table:table-cell table:formula="of:=[.E39]/[.C39]" office:value-type="float" office:value="1.20561940757418" calcext:value-type="float">
            <text:p>1,2056194076</text:p>
          </table:table-cell>
          <table:table-cell table:formula="of:=[.E39]/[.F39]" office:value-type="float" office:value="1.20607279941837" calcext:value-type="float">
            <text:p>1,2060727994</text:p>
          </table:table-cell>
          <table:table-cell table:formula="of:=[.F39]/[.D39]" office:value-type="float" office:value="1.39767667569512" calcext:value-type="float">
            <text:p>1,3976766757</text:p>
          </table:table-cell>
          <table:table-cell office:value-type="float" office:value="1.15872" calcext:value-type="float">
            <text:p>1,15872</text:p>
          </table:table-cell>
          <table:table-cell office:value-type="float" office:value="0.583724837" calcext:value-type="float">
            <text:p>0,583724837</text:p>
          </table:table-cell>
          <table:table-cell office:value-type="float" office:value="0.4258706288" calcext:value-type="float">
            <text:p>0,4258706288</text:p>
          </table:table-cell>
          <table:table-cell office:value-type="float" office:value="0.718433811" calcext:value-type="float">
            <text:p>0,718433811</text:p>
          </table:table-cell>
          <table:table-cell office:value-type="float" office:value="0.60743768" calcext:value-type="float">
            <text:p>0,60743768</text:p>
          </table:table-cell>
          <table:table-cell table:formula="of:=[.M39]/[.N39]" office:value-type="float" office:value="1.98504488168627" calcext:value-type="float">
            <text:p>1,9850448817</text:p>
          </table:table-cell>
          <table:table-cell table:formula="of:=[.M39]/[.O39]" office:value-type="float" office:value="2.72082628300757" calcext:value-type="float">
            <text:p>2,720826283</text:p>
          </table:table-cell>
          <table:table-cell table:formula="of:=[.M39]/[.P39]" office:value-type="float" office:value="1.61284168737432" calcext:value-type="float">
            <text:p>1,6128416874</text:p>
          </table:table-cell>
          <table:table-cell table:formula="of:=[.P39]/[.N39]" office:value-type="float" office:value="1.23077478541486" calcext:value-type="float">
            <text:p>1,2307747854</text:p>
          </table:table-cell>
          <table:table-cell table:formula="of:=[.P39]/[.Q39]" office:value-type="float" office:value="1.18272842573744" calcext:value-type="float">
            <text:p>1,1827284257</text:p>
          </table:table-cell>
          <table:table-cell table:formula="of:=[.Q39]/[.O39]" office:value-type="float" office:value="1.42634321064031" calcext:value-type="float">
            <text:p>1,4263432106</text:p>
          </table:table-cell>
          <table:table-cell table:number-columns-repeated="1001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.474673" calcext:value-type="float">
            <text:p>1,474673</text:p>
          </table:table-cell>
          <table:table-cell office:value-type="float" office:value="0.777525586" calcext:value-type="float">
            <text:p>0,777525586</text:p>
          </table:table-cell>
          <table:table-cell office:value-type="float" office:value="0.559270347" calcext:value-type="float">
            <text:p>0,559270347</text:p>
          </table:table-cell>
          <table:table-cell office:value-type="float" office:value="0.934862694" calcext:value-type="float">
            <text:p>0,934862694</text:p>
          </table:table-cell>
          <table:table-cell office:value-type="float" office:value="0.777176684" calcext:value-type="float">
            <text:p>0,777176684</text:p>
          </table:table-cell>
          <table:table-cell table:formula="of:=[.B40]/[.C40]" office:value-type="float" office:value="1.89662311639993" calcext:value-type="float">
            <text:p>1,8966231164</text:p>
          </table:table-cell>
          <table:table-cell table:formula="of:=[.B40]/[.D40]" office:value-type="float" office:value="2.63678024037988" calcext:value-type="float">
            <text:p>2,6367802404</text:p>
          </table:table-cell>
          <table:table-cell table:formula="of:=[.B40]/[.E40]" office:value-type="float" office:value="1.57742202086417" calcext:value-type="float">
            <text:p>1,5774220209</text:p>
          </table:table-cell>
          <table:table-cell table:formula="of:=[.E40]/[.C40]" office:value-type="float" office:value="1.20235618072638" calcext:value-type="float">
            <text:p>1,2023561807</text:p>
          </table:table-cell>
          <table:table-cell table:formula="of:=[.E40]/[.F40]" office:value-type="float" office:value="1.20289596078515" calcext:value-type="float">
            <text:p>1,2028959608</text:p>
          </table:table-cell>
          <table:table-cell table:formula="of:=[.F40]/[.D40]" office:value-type="float" office:value="1.38962612298127" calcext:value-type="float">
            <text:p>1,389626123</text:p>
          </table:table-cell>
          <table:table-cell office:value-type="float" office:value="1.349736" calcext:value-type="float">
            <text:p>1,349736</text:p>
          </table:table-cell>
          <table:table-cell office:value-type="float" office:value="0.6810192329" calcext:value-type="float">
            <text:p>0,6810192329</text:p>
          </table:table-cell>
          <table:table-cell office:value-type="float" office:value="0.4996299984" calcext:value-type="float">
            <text:p>0,4996299984</text:p>
          </table:table-cell>
          <table:table-cell office:value-type="float" office:value="0.8394745612" calcext:value-type="float">
            <text:p>0,8394745612</text:p>
          </table:table-cell>
          <table:table-cell office:value-type="float" office:value="0.7081574212" calcext:value-type="float">
            <text:p>0,7081574212</text:p>
          </table:table-cell>
          <table:table-cell table:formula="of:=[.M40]/[.N40]" office:value-type="float" office:value="1.98193521532775" calcext:value-type="float">
            <text:p>1,9819352153</text:p>
          </table:table-cell>
          <table:table-cell table:formula="of:=[.M40]/[.O40]" office:value-type="float" office:value="2.70147109725668" calcext:value-type="float">
            <text:p>2,7014710973</text:p>
          </table:table-cell>
          <table:table-cell table:formula="of:=[.M40]/[.P40]" office:value-type="float" office:value="1.60783430777295" calcext:value-type="float">
            <text:p>1,6078343078</text:p>
          </table:table-cell>
          <table:table-cell table:formula="of:=[.P40]/[.N40]" office:value-type="float" office:value="1.23267379340411" calcext:value-type="float">
            <text:p>1,2326737934</text:p>
          </table:table-cell>
          <table:table-cell table:formula="of:=[.P40]/[.Q40]" office:value-type="float" office:value="1.18543495565926" calcext:value-type="float">
            <text:p>1,1854349557</text:p>
          </table:table-cell>
          <table:table-cell table:formula="of:=[.Q40]/[.O40]" office:value-type="float" office:value="1.41736369607066" calcext:value-type="float">
            <text:p>1,4173636961</text:p>
          </table:table-cell>
          <table:table-cell table:number-columns-repeated="1001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.686734" calcext:value-type="float">
            <text:p>1,686734</text:p>
          </table:table-cell>
          <table:table-cell office:value-type="float" office:value="0.887249103" calcext:value-type="float">
            <text:p>0,887249103</text:p>
          </table:table-cell>
          <table:table-cell office:value-type="float" office:value="0.640325203" calcext:value-type="float">
            <text:p>0,640325203</text:p>
          </table:table-cell>
          <table:table-cell office:value-type="float" office:value="1.071077275" calcext:value-type="float">
            <text:p>1,071077275</text:p>
          </table:table-cell>
          <table:table-cell office:value-type="float" office:value="0.891336796" calcext:value-type="float">
            <text:p>0,891336796</text:p>
          </table:table-cell>
          <table:table-cell table:formula="of:=[.B41]/[.C41]" office:value-type="float" office:value="1.90108278982391" calcext:value-type="float">
            <text:p>1,9010827898</text:p>
          </table:table-cell>
          <table:table-cell table:formula="of:=[.B41]/[.D41]" office:value-type="float" office:value="2.63418336822828" calcext:value-type="float">
            <text:p>2,6341833682</text:p>
          </table:table-cell>
          <table:table-cell table:formula="of:=[.B41]/[.E41]" office:value-type="float" office:value="1.57480140730276" calcext:value-type="float">
            <text:p>1,5748014073</text:p>
          </table:table-cell>
          <table:table-cell table:formula="of:=[.E41]/[.C41]" office:value-type="float" office:value="1.20718890712702" calcext:value-type="float">
            <text:p>1,2071889071</text:p>
          </table:table-cell>
          <table:table-cell table:formula="of:=[.E41]/[.F41]" office:value-type="float" office:value="1.20165270838881" calcext:value-type="float">
            <text:p>1,2016527084</text:p>
          </table:table-cell>
          <table:table-cell table:formula="of:=[.F41]/[.D41]" office:value-type="float" office:value="1.39200642396079" calcext:value-type="float">
            <text:p>1,392006424</text:p>
          </table:table-cell>
          <table:table-cell office:value-type="float" office:value="1.543208" calcext:value-type="float">
            <text:p>1,543208</text:p>
          </table:table-cell>
          <table:table-cell office:value-type="float" office:value="0.7784871922" calcext:value-type="float">
            <text:p>0,7784871922</text:p>
          </table:table-cell>
          <table:table-cell office:value-type="float" office:value="0.5726973253" calcext:value-type="float">
            <text:p>0,5726973253</text:p>
          </table:table-cell>
          <table:table-cell office:value-type="float" office:value="0.9607440507" calcext:value-type="float">
            <text:p>0,9607440507</text:p>
          </table:table-cell>
          <table:table-cell office:value-type="float" office:value="0.8106755668" calcext:value-type="float">
            <text:p>0,8106755668</text:p>
          </table:table-cell>
          <table:table-cell table:formula="of:=[.M41]/[.N41]" office:value-type="float" office:value="1.98231649211711" calcext:value-type="float">
            <text:p>1,9823164921</text:p>
          </table:table-cell>
          <table:table-cell table:formula="of:=[.M41]/[.O41]" office:value-type="float" office:value="2.69463105872131" calcext:value-type="float">
            <text:p>2,6946310587</text:p>
          </table:table-cell>
          <table:table-cell table:formula="of:=[.M41]/[.P41]" office:value-type="float" office:value="1.60626339437191" calcext:value-type="float">
            <text:p>1,6062633944</text:p>
          </table:table-cell>
          <table:table-cell table:formula="of:=[.P41]/[.N41]" office:value-type="float" office:value="1.23411670779701" calcext:value-type="float">
            <text:p>1,2341167078</text:p>
          </table:table-cell>
          <table:table-cell table:formula="of:=[.P41]/[.Q41]" office:value-type="float" office:value="1.18511534089077" calcext:value-type="float">
            <text:p>1,1851153409</text:p>
          </table:table-cell>
          <table:table-cell table:formula="of:=[.Q41]/[.O41]" office:value-type="float" office:value="1.41553929272385" calcext:value-type="float">
            <text:p>1,4155392927</text:p>
          </table:table-cell>
          <table:table-cell table:number-columns-repeated="1001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.900709" calcext:value-type="float">
            <text:p>1,900709</text:p>
          </table:table-cell>
          <table:table-cell office:value-type="float" office:value="1.022053524" calcext:value-type="float">
            <text:p>1,022053524</text:p>
          </table:table-cell>
          <table:table-cell office:value-type="float" office:value="0.742182857" calcext:value-type="float">
            <text:p>0,742182857</text:p>
          </table:table-cell>
          <table:table-cell office:value-type="float" office:value="1.351512181" calcext:value-type="float">
            <text:p>1,351512181</text:p>
          </table:table-cell>
          <table:table-cell office:value-type="float" office:value="1.148438806" calcext:value-type="float">
            <text:p>1,148438806</text:p>
          </table:table-cell>
          <table:table-cell table:formula="of:=[.B42]/[.C42]" office:value-type="float" office:value="1.8596961464026" calcext:value-type="float">
            <text:p>1,8596961464</text:p>
          </table:table-cell>
          <table:table-cell table:formula="of:=[.B42]/[.D42]" office:value-type="float" office:value="2.56097130521569" calcext:value-type="float">
            <text:p>2,5609713052</text:p>
          </table:table-cell>
          <table:table-cell table:formula="of:=[.B42]/[.E42]" office:value-type="float" office:value="1.4063572838786" calcext:value-type="float">
            <text:p>1,4063572839</text:p>
          </table:table-cell>
          <table:table-cell table:formula="of:=[.E42]/[.C42]" office:value-type="float" office:value="1.32234970993554" calcext:value-type="float">
            <text:p>1,3223497099</text:p>
          </table:table-cell>
          <table:table-cell table:formula="of:=[.E42]/[.F42]" office:value-type="float" office:value="1.17682559483278" calcext:value-type="float">
            <text:p>1,1768255948</text:p>
          </table:table-cell>
          <table:table-cell table:formula="of:=[.F42]/[.D42]" office:value-type="float" office:value="1.54737986086359" calcext:value-type="float">
            <text:p>1,5473798609</text:p>
          </table:table-cell>
          <table:table-cell office:value-type="float" office:value="1.739021" calcext:value-type="float">
            <text:p>1,739021</text:p>
          </table:table-cell>
          <table:table-cell office:value-type="float" office:value="0.9123375968" calcext:value-type="float">
            <text:p>0,9123375968</text:p>
          </table:table-cell>
          <table:table-cell office:value-type="float" office:value="0.6799371082" calcext:value-type="float">
            <text:p>0,6799371082</text:p>
          </table:table-cell>
          <table:table-cell office:value-type="float" office:value="1.311785028" calcext:value-type="float">
            <text:p>1,311785028</text:p>
          </table:table-cell>
          <table:table-cell office:value-type="float" office:value="1.1406829266" calcext:value-type="float">
            <text:p>1,1406829266</text:p>
          </table:table-cell>
          <table:table-cell table:formula="of:=[.M42]/[.N42]" office:value-type="float" office:value="1.90611568140957" calcext:value-type="float">
            <text:p>1,9061156814</text:p>
          </table:table-cell>
          <table:table-cell table:formula="of:=[.M42]/[.O42]" office:value-type="float" office:value="2.55762037257198" calcext:value-type="float">
            <text:p>2,5576203726</text:p>
          </table:table-cell>
          <table:table-cell table:formula="of:=[.M42]/[.P42]" office:value-type="float" office:value="1.32569053837379" calcext:value-type="float">
            <text:p>1,3256905384</text:p>
          </table:table-cell>
          <table:table-cell table:formula="of:=[.P42]/[.N42]" office:value-type="float" office:value="1.43782853255314" calcext:value-type="float">
            <text:p>1,4378285326</text:p>
          </table:table-cell>
          <table:table-cell table:formula="of:=[.P42]/[.Q42]" office:value-type="float" office:value="1.14999970404572" calcext:value-type="float">
            <text:p>1,149999704</text:p>
          </table:table-cell>
          <table:table-cell table:formula="of:=[.Q42]/[.O42]" office:value-type="float" office:value="1.67763005260845" calcext:value-type="float">
            <text:p>1,6776300526</text:p>
          </table:table-cell>
          <table:table-cell table:number-columns-repeated="100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0608" calcext:value-type="float">
            <text:p>2,10608</text:p>
          </table:table-cell>
          <table:table-cell office:value-type="float" office:value="1.114168663" calcext:value-type="float">
            <text:p>1,114168663</text:p>
          </table:table-cell>
          <table:table-cell office:value-type="float" office:value="0.803244561" calcext:value-type="float">
            <text:p>0,803244561</text:p>
          </table:table-cell>
          <table:table-cell office:value-type="float" office:value="1.345084451" calcext:value-type="float">
            <text:p>1,345084451</text:p>
          </table:table-cell>
          <table:table-cell office:value-type="float" office:value="1.118102433" calcext:value-type="float">
            <text:p>1,118102433</text:p>
          </table:table-cell>
          <table:table-cell table:formula="of:=[.B43]/[.C43]" office:value-type="float" office:value="1.89027036026053" calcext:value-type="float">
            <text:p>1,8902703603</text:p>
          </table:table-cell>
          <table:table-cell table:formula="of:=[.B43]/[.D43]" office:value-type="float" office:value="2.62196608885597" calcext:value-type="float">
            <text:p>2,6219660889</text:p>
          </table:table-cell>
          <table:table-cell table:formula="of:=[.B43]/[.E43]" office:value-type="float" office:value="1.56576042376688" calcext:value-type="float">
            <text:p>1,5657604238</text:p>
          </table:table-cell>
          <table:table-cell table:formula="of:=[.E43]/[.C43]" office:value-type="float" office:value="1.2072538886332" calcext:value-type="float">
            <text:p>1,2072538886</text:p>
          </table:table-cell>
          <table:table-cell table:formula="of:=[.E43]/[.F43]" office:value-type="float" office:value="1.20300646103683" calcext:value-type="float">
            <text:p>1,203006461</text:p>
          </table:table-cell>
          <table:table-cell table:formula="of:=[.F43]/[.D43]" office:value-type="float" office:value="1.39198257577744" calcext:value-type="float">
            <text:p>1,3919825758</text:p>
          </table:table-cell>
          <table:table-cell office:value-type="float" office:value="1.92738" calcext:value-type="float">
            <text:p>1,92738</text:p>
          </table:table-cell>
          <table:table-cell office:value-type="float" office:value="0.9750053423" calcext:value-type="float">
            <text:p>0,9750053423</text:p>
          </table:table-cell>
          <table:table-cell office:value-type="float" office:value="0.7175182873" calcext:value-type="float">
            <text:p>0,7175182873</text:p>
          </table:table-cell>
          <table:table-cell office:value-type="float" office:value="1.2070795359" calcext:value-type="float">
            <text:p>1,2070795359</text:p>
          </table:table-cell>
          <table:table-cell office:value-type="float" office:value="1.0173969161" calcext:value-type="float">
            <text:p>1,0173969161</text:p>
          </table:table-cell>
          <table:table-cell table:formula="of:=[.M43]/[.N43]" office:value-type="float" office:value="1.97678916861459" calcext:value-type="float">
            <text:p>1,9767891686</text:p>
          </table:table-cell>
          <table:table-cell table:formula="of:=[.M43]/[.O43]" office:value-type="float" office:value="2.68617543847234" calcext:value-type="float">
            <text:p>2,6861754385</text:p>
          </table:table-cell>
          <table:table-cell table:formula="of:=[.M43]/[.P43]" office:value-type="float" office:value="1.59672991106004" calcext:value-type="float">
            <text:p>1,5967299111</text:p>
          </table:table-cell>
          <table:table-cell table:formula="of:=[.P43]/[.N43]" office:value-type="float" office:value="1.23802350975077" calcext:value-type="float">
            <text:p>1,2380235098</text:p>
          </table:table-cell>
          <table:table-cell table:formula="of:=[.P43]/[.Q43]" office:value-type="float" office:value="1.186439153489" calcext:value-type="float">
            <text:p>1,1864391535</text:p>
          </table:table-cell>
          <table:table-cell table:formula="of:=[.Q43]/[.O43]" office:value-type="float" office:value="1.41793865620963" calcext:value-type="float">
            <text:p>1,4179386562</text:p>
          </table:table-cell>
          <table:table-cell table:number-columns-repeated="1001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.22439" calcext:value-type="float">
            <text:p>4,22439</text:p>
          </table:table-cell>
          <table:table-cell office:value-type="float" office:value="2.240205972" calcext:value-type="float">
            <text:p>2,240205972</text:p>
          </table:table-cell>
          <table:table-cell office:value-type="float" office:value="1.623073041" calcext:value-type="float">
            <text:p>1,623073041</text:p>
          </table:table-cell>
          <table:table-cell office:value-type="float" office:value="2.696811469" calcext:value-type="float">
            <text:p>2,696811469</text:p>
          </table:table-cell>
          <table:table-cell office:value-type="float" office:value="2.245932526" calcext:value-type="float">
            <text:p>2,245932526</text:p>
          </table:table-cell>
          <table:table-cell table:formula="of:=[.B44]/[.C44]" office:value-type="float" office:value="1.88571499799573" calcext:value-type="float">
            <text:p>1,885714998</text:p>
          </table:table-cell>
          <table:table-cell table:formula="of:=[.B44]/[.D44]" office:value-type="float" office:value="2.60271096450304" calcext:value-type="float">
            <text:p>2,6027109645</text:p>
          </table:table-cell>
          <table:table-cell table:formula="of:=[.B44]/[.E44]" office:value-type="float" office:value="1.56643875501109" calcext:value-type="float">
            <text:p>1,566438755</text:p>
          </table:table-cell>
          <table:table-cell table:formula="of:=[.E44]/[.C44]" office:value-type="float" office:value="1.20382299784352" calcext:value-type="float">
            <text:p>1,2038229978</text:p>
          </table:table-cell>
          <table:table-cell table:formula="of:=[.E44]/[.F44]" office:value-type="float" office:value="1.20075355683237" calcext:value-type="float">
            <text:p>1,2007535568</text:p>
          </table:table-cell>
          <table:table-cell table:formula="of:=[.F44]/[.D44]" office:value-type="float" office:value="1.38375320719778" calcext:value-type="float">
            <text:p>1,3837532072</text:p>
          </table:table-cell>
          <table:table-cell office:value-type="float" office:value="3.87418" calcext:value-type="float">
            <text:p>3,87418</text:p>
          </table:table-cell>
          <table:table-cell office:value-type="float" office:value="1.9630958272" calcext:value-type="float">
            <text:p>1,9630958272</text:p>
          </table:table-cell>
          <table:table-cell office:value-type="float" office:value="1.4459030722" calcext:value-type="float">
            <text:p>1,4459030722</text:p>
          </table:table-cell>
          <table:table-cell office:value-type="float" office:value="2.4099441482" calcext:value-type="float">
            <text:p>2,4099441482</text:p>
          </table:table-cell>
          <table:table-cell office:value-type="float" office:value="2.0388743714" calcext:value-type="float">
            <text:p>2,0388743714</text:p>
          </table:table-cell>
          <table:table-cell table:formula="of:=[.M44]/[.N44]" office:value-type="float" office:value="1.97350529012423" calcext:value-type="float">
            <text:p>1,9735052901</text:p>
          </table:table-cell>
          <table:table-cell table:formula="of:=[.M44]/[.O44]" office:value-type="float" office:value="2.67941888670675" calcext:value-type="float">
            <text:p>2,6794188867</text:p>
          </table:table-cell>
          <table:table-cell table:formula="of:=[.M44]/[.P44]" office:value-type="float" office:value="1.60758082418368" calcext:value-type="float">
            <text:p>1,6075808242</text:p>
          </table:table-cell>
          <table:table-cell table:formula="of:=[.P44]/[.N44]" office:value-type="float" office:value="1.22762430382084" calcext:value-type="float">
            <text:p>1,2276243038</text:p>
          </table:table-cell>
          <table:table-cell table:formula="of:=[.P44]/[.Q44]" office:value-type="float" office:value="1.18199737168956" calcext:value-type="float">
            <text:p>1,1819973717</text:p>
          </table:table-cell>
          <table:table-cell table:formula="of:=[.Q44]/[.O44]" office:value-type="float" office:value="1.41010446038943" calcext:value-type="float">
            <text:p>1,4101044604</text:p>
          </table:table-cell>
          <table:table-cell table:number-columns-repeated="1001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.33628" calcext:value-type="float">
            <text:p>6,33628</text:p>
          </table:table-cell>
          <table:table-cell office:value-type="float" office:value="3.365788898" calcext:value-type="float">
            <text:p>3,365788898</text:p>
          </table:table-cell>
          <table:table-cell office:value-type="float" office:value="2.443307933" calcext:value-type="float">
            <text:p>2,443307933</text:p>
          </table:table-cell>
          <table:table-cell office:value-type="float" office:value="4.055113527" calcext:value-type="float">
            <text:p>4,055113527</text:p>
          </table:table-cell>
          <table:table-cell office:value-type="float" office:value="3.384136275" calcext:value-type="float">
            <text:p>3,384136275</text:p>
          </table:table-cell>
          <table:table-cell table:formula="of:=[.B45]/[.C45]" office:value-type="float" office:value="1.88255419220294" calcext:value-type="float">
            <text:p>1,8825541922</text:p>
          </table:table-cell>
          <table:table-cell table:formula="of:=[.B45]/[.D45]" office:value-type="float" office:value="2.59332027470645" calcext:value-type="float">
            <text:p>2,5933202747</text:p>
          </table:table-cell>
          <table:table-cell table:formula="of:=[.B45]/[.E45]" office:value-type="float" office:value="1.56254071749444" calcext:value-type="float">
            <text:p>1,5625407175</text:p>
          </table:table-cell>
          <table:table-cell table:formula="of:=[.E45]/[.C45]" office:value-type="float" office:value="1.20480328680435" calcext:value-type="float">
            <text:p>1,2048032868</text:p>
          </table:table-cell>
          <table:table-cell table:formula="of:=[.E45]/[.F45]" office:value-type="float" office:value="1.19827134532282" calcext:value-type="float">
            <text:p>1,1982713453</text:p>
          </table:table-cell>
          <table:table-cell table:formula="of:=[.F45]/[.D45]" office:value-type="float" office:value="1.38506335173431" calcext:value-type="float">
            <text:p>1,3850633517</text:p>
          </table:table-cell>
          <table:table-cell office:value-type="float" office:value="5.80553" calcext:value-type="float">
            <text:p>5,80553</text:p>
          </table:table-cell>
          <table:table-cell office:value-type="float" office:value="2.94741622" calcext:value-type="float">
            <text:p>2,94741622</text:p>
          </table:table-cell>
          <table:table-cell office:value-type="float" office:value="2.1760404061" calcext:value-type="float">
            <text:p>2,1760404061</text:p>
          </table:table-cell>
          <table:table-cell office:value-type="float" office:value="3.6427230389" calcext:value-type="float">
            <text:p>3,6427230389</text:p>
          </table:table-cell>
          <table:table-cell office:value-type="float" office:value="3.077192145" calcext:value-type="float">
            <text:p>3,077192145</text:p>
          </table:table-cell>
          <table:table-cell table:formula="of:=[.M45]/[.N45]" office:value-type="float" office:value="1.96970144922389" calcext:value-type="float">
            <text:p>1,9697014492</text:p>
          </table:table-cell>
          <table:table-cell table:formula="of:=[.M45]/[.O45]" office:value-type="float" office:value="2.66793299597085" calcext:value-type="float">
            <text:p>2,667932996</text:p>
          </table:table-cell>
          <table:table-cell table:formula="of:=[.M45]/[.P45]" office:value-type="float" office:value="1.59373357183727" calcext:value-type="float">
            <text:p>1,5937335718</text:p>
          </table:table-cell>
          <table:table-cell table:formula="of:=[.P45]/[.N45]" office:value-type="float" office:value="1.23590384492761" calcext:value-type="float">
            <text:p>1,2359038449</text:p>
          </table:table-cell>
          <table:table-cell table:formula="of:=[.P45]/[.Q45]" office:value-type="float" office:value="1.18378146935638" calcext:value-type="float">
            <text:p>1,1837814694</text:p>
          </table:table-cell>
          <table:table-cell table:formula="of:=[.Q45]/[.O45]" office:value-type="float" office:value="1.4141245430801" calcext:value-type="float">
            <text:p>1,4141245431</text:p>
          </table:table-cell>
          <table:table-cell table:number-columns-repeated="1001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.41866" calcext:value-type="float">
            <text:p>8,41866</text:p>
          </table:table-cell>
          <table:table-cell office:value-type="float" office:value="4.507394844" calcext:value-type="float">
            <text:p>4,507394844</text:p>
          </table:table-cell>
          <table:table-cell office:value-type="float" office:value="3.264200964" calcext:value-type="float">
            <text:p>3,264200964</text:p>
          </table:table-cell>
          <table:table-cell office:value-type="float" office:value="5.419586645" calcext:value-type="float">
            <text:p>5,419586645</text:p>
          </table:table-cell>
          <table:table-cell office:value-type="float" office:value="4.511304499" calcext:value-type="float">
            <text:p>4,511304499</text:p>
          </table:table-cell>
          <table:table-cell table:formula="of:=[.B46]/[.C46]" office:value-type="float" office:value="1.86774407199016" calcext:value-type="float">
            <text:p>1,867744072</text:p>
          </table:table-cell>
          <table:table-cell table:formula="of:=[.B46]/[.D46]" office:value-type="float" office:value="2.5790875294895" calcext:value-type="float">
            <text:p>2,5790875295</text:p>
          </table:table-cell>
          <table:table-cell table:formula="of:=[.B46]/[.E46]" office:value-type="float" office:value="1.55337677048985" calcext:value-type="float">
            <text:p>1,5533767705</text:p>
          </table:table-cell>
          <table:table-cell table:formula="of:=[.E46]/[.C46]" office:value-type="float" office:value="1.20237672371087" calcext:value-type="float">
            <text:p>1,2023767237</text:p>
          </table:table-cell>
          <table:table-cell table:formula="of:=[.E46]/[.F46]" office:value-type="float" office:value="1.20133470179221" calcext:value-type="float">
            <text:p>1,2013347018</text:p>
          </table:table-cell>
          <table:table-cell table:formula="of:=[.F46]/[.D46]" office:value-type="float" office:value="1.38205476585356" calcext:value-type="float">
            <text:p>1,3820547659</text:p>
          </table:table-cell>
          <table:table-cell office:value-type="float" office:value="7.70108" calcext:value-type="float">
            <text:p>7,70108</text:p>
          </table:table-cell>
          <table:table-cell office:value-type="float" office:value="3.9344948392" calcext:value-type="float">
            <text:p>3,9344948392</text:p>
          </table:table-cell>
          <table:table-cell office:value-type="float" office:value="2.9084336224" calcext:value-type="float">
            <text:p>2,9084336224</text:p>
          </table:table-cell>
          <table:table-cell office:value-type="float" office:value="4.8633585837" calcext:value-type="float">
            <text:p>4,8633585837</text:p>
          </table:table-cell>
          <table:table-cell office:value-type="float" office:value="4.1135735671" calcext:value-type="float">
            <text:p>4,1135735671</text:p>
          </table:table-cell>
          <table:table-cell table:formula="of:=[.M46]/[.N46]" office:value-type="float" office:value="1.95732370094196" calcext:value-type="float">
            <text:p>1,9573237009</text:p>
          </table:table-cell>
          <table:table-cell table:formula="of:=[.M46]/[.O46]" office:value-type="float" office:value="2.64784451007865" calcext:value-type="float">
            <text:p>2,6478445101</text:p>
          </table:table-cell>
          <table:table-cell table:formula="of:=[.M46]/[.P46]" office:value-type="float" office:value="1.58349006503672" calcext:value-type="float">
            <text:p>1,583490065</text:p>
          </table:table-cell>
          <table:table-cell table:formula="of:=[.P46]/[.N46]" office:value-type="float" office:value="1.23608208485765" calcext:value-type="float">
            <text:p>1,2360820849</text:p>
          </table:table-cell>
          <table:table-cell table:formula="of:=[.P46]/[.Q46]" office:value-type="float" office:value="1.18227096328037" calcext:value-type="float">
            <text:p>1,1822709633</text:p>
          </table:table-cell>
          <table:table-cell table:formula="of:=[.Q46]/[.O46]" office:value-type="float" office:value="1.41436047754995" calcext:value-type="float">
            <text:p>1,4143604775</text:p>
          </table:table-cell>
          <table:table-cell table:number-columns-repeated="1001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.57474" calcext:value-type="float">
            <text:p>10,57474</text:p>
          </table:table-cell>
          <table:table-cell office:value-type="float" office:value="5.615492804" calcext:value-type="float">
            <text:p>5,615492804</text:p>
          </table:table-cell>
          <table:table-cell office:value-type="float" office:value="4.085379429" calcext:value-type="float">
            <text:p>4,085379429</text:p>
          </table:table-cell>
          <table:table-cell office:value-type="float" office:value="6.753661679" calcext:value-type="float">
            <text:p>6,753661679</text:p>
          </table:table-cell>
          <table:table-cell office:value-type="float" office:value="5.649377607" calcext:value-type="float">
            <text:p>5,649377607</text:p>
          </table:table-cell>
          <table:table-cell table:formula="of:=[.B47]/[.C47]" office:value-type="float" office:value="1.88313659532561" calcext:value-type="float">
            <text:p>1,8831365953</text:p>
          </table:table-cell>
          <table:table-cell table:formula="of:=[.B47]/[.D47]" office:value-type="float" office:value="2.58843521973391" calcext:value-type="float">
            <text:p>2,5884352197</text:p>
          </table:table-cell>
          <table:table-cell table:formula="of:=[.B47]/[.E47]" office:value-type="float" office:value="1.56577875863716" calcext:value-type="float">
            <text:p>1,5657787586</text:p>
          </table:table-cell>
          <table:table-cell table:formula="of:=[.E47]/[.C47]" office:value-type="float" office:value="1.20268370287809" calcext:value-type="float">
            <text:p>1,2026837029</text:p>
          </table:table-cell>
          <table:table-cell table:formula="of:=[.E47]/[.F47]" office:value-type="float" office:value="1.19547004091773" calcext:value-type="float">
            <text:p>1,1954700409</text:p>
          </table:table-cell>
          <table:table-cell table:formula="of:=[.F47]/[.D47]" office:value-type="float" office:value="1.38282813265715" calcext:value-type="float">
            <text:p>1,3828281327</text:p>
          </table:table-cell>
          <table:table-cell office:value-type="float" office:value="9.67317" calcext:value-type="float">
            <text:p>9,67317</text:p>
          </table:table-cell>
          <table:table-cell office:value-type="float" office:value="4.9292087838" calcext:value-type="float">
            <text:p>4,9292087838</text:p>
          </table:table-cell>
          <table:table-cell office:value-type="float" office:value="3.6533109839" calcext:value-type="float">
            <text:p>3,6533109839</text:p>
          </table:table-cell>
          <table:table-cell office:value-type="float" office:value="6.0748890227" calcext:value-type="float">
            <text:p>6,0748890227</text:p>
          </table:table-cell>
          <table:table-cell office:value-type="float" office:value="5.1541935465" calcext:value-type="float">
            <text:p>5,1541935465</text:p>
          </table:table-cell>
          <table:table-cell table:formula="of:=[.M47]/[.N47]" office:value-type="float" office:value="1.96241839700343" calcext:value-type="float">
            <text:p>1,962418397</text:p>
          </table:table-cell>
          <table:table-cell table:formula="of:=[.M47]/[.O47]" office:value-type="float" office:value="2.6477817088743" calcext:value-type="float">
            <text:p>2,6477817089</text:p>
          </table:table-cell>
          <table:table-cell table:formula="of:=[.M47]/[.P47]" office:value-type="float" office:value="1.59232044632492" calcext:value-type="float">
            <text:p>1,5923204463</text:p>
          </table:table-cell>
          <table:table-cell table:formula="of:=[.P47]/[.N47]" office:value-type="float" office:value="1.23242680299226" calcext:value-type="float">
            <text:p>1,232426803</text:p>
          </table:table-cell>
          <table:table-cell table:formula="of:=[.P47]/[.Q47]" office:value-type="float" office:value="1.17863036533139" calcext:value-type="float">
            <text:p>1,1786303653</text:p>
          </table:table-cell>
          <table:table-cell table:formula="of:=[.Q47]/[.O47]" office:value-type="float" office:value="1.41082803221908" calcext:value-type="float">
            <text:p>1,4108280322</text:p>
          </table:table-cell>
          <table:table-cell table:number-columns-repeated="1001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2.65844" calcext:value-type="float">
            <text:p>12,65844</text:p>
          </table:table-cell>
          <table:table-cell office:value-type="float" office:value="6.723064122" calcext:value-type="float">
            <text:p>6,723064122</text:p>
          </table:table-cell>
          <table:table-cell office:value-type="float" office:value="4.907810221" calcext:value-type="float">
            <text:p>4,907810221</text:p>
          </table:table-cell>
          <table:table-cell office:value-type="float" office:value="8.146313749" calcext:value-type="float">
            <text:p>8,146313749</text:p>
          </table:table-cell>
          <table:table-cell office:value-type="float" office:value="6.8194038" calcext:value-type="float">
            <text:p>6,8194038</text:p>
          </table:table-cell>
          <table:table-cell table:formula="of:=[.B48]/[.C48]" office:value-type="float" office:value="1.88283790996096" calcext:value-type="float">
            <text:p>1,88283791</text:p>
          </table:table-cell>
          <table:table-cell table:formula="of:=[.B48]/[.D48]" office:value-type="float" office:value="2.57924398662277" calcext:value-type="float">
            <text:p>2,5792439866</text:p>
          </table:table-cell>
          <table:table-cell table:formula="of:=[.B48]/[.E48]" office:value-type="float" office:value="1.55388564570741" calcext:value-type="float">
            <text:p>1,5538856457</text:p>
          </table:table-cell>
          <table:table-cell table:formula="of:=[.E48]/[.C48]" office:value-type="float" office:value="1.21169657185667" calcext:value-type="float">
            <text:p>1,2116965719</text:p>
          </table:table-cell>
          <table:table-cell table:formula="of:=[.E48]/[.F48]" office:value-type="float" office:value="1.19457858603416" calcext:value-type="float">
            <text:p>1,194578586</text:p>
          </table:table-cell>
          <table:table-cell table:formula="of:=[.F48]/[.D48]" office:value-type="float" office:value="1.38950030521158" calcext:value-type="float">
            <text:p>1,3895003052</text:p>
          </table:table-cell>
          <table:table-cell office:value-type="float" office:value="11.6085" calcext:value-type="float">
            <text:p>11,6085</text:p>
          </table:table-cell>
          <table:table-cell office:value-type="float" office:value="5.9034339452" calcext:value-type="float">
            <text:p>5,9034339452</text:p>
          </table:table-cell>
          <table:table-cell office:value-type="float" office:value="4.3788546436" calcext:value-type="float">
            <text:p>4,3788546436</text:p>
          </table:table-cell>
          <table:table-cell office:value-type="float" office:value="7.336097812" calcext:value-type="float">
            <text:p>7,336097812</text:p>
          </table:table-cell>
          <table:table-cell office:value-type="float" office:value="6.207678952" calcext:value-type="float">
            <text:p>6,207678952</text:p>
          </table:table-cell>
          <table:table-cell table:formula="of:=[.M48]/[.N48]" office:value-type="float" office:value="1.96639788092127" calcext:value-type="float">
            <text:p>1,9663978809</text:p>
          </table:table-cell>
          <table:table-cell table:formula="of:=[.M48]/[.O48]" office:value-type="float" office:value="2.65103570335833" calcext:value-type="float">
            <text:p>2,6510357034</text:p>
          </table:table-cell>
          <table:table-cell table:formula="of:=[.M48]/[.P48]" office:value-type="float" office:value="1.58238075574884" calcext:value-type="float">
            <text:p>1,5823807557</text:p>
          </table:table-cell>
          <table:table-cell table:formula="of:=[.P48]/[.N48]" office:value-type="float" office:value="1.24268313664539" calcext:value-type="float">
            <text:p>1,2426831366</text:p>
          </table:table-cell>
          <table:table-cell table:formula="of:=[.P48]/[.Q48]" office:value-type="float" office:value="1.1817779026147" calcext:value-type="float">
            <text:p>1,1817779026</text:p>
          </table:table-cell>
          <table:table-cell table:formula="of:=[.Q48]/[.O48]" office:value-type="float" office:value="1.41764901035775" calcext:value-type="float">
            <text:p>1,4176490104</text:p>
          </table:table-cell>
          <table:table-cell table:number-columns-repeated="1001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.79188" calcext:value-type="float">
            <text:p>14,79188</text:p>
          </table:table-cell>
          <table:table-cell office:value-type="float" office:value="7.853683559" calcext:value-type="float">
            <text:p>7,853683559</text:p>
          </table:table-cell>
          <table:table-cell office:value-type="float" office:value="5.73340988" calcext:value-type="float">
            <text:p>5,73340988</text:p>
          </table:table-cell>
          <table:table-cell office:value-type="float" office:value="9.55528913" calcext:value-type="float">
            <text:p>9,55528913</text:p>
          </table:table-cell>
          <table:table-cell office:value-type="float" office:value="8.001201681" calcext:value-type="float">
            <text:p>8,001201681</text:p>
          </table:table-cell>
          <table:table-cell table:formula="of:=[.B49]/[.C49]" office:value-type="float" office:value="1.88343213587325" calcext:value-type="float">
            <text:p>1,8834321359</text:p>
          </table:table-cell>
          <table:table-cell table:formula="of:=[.B49]/[.D49]" office:value-type="float" office:value="2.57994462450677" calcext:value-type="float">
            <text:p>2,5799446245</text:p>
          </table:table-cell>
          <table:table-cell table:formula="of:=[.B49]/[.E49]" office:value-type="float" office:value="1.54803060365375" calcext:value-type="float">
            <text:p>1,5480306037</text:p>
          </table:table-cell>
          <table:table-cell table:formula="of:=[.E49]/[.C49]" office:value-type="float" office:value="1.21666337308052" calcext:value-type="float">
            <text:p>1,2166633731</text:p>
          </table:table-cell>
          <table:table-cell table:formula="of:=[.E49]/[.F49]" office:value-type="float" office:value="1.19423175554872" calcext:value-type="float">
            <text:p>1,1942317555</text:p>
          </table:table-cell>
          <table:table-cell table:formula="of:=[.F49]/[.D49]" office:value-type="float" office:value="1.3955398006535" calcext:value-type="float">
            <text:p>1,3955398007</text:p>
          </table:table-cell>
          <table:table-cell office:value-type="float" office:value="13.55759" calcext:value-type="float">
            <text:p>13,55759</text:p>
          </table:table-cell>
          <table:table-cell office:value-type="float" office:value="7.1643623588" calcext:value-type="float">
            <text:p>7,1643623588</text:p>
          </table:table-cell>
          <table:table-cell office:value-type="float" office:value="5.3892125628" calcext:value-type="float">
            <text:p>5,3892125628</text:p>
          </table:table-cell>
          <table:table-cell office:value-type="float" office:value="10.175407356" calcext:value-type="float">
            <text:p>10,175407356</text:p>
          </table:table-cell>
          <table:table-cell office:value-type="float" office:value="8.917148329" calcext:value-type="float">
            <text:p>8,917148329</text:p>
          </table:table-cell>
          <table:table-cell table:formula="of:=[.M49]/[.N49]" office:value-type="float" office:value="1.89236519888573" calcext:value-type="float">
            <text:p>1,8923651989</text:p>
          </table:table-cell>
          <table:table-cell table:formula="of:=[.M49]/[.O49]" office:value-type="float" office:value="2.51569034288677" calcext:value-type="float">
            <text:p>2,5156903429</text:p>
          </table:table-cell>
          <table:table-cell table:formula="of:=[.M49]/[.P49]" office:value-type="float" office:value="1.33238793550665" calcext:value-type="float">
            <text:p>1,3323879355</text:p>
          </table:table-cell>
          <table:table-cell table:formula="of:=[.P49]/[.N49]" office:value-type="float" office:value="1.42028094705477" calcext:value-type="float">
            <text:p>1,4202809471</text:p>
          </table:table-cell>
          <table:table-cell table:formula="of:=[.P49]/[.Q49]" office:value-type="float" office:value="1.14110553963849" calcext:value-type="float">
            <text:p>1,1411055396</text:p>
          </table:table-cell>
          <table:table-cell table:formula="of:=[.Q49]/[.O49]" office:value-type="float" office:value="1.65462917357393" calcext:value-type="float">
            <text:p>1,6546291736</text:p>
          </table:table-cell>
          <table:table-cell table:number-columns-repeated="1001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6.88914" calcext:value-type="float">
            <text:p>16,88914</text:p>
          </table:table-cell>
          <table:table-cell office:value-type="float" office:value="8.959133132" calcext:value-type="float">
            <text:p>8,959133132</text:p>
          </table:table-cell>
          <table:table-cell office:value-type="float" office:value="6.558768845" calcext:value-type="float">
            <text:p>6,558768845</text:p>
          </table:table-cell>
          <table:table-cell office:value-type="float" office:value="10.795111147" calcext:value-type="float">
            <text:p>10,795111147</text:p>
          </table:table-cell>
          <table:table-cell office:value-type="float" office:value="9.045813116" calcext:value-type="float">
            <text:p>9,045813116</text:p>
          </table:table-cell>
          <table:table-cell table:formula="of:=[.B50]/[.C50]" office:value-type="float" office:value="1.88513104461812" calcext:value-type="float">
            <text:p>1,8851310446</text:p>
          </table:table-cell>
          <table:table-cell table:formula="of:=[.B50]/[.D50]" office:value-type="float" office:value="2.57504729913987" calcext:value-type="float">
            <text:p>2,5750472991</text:p>
          </table:table-cell>
          <table:table-cell table:formula="of:=[.B50]/[.E50]" office:value-type="float" office:value="1.56451747184591" calcext:value-type="float">
            <text:p>1,5645174718</text:p>
          </table:table-cell>
          <table:table-cell table:formula="of:=[.E50]/[.C50]" office:value-type="float" office:value="1.20492808712065" calcext:value-type="float">
            <text:p>1,2049280871</text:p>
          </table:table-cell>
          <table:table-cell table:formula="of:=[.E50]/[.F50]" office:value-type="float" office:value="1.19338206621867" calcext:value-type="float">
            <text:p>1,1933820662</text:p>
          </table:table-cell>
          <table:table-cell table:formula="of:=[.F50]/[.D50]" office:value-type="float" office:value="1.3791937678816" calcext:value-type="float">
            <text:p>1,3791937679</text:p>
          </table:table-cell>
          <table:table-cell office:value-type="float" office:value="15.4841" calcext:value-type="float">
            <text:p>15,4841</text:p>
          </table:table-cell>
          <table:table-cell office:value-type="float" office:value="7.8627301461" calcext:value-type="float">
            <text:p>7,8627301461</text:p>
          </table:table-cell>
          <table:table-cell office:value-type="float" office:value="5.848417653" calcext:value-type="float">
            <text:p>5,848417653</text:p>
          </table:table-cell>
          <table:table-cell office:value-type="float" office:value="9.7165505368" calcext:value-type="float">
            <text:p>9,7165505368</text:p>
          </table:table-cell>
          <table:table-cell office:value-type="float" office:value="8.249008436" calcext:value-type="float">
            <text:p>8,249008436</text:p>
          </table:table-cell>
          <table:table-cell table:formula="of:=[.M50]/[.N50]" office:value-type="float" office:value="1.96930324610979" calcext:value-type="float">
            <text:p>1,9693032461</text:p>
          </table:table-cell>
          <table:table-cell table:formula="of:=[.M50]/[.O50]" office:value-type="float" office:value="2.64757083346421" calcext:value-type="float">
            <text:p>2,6475708335</text:p>
          </table:table-cell>
          <table:table-cell table:formula="of:=[.M50]/[.P50]" office:value-type="float" office:value="1.59357993779338" calcext:value-type="float">
            <text:p>1,5935799378</text:p>
          </table:table-cell>
          <table:table-cell table:formula="of:=[.P50]/[.N50]" office:value-type="float" office:value="1.23577311649434" calcext:value-type="float">
            <text:p>1,2357731165</text:p>
          </table:table-cell>
          <table:table-cell table:formula="of:=[.P50]/[.Q50]" office:value-type="float" office:value="1.17790527336539" calcext:value-type="float">
            <text:p>1,1779052734</text:p>
          </table:table-cell>
          <table:table-cell table:formula="of:=[.Q50]/[.O50]" office:value-type="float" office:value="1.41046842503948" calcext:value-type="float">
            <text:p>1,410468425</text:p>
          </table:table-cell>
          <table:table-cell table:number-columns-repeated="1001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8.94579" calcext:value-type="float">
            <text:p>18,94579</text:p>
          </table:table-cell>
          <table:table-cell office:value-type="float" office:value="10.10740404" calcext:value-type="float">
            <text:p>10,10740404</text:p>
          </table:table-cell>
          <table:table-cell office:value-type="float" office:value="7.392279091" calcext:value-type="float">
            <text:p>7,392279091</text:p>
          </table:table-cell>
          <table:table-cell office:value-type="float" office:value="12.169510539" calcext:value-type="float">
            <text:p>12,169510539</text:p>
          </table:table-cell>
          <table:table-cell office:value-type="float" office:value="10.201717782" calcext:value-type="float">
            <text:p>10,201717782</text:p>
          </table:table-cell>
          <table:table-cell table:formula="of:=[.B51]/[.C51]" office:value-type="float" office:value="1.87444668532317" calcext:value-type="float">
            <text:p>1,8744466853</text:p>
          </table:table-cell>
          <table:table-cell table:formula="of:=[.B51]/[.D51]" office:value-type="float" office:value="2.56291595146431" calcext:value-type="float">
            <text:p>2,5629159515</text:p>
          </table:table-cell>
          <table:table-cell table:formula="of:=[.B51]/[.E51]" office:value-type="float" office:value="1.5568243224971" calcext:value-type="float">
            <text:p>1,5568243225</text:p>
          </table:table-cell>
          <table:table-cell table:formula="of:=[.E51]/[.C51]" office:value-type="float" office:value="1.20401939912951" calcext:value-type="float">
            <text:p>1,2040193991</text:p>
          </table:table-cell>
          <table:table-cell table:formula="of:=[.E51]/[.F51]" office:value-type="float" office:value="1.19288837419831" calcext:value-type="float">
            <text:p>1,1928883742</text:p>
          </table:table-cell>
          <table:table-cell table:formula="of:=[.F51]/[.D51]" office:value-type="float" office:value="1.38005040886788" calcext:value-type="float">
            <text:p>1,3800504089</text:p>
          </table:table-cell>
          <table:table-cell office:value-type="float" office:value="17.45272" calcext:value-type="float">
            <text:p>17,45272</text:p>
          </table:table-cell>
          <table:table-cell office:value-type="float" office:value="8.8557048021" calcext:value-type="float">
            <text:p>8,8557048021</text:p>
          </table:table-cell>
          <table:table-cell office:value-type="float" office:value="6.5782339295" calcext:value-type="float">
            <text:p>6,5782339295</text:p>
          </table:table-cell>
          <table:table-cell office:value-type="float" office:value="10.9149281099" calcext:value-type="float">
            <text:p>10,9149281099</text:p>
          </table:table-cell>
          <table:table-cell office:value-type="float" office:value="9.2628719369" calcext:value-type="float">
            <text:p>9,2628719369</text:p>
          </table:table-cell>
          <table:table-cell table:formula="of:=[.M51]/[.N51]" office:value-type="float" office:value="1.97078836637162" calcext:value-type="float">
            <text:p>1,9707883664</text:p>
          </table:table-cell>
          <table:table-cell table:formula="of:=[.M51]/[.O51]" office:value-type="float" office:value="2.65310114949447" calcext:value-type="float">
            <text:p>2,6531011495</text:p>
          </table:table-cell>
          <table:table-cell table:formula="of:=[.M51]/[.P51]" office:value-type="float" office:value="1.59897709121603" calcext:value-type="float">
            <text:p>1,5989770912</text:p>
          </table:table-cell>
          <table:table-cell table:formula="of:=[.P51]/[.N51]" office:value-type="float" office:value="1.23253070803712" calcext:value-type="float">
            <text:p>1,232530708</text:p>
          </table:table-cell>
          <table:table-cell table:formula="of:=[.P51]/[.Q51]" office:value-type="float" office:value="1.17835247904257" calcext:value-type="float">
            <text:p>1,178352479</text:p>
          </table:table-cell>
          <table:table-cell table:formula="of:=[.Q51]/[.O51]" office:value-type="float" office:value="1.40810923359852" calcext:value-type="float">
            <text:p>1,4081092336</text:p>
          </table:table-cell>
          <table:table-cell table:number-columns-repeated="100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0504" calcext:value-type="float">
            <text:p>21,0504</text:p>
          </table:table-cell>
          <table:table-cell office:value-type="float" office:value="11.211479488" calcext:value-type="float">
            <text:p>11,211479488</text:p>
          </table:table-cell>
          <table:table-cell office:value-type="float" office:value="8.206228898" calcext:value-type="float">
            <text:p>8,206228898</text:p>
          </table:table-cell>
          <table:table-cell office:value-type="float" office:value="13.514883393" calcext:value-type="float">
            <text:p>13,514883393</text:p>
          </table:table-cell>
          <table:table-cell office:value-type="float" office:value="11.303625996" calcext:value-type="float">
            <text:p>11,303625996</text:p>
          </table:table-cell>
          <table:table-cell table:formula="of:=[.B52]/[.C52]" office:value-type="float" office:value="1.87757557087188" calcext:value-type="float">
            <text:p>1,8775755709</text:p>
          </table:table-cell>
          <table:table-cell table:formula="of:=[.B52]/[.D52]" office:value-type="float" office:value="2.56517338982957" calcext:value-type="float">
            <text:p>2,5651733898</text:p>
          </table:table-cell>
          <table:table-cell table:formula="of:=[.B52]/[.E52]" office:value-type="float" office:value="1.55757170727074" calcext:value-type="float">
            <text:p>1,5575717073</text:p>
          </table:table-cell>
          <table:table-cell table:formula="of:=[.E52]/[.C52]" office:value-type="float" office:value="1.20545048559072" calcext:value-type="float">
            <text:p>1,2054504856</text:p>
          </table:table-cell>
          <table:table-cell table:formula="of:=[.E52]/[.F52]" office:value-type="float" office:value="1.19562372266939" calcext:value-type="float">
            <text:p>1,1956237227</text:p>
          </table:table-cell>
          <table:table-cell table:formula="of:=[.F52]/[.D52]" office:value-type="float" office:value="1.37744463827409" calcext:value-type="float">
            <text:p>1,3774446383</text:p>
          </table:table-cell>
          <table:table-cell office:value-type="float" office:value="19.2914" calcext:value-type="float">
            <text:p>19,2914</text:p>
          </table:table-cell>
          <table:table-cell office:value-type="float" office:value="9.813217886" calcext:value-type="float">
            <text:p>9,813217886</text:p>
          </table:table-cell>
          <table:table-cell office:value-type="float" office:value="7.3347154657" calcext:value-type="float">
            <text:p>7,3347154657</text:p>
          </table:table-cell>
          <table:table-cell office:value-type="float" office:value="12.140823983" calcext:value-type="float">
            <text:p>12,140823983</text:p>
          </table:table-cell>
          <table:table-cell office:value-type="float" office:value="10.321226972" calcext:value-type="float">
            <text:p>10,321226972</text:p>
          </table:table-cell>
          <table:table-cell table:formula="of:=[.M52]/[.N52]" office:value-type="float" office:value="1.96585872484519" calcext:value-type="float">
            <text:p>1,9658587248</text:p>
          </table:table-cell>
          <table:table-cell table:formula="of:=[.M52]/[.O52]" office:value-type="float" office:value="2.63014974339688" calcext:value-type="float">
            <text:p>2,6301497434</text:p>
          </table:table-cell>
          <table:table-cell table:formula="of:=[.M52]/[.P52]" office:value-type="float" office:value="1.5889695812255" calcext:value-type="float">
            <text:p>1,5889695812</text:p>
          </table:table-cell>
          <table:table-cell table:formula="of:=[.P52]/[.N52]" office:value-type="float" office:value="1.23719091169072" calcext:value-type="float">
            <text:p>1,2371909117</text:p>
          </table:table-cell>
          <table:table-cell table:formula="of:=[.P52]/[.Q52]" office:value-type="float" office:value="1.17629657946059" calcext:value-type="float">
            <text:p>1,1762965795</text:p>
          </table:table-cell>
          <table:table-cell table:formula="of:=[.Q52]/[.O52]" office:value-type="float" office:value="1.40717482774432" calcext:value-type="float">
            <text:p>1,4071748277</text:p>
          </table:table-cell>
          <table:table-cell table:number-columns-repeated="1001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4.3388" calcext:value-type="float">
            <text:p>64,3388</text:p>
          </table:table-cell>
          <table:table-cell office:value-type="float" office:value="22.415806427" calcext:value-type="float">
            <text:p>22,415806427</text:p>
          </table:table-cell>
          <table:table-cell office:value-type="float" office:value="16.402088494" calcext:value-type="float">
            <text:p>16,402088494</text:p>
          </table:table-cell>
          <table:table-cell office:value-type="float" office:value="27.302886952" calcext:value-type="float">
            <text:p>27,302886952</text:p>
          </table:table-cell>
          <table:table-cell office:value-type="float" office:value="22.708988339" calcext:value-type="float">
            <text:p>22,708988339</text:p>
          </table:table-cell>
          <table:table-cell table:formula="of:=[.B53]/[.C53]" office:value-type="float" office:value="2.87024248757357" calcext:value-type="float">
            <text:p>2,8702424876</text:p>
          </table:table-cell>
          <table:table-cell table:formula="of:=[.B53]/[.D53]" office:value-type="float" office:value="3.92259802911901" calcext:value-type="float">
            <text:p>3,9225980291</text:p>
          </table:table-cell>
          <table:table-cell table:formula="of:=[.B53]/[.E53]" office:value-type="float" office:value="2.35648340459788" calcext:value-type="float">
            <text:p>2,3564834046</text:p>
          </table:table-cell>
          <table:table-cell table:formula="of:=[.E53]/[.C53]" office:value-type="float" office:value="1.21801939363259" calcext:value-type="float">
            <text:p>1,2180193936</text:p>
          </table:table-cell>
          <table:table-cell table:formula="of:=[.E53]/[.F53]" office:value-type="float" office:value="1.20229428737301" calcext:value-type="float">
            <text:p>1,2022942874</text:p>
          </table:table-cell>
          <table:table-cell table:formula="of:=[.F53]/[.D53]" office:value-type="float" office:value="1.38451809641846" calcext:value-type="float">
            <text:p>1,3845180964</text:p>
          </table:table-cell>
          <table:table-cell office:value-type="float" office:value="46.1059" calcext:value-type="float">
            <text:p>46,1059</text:p>
          </table:table-cell>
          <table:table-cell office:value-type="float" office:value="19.634303164" calcext:value-type="float">
            <text:p>19,634303164</text:p>
          </table:table-cell>
          <table:table-cell office:value-type="float" office:value="14.64510134" calcext:value-type="float">
            <text:p>14,64510134</text:p>
          </table:table-cell>
          <table:table-cell office:value-type="float" office:value="24.180615701" calcext:value-type="float">
            <text:p>24,180615701</text:p>
          </table:table-cell>
          <table:table-cell office:value-type="float" office:value="20.566697419" calcext:value-type="float">
            <text:p>20,566697419</text:p>
          </table:table-cell>
          <table:table-cell table:formula="of:=[.M53]/[.N53]" office:value-type="float" office:value="2.3482320515727" calcext:value-type="float">
            <text:p>2,3482320516</text:p>
          </table:table-cell>
          <table:table-cell table:formula="of:=[.M53]/[.O53]" office:value-type="float" office:value="3.14821310755095" calcext:value-type="float">
            <text:p>3,1482131076</text:p>
          </table:table-cell>
          <table:table-cell table:formula="of:=[.M53]/[.P53]" office:value-type="float" office:value="1.90672977769103" calcext:value-type="float">
            <text:p>1,9067297777</text:p>
          </table:table-cell>
          <table:table-cell table:formula="of:=[.P53]/[.N53]" office:value-type="float" office:value="1.23154947232025" calcext:value-type="float">
            <text:p>1,2315494723</text:p>
          </table:table-cell>
          <table:table-cell table:formula="of:=[.P53]/[.Q53]" office:value-type="float" office:value="1.17571699570303" calcext:value-type="float">
            <text:p>1,1757169957</text:p>
          </table:table-cell>
          <table:table-cell table:formula="of:=[.Q53]/[.O53]" office:value-type="float" office:value="1.40433971343212" calcext:value-type="float">
            <text:p>1,4043397134</text:p>
          </table:table-cell>
          <table:table-cell table:number-columns-repeated="1001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48.9295" calcext:value-type="float">
            <text:p>148,9295</text:p>
          </table:table-cell>
          <table:table-cell office:value-type="float" office:value="33.406782938" calcext:value-type="float">
            <text:p>33,406782938</text:p>
          </table:table-cell>
          <table:table-cell office:value-type="float" office:value="24.418187648" calcext:value-type="float">
            <text:p>24,418187648</text:p>
          </table:table-cell>
          <table:table-cell office:value-type="float" office:value="40.404884965" calcext:value-type="float">
            <text:p>40,404884965</text:p>
          </table:table-cell>
          <table:table-cell office:value-type="float" office:value="33.854295411" calcext:value-type="float">
            <text:p>33,854295411</text:p>
          </table:table-cell>
          <table:table-cell table:formula="of:=[.B54]/[.C54]" office:value-type="float" office:value="4.45806171388606" calcext:value-type="float">
            <text:p>4,4580617139</text:p>
          </table:table-cell>
          <table:table-cell table:formula="of:=[.B54]/[.D54]" office:value-type="float" office:value="6.09912177541146" calcext:value-type="float">
            <text:p>6,0991217754</text:p>
          </table:table-cell>
          <table:table-cell table:formula="of:=[.B54]/[.E54]" office:value-type="float" office:value="3.68592807847386" calcext:value-type="float">
            <text:p>3,6859280785</text:p>
          </table:table-cell>
          <table:table-cell table:formula="of:=[.E54]/[.C54]" office:value-type="float" office:value="1.20948147087338" calcext:value-type="float">
            <text:p>1,2094814709</text:p>
          </table:table-cell>
          <table:table-cell table:formula="of:=[.E54]/[.F54]" office:value-type="float" office:value="1.19349360175641" calcext:value-type="float">
            <text:p>1,1934936018</text:p>
          </table:table-cell>
          <table:table-cell table:formula="of:=[.F54]/[.D54]" office:value-type="float" office:value="1.3864376791196" calcext:value-type="float">
            <text:p>1,3864376791</text:p>
          </table:table-cell>
          <table:table-cell office:value-type="float" office:value="138.7508" calcext:value-type="float">
            <text:p>138,7508</text:p>
          </table:table-cell>
          <table:table-cell office:value-type="float" office:value="29.404975892" calcext:value-type="float">
            <text:p>29,404975892</text:p>
          </table:table-cell>
          <table:table-cell office:value-type="float" office:value="21.8939905157" calcext:value-type="float">
            <text:p>21,8939905157</text:p>
          </table:table-cell>
          <table:table-cell office:value-type="float" office:value="36.307296762" calcext:value-type="float">
            <text:p>36,307296762</text:p>
          </table:table-cell>
          <table:table-cell office:value-type="float" office:value="30.967798843" calcext:value-type="float">
            <text:p>30,967798843</text:p>
          </table:table-cell>
          <table:table-cell table:formula="of:=[.M54]/[.N54]" office:value-type="float" office:value="4.71861634947808" calcext:value-type="float">
            <text:p>4,7186163495</text:p>
          </table:table-cell>
          <table:table-cell table:formula="of:=[.M54]/[.O54]" office:value-type="float" office:value="6.3373919843668" calcext:value-type="float">
            <text:p>6,3373919844</text:p>
          </table:table-cell>
          <table:table-cell table:formula="of:=[.M54]/[.P54]" office:value-type="float" office:value="3.82156790436735" calcext:value-type="float">
            <text:p>3,8215679044</text:p>
          </table:table-cell>
          <table:table-cell table:formula="of:=[.P54]/[.N54]" office:value-type="float" office:value="1.23473309059498" calcext:value-type="float">
            <text:p>1,2347330906</text:p>
          </table:table-cell>
          <table:table-cell table:formula="of:=[.P54]/[.Q54]" office:value-type="float" office:value="1.17242097012029" calcext:value-type="float">
            <text:p>1,1724209701</text:p>
          </table:table-cell>
          <table:table-cell table:formula="of:=[.Q54]/[.O54]" office:value-type="float" office:value="1.4144428728419" calcext:value-type="float">
            <text:p>1,4144428728</text:p>
          </table:table-cell>
          <table:table-cell table:number-columns-repeated="1001"/>
        </table:table-row>
        <table:table-row table:style-name="ro1">
          <table:table-cell office:value-type="float" office:value="4000000" calcext:value-type="float">
            <text:p>4000000</text:p>
          </table:table-cell>
          <table:table-cell/>
          <table:table-cell office:value-type="float" office:value="87.091352" calcext:value-type="float">
            <text:p>87,091352</text:p>
          </table:table-cell>
          <table:table-cell office:value-type="float" office:value="73.339275" calcext:value-type="float">
            <text:p>73,339275</text:p>
          </table:table-cell>
          <table:table-cell office:value-type="float" office:value="90.331738" calcext:value-type="float">
            <text:p>90,331738</text:p>
          </table:table-cell>
          <table:table-cell office:value-type="float" office:value="83.137342" calcext:value-type="float">
            <text:p>83,137342</text:p>
          </table:table-cell>
          <table:table-cell table:formula="of:=[.B55]/[.C55]" office:value-type="float" office:value="0" calcext:value-type="float">
            <text:p>0</text:p>
          </table:table-cell>
          <table:table-cell table:formula="of:=[.B55]/[.D55]" office:value-type="float" office:value="0" calcext:value-type="float">
            <text:p>0</text:p>
          </table:table-cell>
          <table:table-cell table:formula="of:=[.B55]/[.E55]" office:value-type="float" office:value="0" calcext:value-type="float">
            <text:p>0</text:p>
          </table:table-cell>
          <table:table-cell table:formula="of:=[.E55]/[.C55]" office:value-type="float" office:value="1.03720674815107" calcext:value-type="float">
            <text:p>1,0372067482</text:p>
          </table:table-cell>
          <table:table-cell table:formula="of:=[.E55]/[.F55]" office:value-type="float" office:value="1.08653627632214" calcext:value-type="float">
            <text:p>1,0865362763</text:p>
          </table:table-cell>
          <table:table-cell table:formula="of:=[.F55]/[.D55]" office:value-type="float" office:value="1.13359917997553" calcext:value-type="float">
            <text:p>1,13359918</text:p>
          </table:table-cell>
          <table:table-cell/>
          <table:table-cell office:value-type="float" office:value="202.721058" calcext:value-type="float">
            <text:p>202,721058</text:p>
          </table:table-cell>
          <table:table-cell office:value-type="float" office:value="231.582614" calcext:value-type="float">
            <text:p>231,582614</text:p>
          </table:table-cell>
          <table:table-cell office:value-type="float" office:value="216.261108" calcext:value-type="float">
            <text:p>216,261108</text:p>
          </table:table-cell>
          <table:table-cell office:value-type="float" office:value="244.29292" calcext:value-type="float">
            <text:p>244,29292</text:p>
          </table:table-cell>
          <table:table-cell table:formula="of:=[.M55]/[.N55]" office:value-type="float" office:value="0" calcext:value-type="float">
            <text:p>0</text:p>
          </table:table-cell>
          <table:table-cell table:formula="of:=[.M55]/[.O55]" office:value-type="float" office:value="0" calcext:value-type="float">
            <text:p>0</text:p>
          </table:table-cell>
          <table:table-cell table:formula="of:=[.M55]/[.P55]" office:value-type="float" office:value="0" calcext:value-type="float">
            <text:p>0</text:p>
          </table:table-cell>
          <table:table-cell table:formula="of:=[.P55]/[.N55]" office:value-type="float" office:value="1.06679153183978" calcext:value-type="float">
            <text:p>1,0667915318</text:p>
          </table:table-cell>
          <table:table-cell table:formula="of:=[.P55]/[.Q55]" office:value-type="float" office:value="0.88525327709047" calcext:value-type="float">
            <text:p>0,8852532771</text:p>
          </table:table-cell>
          <table:table-cell table:formula="of:=[.Q55]/[.O55]" office:value-type="float" office:value="1.05488454327577" calcext:value-type="float">
            <text:p>1,0548845433</text:p>
          </table:table-cell>
          <table:table-cell table:number-columns-repeated="1001"/>
        </table:table-row>
        <table:table-row table:style-name="ro1">
          <table:table-cell office:value-type="float" office:value="5000000" calcext:value-type="float">
            <text:p>5000000</text:p>
          </table:table-cell>
          <table:table-cell/>
          <table:table-cell office:value-type="float" office:value="746.179092" calcext:value-type="float">
            <text:p>746,179092</text:p>
          </table:table-cell>
          <table:table-cell office:value-type="float" office:value="706.303031" calcext:value-type="float">
            <text:p>706,303031</text:p>
          </table:table-cell>
          <table:table-cell office:value-type="float" office:value="697.980097" calcext:value-type="float">
            <text:p>697,980097</text:p>
          </table:table-cell>
          <table:table-cell office:value-type="float" office:value="688.126308" calcext:value-type="float">
            <text:p>688,126308</text:p>
          </table:table-cell>
          <table:table-cell table:formula="of:=[.B56]/[.C56]" office:value-type="float" office:value="0" calcext:value-type="float">
            <text:p>0</text:p>
          </table:table-cell>
          <table:table-cell table:formula="of:=[.B56]/[.D56]" office:value-type="float" office:value="0" calcext:value-type="float">
            <text:p>0</text:p>
          </table:table-cell>
          <table:table-cell table:formula="of:=[.B56]/[.E56]" office:value-type="float" office:value="0" calcext:value-type="float">
            <text:p>0</text:p>
          </table:table-cell>
          <table:table-cell table:formula="of:=[.E56]/[.C56]" office:value-type="float" office:value="0.935405594291296" calcext:value-type="float">
            <text:p>0,9354055943</text:p>
          </table:table-cell>
          <table:table-cell table:formula="of:=[.E56]/[.F56]" office:value-type="float" office:value="1.01431973881167" calcext:value-type="float">
            <text:p>1,0143197388</text:p>
          </table:table-cell>
          <table:table-cell table:formula="of:=[.F56]/[.D56]" office:value-type="float" office:value="0.974264979474511" calcext:value-type="float">
            <text:p>0,9742649795</text:p>
          </table:table-cell>
          <table:table-cell/>
          <table:table-cell office:value-type="float" office:value="1814.71895" calcext:value-type="float">
            <text:p>1814,71895</text:p>
          </table:table-cell>
          <table:table-cell office:value-type="float" office:value="1695.469058" calcext:value-type="float">
            <text:p>1695,469058</text:p>
          </table:table-cell>
          <table:table-cell office:value-type="float" office:value="1765.059277" calcext:value-type="float">
            <text:p>1765,059277</text:p>
          </table:table-cell>
          <table:table-cell office:value-type="float" office:value="1757.40924" calcext:value-type="float">
            <text:p>1757,40924</text:p>
          </table:table-cell>
          <table:table-cell table:formula="of:=[.M56]/[.N56]" office:value-type="float" office:value="0" calcext:value-type="float">
            <text:p>0</text:p>
          </table:table-cell>
          <table:table-cell table:formula="of:=[.M56]/[.O56]" office:value-type="float" office:value="0" calcext:value-type="float">
            <text:p>0</text:p>
          </table:table-cell>
          <table:table-cell table:formula="of:=[.M56]/[.P56]" office:value-type="float" office:value="0" calcext:value-type="float">
            <text:p>0</text:p>
          </table:table-cell>
          <table:table-cell table:formula="of:=[.P56]/[.N56]" office:value-type="float" office:value="0.972635061203279" calcext:value-type="float">
            <text:p>0,9726350612</text:p>
          </table:table-cell>
          <table:table-cell table:formula="of:=[.P56]/[.Q56]" office:value-type="float" office:value="1.00435301967571" calcext:value-type="float">
            <text:p>1,0043530197</text:p>
          </table:table-cell>
          <table:table-cell table:formula="of:=[.Q56]/[.O56]" office:value-type="float" office:value="1.0365327705084" calcext:value-type="float">
            <text:p>1,0365327705</text:p>
          </table:table-cell>
          <table:table-cell table:number-columns-repeated="1001"/>
        </table:table-row>
        <table:table-row table:style-name="ro1">
          <table:table-cell office:value-type="float" office:value="6000000" calcext:value-type="float">
            <text:p>6000000</text:p>
          </table:table-cell>
          <table:table-cell/>
          <table:table-cell office:value-type="float" office:value="795.645924" calcext:value-type="float">
            <text:p>795,645924</text:p>
          </table:table-cell>
          <table:table-cell office:value-type="float" office:value="829.142255" calcext:value-type="float">
            <text:p>829,142255</text:p>
          </table:table-cell>
          <table:table-cell office:value-type="float" office:value="849.029232" calcext:value-type="float">
            <text:p>849,029232</text:p>
          </table:table-cell>
          <table:table-cell office:value-type="float" office:value="852.824177" calcext:value-type="float">
            <text:p>852,824177</text:p>
          </table:table-cell>
          <table:table-cell table:formula="of:=[.B57]/[.C57]" office:value-type="float" office:value="0" calcext:value-type="float">
            <text:p>0</text:p>
          </table:table-cell>
          <table:table-cell table:formula="of:=[.B57]/[.D57]" office:value-type="float" office:value="0" calcext:value-type="float">
            <text:p>0</text:p>
          </table:table-cell>
          <table:table-cell table:formula="of:=[.B57]/[.E57]" office:value-type="float" office:value="0" calcext:value-type="float">
            <text:p>0</text:p>
          </table:table-cell>
          <table:table-cell table:formula="of:=[.E57]/[.C57]" office:value-type="float" office:value="1.06709430211321" calcext:value-type="float">
            <text:p>1,0670943021</text:p>
          </table:table-cell>
          <table:table-cell table:formula="of:=[.E57]/[.F57]" office:value-type="float" office:value="0.995550143743169" calcext:value-type="float">
            <text:p>0,9955501437</text:p>
          </table:table-cell>
          <table:table-cell table:formula="of:=[.F57]/[.D57]" office:value-type="float" office:value="1.02856195285814" calcext:value-type="float">
            <text:p>1,0285619529</text:p>
          </table:table-cell>
          <table:table-cell/>
          <table:table-cell office:value-type="float" office:value="837.632866" calcext:value-type="float">
            <text:p>837,632866</text:p>
          </table:table-cell>
          <table:table-cell office:value-type="float" office:value="875.405919" calcext:value-type="float">
            <text:p>875,405919</text:p>
          </table:table-cell>
          <table:table-cell office:value-type="float" office:value="832.548158" calcext:value-type="float">
            <text:p>832,548158</text:p>
          </table:table-cell>
          <table:table-cell office:value-type="float" office:value="1058.908993" calcext:value-type="float">
            <text:p>1058,908993</text:p>
          </table:table-cell>
          <table:table-cell table:formula="of:=[.M57]/[.N57]" office:value-type="float" office:value="0" calcext:value-type="float">
            <text:p>0</text:p>
          </table:table-cell>
          <table:table-cell table:formula="of:=[.M57]/[.O57]" office:value-type="float" office:value="0" calcext:value-type="float">
            <text:p>0</text:p>
          </table:table-cell>
          <table:table-cell table:formula="of:=[.M57]/[.P57]" office:value-type="float" office:value="0" calcext:value-type="float">
            <text:p>0</text:p>
          </table:table-cell>
          <table:table-cell table:formula="of:=[.P57]/[.N57]" office:value-type="float" office:value="0.99392966989908" calcext:value-type="float">
            <text:p>0,9939296699</text:p>
          </table:table-cell>
          <table:table-cell table:formula="of:=[.P57]/[.Q57]" office:value-type="float" office:value="0.786232021357476" calcext:value-type="float">
            <text:p>0,7862320214</text:p>
          </table:table-cell>
          <table:table-cell table:formula="of:=[.Q57]/[.O57]" office:value-type="float" office:value="1.20962055432481" calcext:value-type="float">
            <text:p>1,2096205543</text:p>
          </table:table-cell>
          <table:table-cell table:number-columns-repeated="1001"/>
        </table:table-row>
        <table:table-row table:style-name="ro1">
          <table:table-cell office:value-type="float" office:value="7000000" calcext:value-type="float">
            <text:p>7000000</text:p>
          </table:table-cell>
          <table:table-cell/>
          <table:table-cell office:value-type="float" office:value="660.661771" calcext:value-type="float">
            <text:p>660,661771</text:p>
          </table:table-cell>
          <table:table-cell office:value-type="float" office:value="592.596936" calcext:value-type="float">
            <text:p>592,596936</text:p>
          </table:table-cell>
          <table:table-cell office:value-type="float" office:value="647.465207" calcext:value-type="float">
            <text:p>647,465207</text:p>
          </table:table-cell>
          <table:table-cell office:value-type="float" office:value="617.572958" calcext:value-type="float">
            <text:p>617,572958</text:p>
          </table:table-cell>
          <table:table-cell table:formula="of:=[.B58]/[.C58]" office:value-type="float" office:value="0" calcext:value-type="float">
            <text:p>0</text:p>
          </table:table-cell>
          <table:table-cell table:formula="of:=[.B58]/[.D58]" office:value-type="float" office:value="0" calcext:value-type="float">
            <text:p>0</text:p>
          </table:table-cell>
          <table:table-cell table:formula="of:=[.B58]/[.E58]" office:value-type="float" office:value="0" calcext:value-type="float">
            <text:p>0</text:p>
          </table:table-cell>
          <table:table-cell table:formula="of:=[.E58]/[.C58]" office:value-type="float" office:value="0.980025234425135" calcext:value-type="float">
            <text:p>0,9800252344</text:p>
          </table:table-cell>
          <table:table-cell table:formula="of:=[.E58]/[.F58]" office:value-type="float" office:value="1.04840278158682" calcext:value-type="float">
            <text:p>1,0484027816</text:p>
          </table:table-cell>
          <table:table-cell table:formula="of:=[.F58]/[.D58]" office:value-type="float" office:value="1.04214672821056" calcext:value-type="float">
            <text:p>1,04214672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style-name="ce7" office:value-type="string" calcext:value-type="string">
            <text:p>OCV-V1</text:p>
          </table:table-cell>
          <table:table-cell table:style-name="ce7" office:value-type="string" calcext:value-type="string">
            <text:p>OCV-V4</text:p>
          </table:table-cell>
          <table:table-cell table:style-name="ce7" office:value-type="string" calcext:value-type="string">
            <text:p>OCV-V1T0</text:p>
          </table:table-cell>
          <table:table-cell table:style-name="ce7" office:value-type="string" calcext:value-type="string">
            <text:p>V1T0-V1</text:p>
          </table:table-cell>
          <table:table-cell table:style-name="ce7" office:value-type="string" calcext:value-type="string">
            <text:p>V1T0-V4T0</text:p>
          </table:table-cell>
          <table:table-cell table:style-name="ce7" office:value-type="string" calcext:value-type="string">
            <text:p>V4T0-V4</text:p>
          </table:table-cell>
          <table:table-cell office:value-type="string" calcext:value-type="string">
            <text:p>Genauigkeit</text:p>
          </table:table-cell>
          <table:table-cell/>
          <table:table-cell table:style-name="ce22" office:value-type="string" calcext:value-type="string">
            <text:p>Vgl. 3.4; V-4</text:p>
          </table:table-cell>
          <table:table-cell/>
          <table:table-cell table:style-name="ce5"/>
          <table:table-cell table:style-name="ce7" office:value-type="string" calcext:value-type="string">
            <text:p>OCV-V1</text:p>
          </table:table-cell>
          <table:table-cell table:style-name="ce7" office:value-type="string" calcext:value-type="string">
            <text:p>OCV-V4</text:p>
          </table:table-cell>
          <table:table-cell table:style-name="ce7" office:value-type="string" calcext:value-type="string">
            <text:p>OCV-V1T0</text:p>
          </table:table-cell>
          <table:table-cell table:style-name="ce7" office:value-type="string" calcext:value-type="string">
            <text:p>V1T0-V1</text:p>
          </table:table-cell>
          <table:table-cell table:style-name="ce7" office:value-type="string" calcext:value-type="string">
            <text:p>V1T0-V4T0</text:p>
          </table:table-cell>
          <table:table-cell table:style-name="ce7" office:value-type="string" calcext:value-type="string">
            <text:p>V4T0-V4</text:p>
          </table:table-cell>
          <table:table-cell office:value-type="string" calcext:value-type="string">
            <text:p>Genauigkeit</text:p>
          </table:table-cell>
          <table:table-cell table:style-name="ce22"/>
          <table:table-cell table:style-name="ce22" office:value-type="string" calcext:value-type="string">
            <text:p>Vgl. 3.4; V-4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/>
          <table:table-cell table:style-name="ce6" office:value-type="string" calcext:value-type="string">
            <text:p>1 bis 3 mio</text:p>
          </table:table-cell>
          <table:table-cell table:style-name="ce8" table:formula="of:=AVERAGE([.G2:.G54])" office:value-type="float" office:value="1.89331181678037" calcext:value-type="float">
            <text:p>1,893</text:p>
          </table:table-cell>
          <table:table-cell table:style-name="ce11" table:formula="of:=AVERAGE([.H2:.H54])" office:value-type="float" office:value="2.62511343392616" calcext:value-type="float">
            <text:p>2,625</text:p>
          </table:table-cell>
          <table:table-cell table:style-name="ce11" table:formula="of:=AVERAGE([.I2:.I54])" office:value-type="float" office:value="1.70671452377128" calcext:value-type="float">
            <text:p>1,707</text:p>
          </table:table-cell>
          <table:table-cell table:style-name="ce11" table:formula="of:=AVERAGE([.J2:.J54])" office:value-type="float" office:value="1.10334583945756" calcext:value-type="float">
            <text:p>1,103</text:p>
          </table:table-cell>
          <table:table-cell table:style-name="ce11" table:formula="of:=AVERAGE([.K2:.K54])" office:value-type="float" office:value="1.21502376017057" calcext:value-type="float">
            <text:p>1,215</text:p>
          </table:table-cell>
          <table:table-cell table:style-name="ce14" table:formula="of:=AVERAGE([.L2:.L54])" office:value-type="float" office:value="1.25385542781036" calcext:value-type="float">
            <text:p>1,254</text:p>
          </table:table-cell>
          <table:table-cell table:style-name="ce20" table:formula="of:=1-ABS(((([.I61]*[.J61])-[.G61])/[.G61]))" office:value-type="percentage" office:value="0.994604455671275" calcext:value-type="percentage">
            <text:p>99,46%</text:p>
          </table:table-cell>
          <table:table-cell table:style-name="ce21" table:formula="of:=1-ABS((([.I61]*[.K61]*[.L61])-[.H61])/[.H61])" office:value-type="percentage" office:value="0.990478481726217" calcext:value-type="percentage">
            <text:p>99,05%</text:p>
          </table:table-cell>
          <table:table-cell table:style-name="ce12" table:formula="of:=[.K61]*[.L61]" office:value-type="float" office:value="1.52346413660843" calcext:value-type="float">
            <text:p>1,523</text:p>
          </table:table-cell>
          <table:table-cell/>
          <table:table-cell table:style-name="ce23" office:value-type="string" calcext:value-type="string">
            <text:p>1 bis 3 mio</text:p>
          </table:table-cell>
          <table:table-cell table:style-name="ce8" table:formula="of:=AVERAGE([.R2:.R54])" office:value-type="float" office:value="1.94125706317777" calcext:value-type="float">
            <text:p>1,941</text:p>
          </table:table-cell>
          <table:table-cell table:style-name="ce11" table:formula="of:=AVERAGE([.S2:.S54])" office:value-type="float" office:value="2.65673961383915" calcext:value-type="float">
            <text:p>2,657</text:p>
          </table:table-cell>
          <table:table-cell table:style-name="ce11" table:formula="of:=AVERAGE([.T2:.T54])" office:value-type="float" office:value="1.73626232013382" calcext:value-type="float">
            <text:p>1,736</text:p>
          </table:table-cell>
          <table:table-cell table:style-name="ce11" table:formula="of:=AVERAGE([.U2:.U54])" office:value-type="float" office:value="1.11560294064153" calcext:value-type="float">
            <text:p>1,116</text:p>
          </table:table-cell>
          <table:table-cell table:style-name="ce11" table:formula="of:=AVERAGE([.V2:.V54])" office:value-type="float" office:value="1.1976515395716" calcext:value-type="float">
            <text:p>1,198</text:p>
          </table:table-cell>
          <table:table-cell table:style-name="ce14" table:formula="of:=AVERAGE([.W2:.W54])" office:value-type="float" office:value="1.26856249430615" calcext:value-type="float">
            <text:p>1,269</text:p>
          </table:table-cell>
          <table:table-cell table:style-name="ce21" table:formula="of:=1-ABS(((([.T61]*[.U61])-[.R61])/[.R61]))" office:value-type="percentage" office:value="0.99779642109614" calcext:value-type="percentage">
            <text:p>99,78%</text:p>
          </table:table-cell>
          <table:table-cell table:style-name="ce21" table:formula="of:=1-ABS(((([.T61]*[.V61]*[.W61])-[.S61])/[.S61]))" office:value-type="percentage" office:value="0.992907275975429" calcext:value-type="percentage">
            <text:p>99,29%</text:p>
          </table:table-cell>
          <table:table-cell table:style-name="ce12" table:formula="of:=[.V61]*[.W61]" office:value-type="float" office:value="1.51929582434855" calcext:value-type="float">
            <text:p>1,519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/>
          <table:table-cell table:style-name="ce6" office:value-type="string" calcext:value-type="string">
            <text:p>10 bis 1 mio</text:p>
          </table:table-cell>
          <table:table-cell table:style-name="ce9" table:formula="of:=AVERAGE([.G7:.G52])" office:value-type="float" office:value="1.90508112724276" calcext:value-type="float">
            <text:p>1,905</text:p>
          </table:table-cell>
          <table:table-cell table:style-name="ce12" table:formula="of:=AVERAGE([.H7:.H52])" office:value-type="float" office:value="2.67837811069734" calcext:value-type="float">
            <text:p>2,678</text:p>
          </table:table-cell>
          <table:table-cell table:style-name="ce12" table:formula="of:=AVERAGE([.I7:.I52])" office:value-type="float" office:value="1.69497110763265" calcext:value-type="float">
            <text:p>1,695</text:p>
          </table:table-cell>
          <table:table-cell table:style-name="ce12" table:formula="of:=AVERAGE([.J7:.J52])" office:value-type="float" office:value="1.12876574043346" calcext:value-type="float">
            <text:p>1,129</text:p>
          </table:table-cell>
          <table:table-cell table:style-name="ce12" table:formula="of:=AVERAGE([.K7:.K52])" office:value-type="float" office:value="1.22007729547024" calcext:value-type="float">
            <text:p>1,220</text:p>
          </table:table-cell>
          <table:table-cell table:style-name="ce15" table:formula="of:=AVERAGE([.L7:.L52])" office:value-type="float" office:value="1.30197309068469" calcext:value-type="float">
            <text:p>1,302</text:p>
          </table:table-cell>
          <table:table-cell table:style-name="ce20" table:formula="of:=1-ABS(((([.I62]*[.J62])-[.G62])/[.G62]))" office:value-type="percentage" office:value="0.995725016661456" calcext:value-type="percentage">
            <text:p>99,57%</text:p>
          </table:table-cell>
          <table:table-cell table:style-name="ce21" table:formula="of:=1-ABS((([.I62]*[.K62]*[.L62])-[.H62])/[.H62])" office:value-type="percentage" office:value="0.994736842122145" calcext:value-type="percentage">
            <text:p>99,47%</text:p>
          </table:table-cell>
          <table:table-cell table:style-name="ce12" table:formula="of:=[.K62]*[.L62]" office:value-type="float" office:value="1.58850780725761" calcext:value-type="float">
            <text:p>1,589</text:p>
          </table:table-cell>
          <table:table-cell/>
          <table:table-cell table:style-name="ce23" office:value-type="string" calcext:value-type="string">
            <text:p>10 bis 1 mio</text:p>
          </table:table-cell>
          <table:table-cell table:style-name="ce9" table:formula="of:=AVERAGE([.R7:.R52])" office:value-type="float" office:value="1.96993579001162" calcext:value-type="float">
            <text:p>1,970</text:p>
          </table:table-cell>
          <table:table-cell table:style-name="ce12" table:formula="of:=AVERAGE([.S7:.S52])" office:value-type="float" office:value="2.73412637768028" calcext:value-type="float">
            <text:p>2,734</text:p>
          </table:table-cell>
          <table:table-cell table:style-name="ce12" table:formula="of:=AVERAGE([.T7:.T52])" office:value-type="float" office:value="1.73909566678626" calcext:value-type="float">
            <text:p>1,739</text:p>
          </table:table-cell>
          <table:table-cell table:style-name="ce12" table:formula="of:=AVERAGE([.U7:.U52])" office:value-type="float" office:value="1.14314484941114" calcext:value-type="float">
            <text:p>1,143</text:p>
          </table:table-cell>
          <table:table-cell table:style-name="ce12" table:formula="of:=AVERAGE([.V7:.V52])" office:value-type="float" office:value="1.20346664130646" calcext:value-type="float">
            <text:p>1,203</text:p>
          </table:table-cell>
          <table:table-cell table:style-name="ce15" table:formula="of:=AVERAGE([.W7:.W52])" office:value-type="float" office:value="1.32019946968564" calcext:value-type="float">
            <text:p>1,320</text:p>
          </table:table-cell>
          <table:table-cell table:style-name="ce21" table:formula="of:=1-ABS(((([.T62]*[.U62])-[.R62])/[.R62]))" office:value-type="percentage" office:value="0.990810632407357" calcext:value-type="percentage">
            <text:p>99,08%</text:p>
          </table:table-cell>
          <table:table-cell table:style-name="ce21" table:formula="of:=1-ABS(((([.T62]*[.V62]*[.W62])-[.S62])/[.S62]))" office:value-type="percentage" office:value="0.989401850219501" calcext:value-type="percentage">
            <text:p>98,94%</text:p>
          </table:table-cell>
          <table:table-cell table:style-name="ce12" table:formula="of:=[.V62]*[.W62]" office:value-type="float" office:value="1.58881602163715" calcext:value-type="float">
            <text:p>1,589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6" office:value-type="string" calcext:value-type="string">
            <text:p>10 k</text:p>
          </table:table-cell>
          <table:table-cell table:style-name="ce9" table:formula="of:=[.G34]" office:value-type="float" office:value="1.95971256928613" calcext:value-type="float">
            <text:p>1,960</text:p>
          </table:table-cell>
          <table:table-cell table:style-name="ce9" table:formula="of:=[.H34]" office:value-type="float" office:value="2.77420047828335" calcext:value-type="float">
            <text:p>2,774</text:p>
          </table:table-cell>
          <table:table-cell table:style-name="ce9" table:formula="of:=[.I34]" office:value-type="float" office:value="1.76820201236966" calcext:value-type="float">
            <text:p>1,768</text:p>
          </table:table-cell>
          <table:table-cell table:style-name="ce9" table:formula="of:=[.J34]" office:value-type="float" office:value="1.10830807542167" calcext:value-type="float">
            <text:p>1,108</text:p>
          </table:table-cell>
          <table:table-cell table:style-name="ce9" table:formula="of:=[.K34]" office:value-type="float" office:value="1.22194343768705" calcext:value-type="float">
            <text:p>1,222</text:p>
          </table:table-cell>
          <table:table-cell table:style-name="ce9" table:formula="of:=[.L34]" office:value-type="float" office:value="1.28396994627565" calcext:value-type="float">
            <text:p>1,284</text:p>
          </table:table-cell>
          <table:table-cell table:style-name="ce20" table:formula="of:=1-ABS(((([.I63]*[.J63])-[.G63])/[.G63]))" office:value-type="percentage" office:value="1" calcext:value-type="percentage">
            <text:p>100,00%</text:p>
          </table:table-cell>
          <table:table-cell table:style-name="ce21" table:formula="of:=1-ABS((([.I63]*[.K63]*[.L63])-[.H63])/[.H63])" office:value-type="percentage" office:value="1" calcext:value-type="percentage">
            <text:p>100,00%</text:p>
          </table:table-cell>
          <table:table-cell table:style-name="ce12" table:formula="of:=[.K63]*[.L63]" office:value-type="float" office:value="1.56893865003892" calcext:value-type="float">
            <text:p>1,569</text:p>
          </table:table-cell>
          <table:table-cell/>
          <table:table-cell table:style-name="ce23" office:value-type="string" calcext:value-type="string">
            <text:p>10 k</text:p>
          </table:table-cell>
          <table:table-cell table:style-name="ce10" table:formula="of:=[.R34]" office:value-type="float" office:value="2.03062335691478" calcext:value-type="float">
            <text:p>2,031</text:p>
          </table:table-cell>
          <table:table-cell table:style-name="ce10" table:formula="of:=[.S34]" office:value-type="float" office:value="2.78054472025873" calcext:value-type="float">
            <text:p>2,781</text:p>
          </table:table-cell>
          <table:table-cell table:style-name="ce10" table:formula="of:=[.T34]" office:value-type="float" office:value="1.84307166548831" calcext:value-type="float">
            <text:p>1,843</text:p>
          </table:table-cell>
          <table:table-cell table:style-name="ce10" table:formula="of:=[.U34]" office:value-type="float" office:value="1.10176038997202" calcext:value-type="float">
            <text:p>1,102</text:p>
          </table:table-cell>
          <table:table-cell table:style-name="ce10" table:formula="of:=[.V34]" office:value-type="float" office:value="1.2290422728674" calcext:value-type="float">
            <text:p>1,229</text:p>
          </table:table-cell>
          <table:table-cell table:style-name="ce10" table:formula="of:=[.W34]" office:value-type="float" office:value="1.22749813549337" calcext:value-type="float">
            <text:p>1,227</text:p>
          </table:table-cell>
          <table:table-cell table:style-name="ce21" table:formula="of:=1-ABS(((([.T63]*[.U63])-[.R63])/[.R63]))" office:value-type="percentage" office:value="1" calcext:value-type="percentage">
            <text:p>100,00%</text:p>
          </table:table-cell>
          <table:table-cell table:style-name="ce21" table:formula="of:=1-ABS(((([.T63]*[.V63]*[.W63])-[.S63])/[.S63]))" office:value-type="percentage" office:value="1" calcext:value-type="percentage">
            <text:p>100,00%</text:p>
          </table:table-cell>
          <table:table-cell table:style-name="ce12" table:formula="of:=[.V63]*[.W63]" office:value-type="float" office:value="1.50864709838727" calcext:value-type="float">
            <text:p>1,509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6" office:value-type="string" calcext:value-type="string">
            <text:p>100 k</text:p>
          </table:table-cell>
          <table:table-cell table:style-name="ce9" table:formula="of:=[.G43]" office:value-type="float" office:value="1.89027036026053" calcext:value-type="float">
            <text:p>1,890</text:p>
          </table:table-cell>
          <table:table-cell table:style-name="ce9" table:formula="of:=[.H43]" office:value-type="float" office:value="2.62196608885597" calcext:value-type="float">
            <text:p>2,622</text:p>
          </table:table-cell>
          <table:table-cell table:style-name="ce9" table:formula="of:=[.I43]" office:value-type="float" office:value="1.56576042376688" calcext:value-type="float">
            <text:p>1,566</text:p>
          </table:table-cell>
          <table:table-cell table:style-name="ce9" table:formula="of:=[.J43]" office:value-type="float" office:value="1.2072538886332" calcext:value-type="float">
            <text:p>1,207</text:p>
          </table:table-cell>
          <table:table-cell table:style-name="ce9" table:formula="of:=[.K43]" office:value-type="float" office:value="1.20300646103683" calcext:value-type="float">
            <text:p>1,203</text:p>
          </table:table-cell>
          <table:table-cell table:style-name="ce9" table:formula="of:=[.L43]" office:value-type="float" office:value="1.39198257577744" calcext:value-type="float">
            <text:p>1,392</text:p>
          </table:table-cell>
          <table:table-cell table:style-name="ce20" table:formula="of:=1-ABS(((([.I64]*[.J64])-[.G64])/[.G64]))" office:value-type="percentage" office:value="1" calcext:value-type="percentage">
            <text:p>100,00%</text:p>
          </table:table-cell>
          <table:table-cell table:style-name="ce21" table:formula="of:=1-ABS((([.I64]*[.K64]*[.L64])-[.H64])/[.H64])" office:value-type="percentage" office:value="1" calcext:value-type="percentage">
            <text:p>100,00%</text:p>
          </table:table-cell>
          <table:table-cell table:style-name="ce12" table:formula="of:=[.K64]*[.L64]" office:value-type="float" office:value="1.67456403231095" calcext:value-type="float">
            <text:p>1,675</text:p>
          </table:table-cell>
          <table:table-cell/>
          <table:table-cell table:style-name="ce23" office:value-type="string" calcext:value-type="string">
            <text:p>100 k</text:p>
          </table:table-cell>
          <table:table-cell table:style-name="ce10" table:formula="of:=[.R43]" office:value-type="float" office:value="1.97678916861459" calcext:value-type="float">
            <text:p>1,977</text:p>
          </table:table-cell>
          <table:table-cell table:style-name="ce10" table:formula="of:=[.S43]" office:value-type="float" office:value="2.68617543847234" calcext:value-type="float">
            <text:p>2,686</text:p>
          </table:table-cell>
          <table:table-cell table:style-name="ce10" table:formula="of:=[.T43]" office:value-type="float" office:value="1.59672991106004" calcext:value-type="float">
            <text:p>1,597</text:p>
          </table:table-cell>
          <table:table-cell table:style-name="ce10" table:formula="of:=[.U43]" office:value-type="float" office:value="1.23802350975077" calcext:value-type="float">
            <text:p>1,238</text:p>
          </table:table-cell>
          <table:table-cell table:style-name="ce10" table:formula="of:=[.V43]" office:value-type="float" office:value="1.186439153489" calcext:value-type="float">
            <text:p>1,186</text:p>
          </table:table-cell>
          <table:table-cell table:style-name="ce10" table:formula="of:=[.W43]" office:value-type="float" office:value="1.41793865620963" calcext:value-type="float">
            <text:p>1,418</text:p>
          </table:table-cell>
          <table:table-cell table:style-name="ce21" table:formula="of:=1-ABS(((([.T64]*[.U64])-[.R64])/[.R64]))" office:value-type="percentage" office:value="1" calcext:value-type="percentage">
            <text:p>100,00%</text:p>
          </table:table-cell>
          <table:table-cell table:style-name="ce21" table:formula="of:=1-ABS(((([.T64]*[.V64]*[.W64])-[.S64])/[.S64]))" office:value-type="percentage" office:value="1" calcext:value-type="percentage">
            <text:p>100,00%</text:p>
          </table:table-cell>
          <table:table-cell table:style-name="ce12" table:formula="of:=[.V64]*[.W64]" office:value-type="float" office:value="1.68229793897268" calcext:value-type="float">
            <text:p>1,682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6" office:value-type="string" calcext:value-type="string">
            <text:p>1 mio</text:p>
          </table:table-cell>
          <table:table-cell table:style-name="ce10" table:formula="of:=[.G52]" office:value-type="float" office:value="1.87757557087188" calcext:value-type="float">
            <text:p>1,878</text:p>
          </table:table-cell>
          <table:table-cell table:style-name="ce13" table:formula="of:=[.H52]" office:value-type="float" office:value="2.56517338982957" calcext:value-type="float">
            <text:p>2,565</text:p>
          </table:table-cell>
          <table:table-cell table:style-name="ce13" table:formula="of:=[.I52]" office:value-type="float" office:value="1.55757170727074" calcext:value-type="float">
            <text:p>1,558</text:p>
          </table:table-cell>
          <table:table-cell table:style-name="ce13" table:formula="of:=[.J52]" office:value-type="float" office:value="1.20545048559072" calcext:value-type="float">
            <text:p>1,205</text:p>
          </table:table-cell>
          <table:table-cell table:style-name="ce13" table:formula="of:=[.K52]" office:value-type="float" office:value="1.19562372266939" calcext:value-type="float">
            <text:p>1,196</text:p>
          </table:table-cell>
          <table:table-cell table:style-name="ce16" table:formula="of:=[.L52]" office:value-type="float" office:value="1.37744463827409" calcext:value-type="float">
            <text:p>1,377</text:p>
          </table:table-cell>
          <table:table-cell table:style-name="ce20" table:formula="of:=1-ABS(((([.I65]*[.J65])-[.G65])/[.G65]))" office:value-type="percentage" office:value="1" calcext:value-type="percentage">
            <text:p>100,00%</text:p>
          </table:table-cell>
          <table:table-cell table:style-name="ce21" table:formula="of:=1-ABS((([.I65]*[.K65]*[.L65])-[.H65])/[.H65])" office:value-type="percentage" office:value="1" calcext:value-type="percentage">
            <text:p>100,00%</text:p>
          </table:table-cell>
          <table:table-cell table:style-name="ce12" table:formula="of:=[.K65]*[.L65]" office:value-type="float" office:value="1.64690548618426" calcext:value-type="float">
            <text:p>1,647</text:p>
          </table:table-cell>
          <table:table-cell/>
          <table:table-cell table:style-name="ce23" office:value-type="string" calcext:value-type="string">
            <text:p>1 mio</text:p>
          </table:table-cell>
          <table:table-cell table:style-name="ce10" table:formula="of:=[.R52]" office:value-type="float" office:value="1.96585872484519" calcext:value-type="float">
            <text:p>1,966</text:p>
          </table:table-cell>
          <table:table-cell table:style-name="ce13" table:formula="of:=[.S52]" office:value-type="float" office:value="2.63014974339688" calcext:value-type="float">
            <text:p>2,630</text:p>
          </table:table-cell>
          <table:table-cell table:style-name="ce13" table:formula="of:=[.T52]" office:value-type="float" office:value="1.5889695812255" calcext:value-type="float">
            <text:p>1,589</text:p>
          </table:table-cell>
          <table:table-cell table:style-name="ce13" table:formula="of:=[.U52]" office:value-type="float" office:value="1.23719091169072" calcext:value-type="float">
            <text:p>1,237</text:p>
          </table:table-cell>
          <table:table-cell table:style-name="ce13" table:formula="of:=[.V52]" office:value-type="float" office:value="1.17629657946059" calcext:value-type="float">
            <text:p>1,176</text:p>
          </table:table-cell>
          <table:table-cell table:style-name="ce16" table:formula="of:=[.W52]" office:value-type="float" office:value="1.40717482774432" calcext:value-type="float">
            <text:p>1,407</text:p>
          </table:table-cell>
          <table:table-cell table:style-name="ce21" table:formula="of:=1-ABS(((([.T65]*[.U65])-[.R65])/[.R65]))" office:value-type="percentage" office:value="1" calcext:value-type="percentage">
            <text:p>100,00%</text:p>
          </table:table-cell>
          <table:table-cell table:style-name="ce21" table:formula="of:=1-ABS(((([.T65]*[.V65]*[.W65])-[.S65])/[.S65]))" office:value-type="percentage" office:value="1" calcext:value-type="percentage">
            <text:p>100,00%</text:p>
          </table:table-cell>
          <table:table-cell table:style-name="ce12" table:formula="of:=[.V65]*[.W65]" office:value-type="float" office:value="1.65525493657869" calcext:value-type="float">
            <text:p>1,655</text:p>
          </table:table-cell>
          <table:table-cell table:number-columns-repeated="99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.00.0000</text:date>, <text:time style:data-style-name="N2" text:time-value="10:58:06.7422841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4:06:55.833133826</dc:date>
    <meta:editing-duration>PT41M9S</meta:editing-duration>
    <meta:editing-cycles>5</meta:editing-cycles>
    <meta:generator>LibreOffice/4.3.3.2$Linux_X86_64 LibreOffice_project/430m0$Build-2</meta:generator>
    <meta:document-statistic meta:table-count="1" meta:cell-count="1440" meta:object-count="0"/>
  </office:meta>
</office:document-meta>
</file>